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2492in"/>
    </style:style>
    <style:style style:name="co11" style:family="table-column">
      <style:table-column-properties fo:break-before="auto" style:column-width="1.0319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098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2181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9591in"/>
    </style:style>
    <style:style style:name="co18" style:family="table-column">
      <style:table-column-properties fo:break-before="auto" style:column-width="1.0728in"/>
    </style:style>
    <style:style style:name="co19" style:family="table-column">
      <style:table-column-properties fo:break-before="auto" style:column-width="0.3783in"/>
    </style:style>
    <style:style style:name="co20" style:family="table-column">
      <style:table-column-properties fo:break-before="auto" style:column-width="0.2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68">
            <text:p>26.8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344">
            <text:p>34.4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63">
            <text:p>56.3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6520">
            <text:p>26520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7078">
            <text:p>2707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32457">
            <text:p>32457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4-10">
            <text:p>2021-04-10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76 - 1.04)">
            <text:p>(0.76 - 1.04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96">
            <text:p>0.96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column table:style-name="co18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93.125">
            <text:p>93.12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29340277777778">
            <text:p>0.0129340278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4559698380835">
            <text:p>1.0455969838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-40.75">
            <text:p>-40.75</text:p>
          </table:table-cell>
          <table:table-cell office:value-type="float" office:value="-81.875">
            <text:p>-81.875</text:p>
          </table:table-cell>
          <table:table-cell office:value-type="float" office:value="-187.5">
            <text:p>-187.5</text:p>
          </table:table-cell>
          <table:table-cell office:value-type="float" office:value="-0.0057201010668164">
            <text:p>-0.0057201011</text:p>
          </table:table-cell>
          <table:table-cell office:value-type="float" office:value="-0.00816626770396968">
            <text:p>-0.0081662677</text:p>
          </table:table-cell>
          <table:table-cell office:value-type="float" office:value="-0.0126203136568621">
            <text:p>-0.0126203137</text:p>
          </table:table-cell>
          <table:table-cell office:value-type="float" office:value="0.980043776596323">
            <text:p>0.9800437766</text:p>
          </table:table-cell>
          <table:table-cell office:value-type="float" office:value="0.971548771375403">
            <text:p>0.9715487714</text:p>
          </table:table-cell>
          <table:table-cell office:value-type="float" office:value="0.956141075941906">
            <text:p>0.956141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174">
            <text:p>7174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18.125">
            <text:p>18.12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252648452746027">
            <text:p>0.0025264845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0885520676928">
            <text:p>1.0088552068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021">
            <text:p>14021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177.25">
            <text:p>177.2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26417516582269">
            <text:p>0.0126417517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4455936601837">
            <text:p>1.044559366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190">
            <text:p>15190</text:p>
          </table:table-cell>
          <table:table-cell office:value-type="float" office:value="93.125">
            <text:p>93.125</text:p>
          </table:table-cell>
          <table:table-cell office:value-type="float" office:value="-91.25">
            <text:p>-91.25</text:p>
          </table:table-cell>
          <table:table-cell office:value-type="float" office:value="232.75">
            <text:p>232.75</text:p>
          </table:table-cell>
          <table:table-cell office:value-type="float" office:value="0.0129340277777778">
            <text:p>0.0129340278</text:p>
          </table:table-cell>
          <table:table-cell office:value-type="float" office:value="-0.00891548607718613">
            <text:p>-0.0089154861</text:p>
          </table:table-cell>
          <table:table-cell office:value-type="float" office:value="0.0153225806451613">
            <text:p>0.0153225806</text:p>
          </table:table-cell>
          <table:table-cell office:value-type="float" office:value="1.04559698380835">
            <text:p>1.0455969838</text:p>
          </table:table-cell>
          <table:table-cell office:value-type="float" office:value="0.968951591078154">
            <text:p>0.9689515911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774">
            <text:p>10774</text:p>
          </table:table-cell>
          <table:table-cell office:value-type="float" office:value="14751">
            <text:p>14751</text:p>
          </table:table-cell>
          <table:table-cell office:value-type="float" office:value="-40.75">
            <text:p>-40.75</text:p>
          </table:table-cell>
          <table:table-cell office:value-type="float" office:value="-77.75">
            <text:p>-77.75</text:p>
          </table:table-cell>
          <table:table-cell office:value-type="float" office:value="-113">
            <text:p>-113</text:p>
          </table:table-cell>
          <table:table-cell office:value-type="float" office:value="-0.0057201010668164">
            <text:p>-0.0057201011</text:p>
          </table:table-cell>
          <table:table-cell office:value-type="float" office:value="-0.00721644700204195">
            <text:p>-0.007216447</text:p>
          </table:table-cell>
          <table:table-cell office:value-type="float" office:value="-0.0076604975933835">
            <text:p>-0.0076604976</text:p>
          </table:table-cell>
          <table:table-cell office:value-type="float" office:value="0.980043776596323">
            <text:p>0.9800437766</text:p>
          </table:table-cell>
          <table:table-cell office:value-type="float" office:value="0.974844506623226">
            <text:p>0.9748445066</text:p>
          </table:table-cell>
          <table:table-cell office:value-type="float" office:value="0.973303277540979">
            <text:p>0.9733032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260">
            <text:p>7260</text:p>
          </table:table-cell>
          <table:table-cell office:value-type="float" office:value="10238">
            <text:p>10238</text:p>
          </table:table-cell>
          <table:table-cell office:value-type="float" office:value="13859">
            <text:p>13859</text:p>
          </table:table-cell>
          <table:table-cell office:value-type="float" office:value="11.5">
            <text:p>11.5</text:p>
          </table:table-cell>
          <table:table-cell office:value-type="float" office:value="-60.25">
            <text:p>-60.25</text:p>
          </table:table-cell>
          <table:table-cell office:value-type="float" office:value="347">
            <text:p>347</text:p>
          </table:table-cell>
          <table:table-cell office:value-type="float" office:value="0.00158402203856749">
            <text:p>0.001584022</text:p>
          </table:table-cell>
          <table:table-cell office:value-type="float" office:value="-0.00588493846454386">
            <text:p>-0.0058849385</text:p>
          </table:table-cell>
          <table:table-cell office:value-type="float" office:value="0.0250378815210333">
            <text:p>0.0250378815</text:p>
          </table:table-cell>
          <table:table-cell office:value-type="float" office:value="1.00554899502159">
            <text:p>1.005548995</text:p>
          </table:table-cell>
          <table:table-cell office:value-type="float" office:value="0.97947059507553">
            <text:p>0.9794705951</text:p>
          </table:table-cell>
          <table:table-cell office:value-type="float" office:value="1.0888613005253">
            <text:p>1.0888613005</text:p>
          </table:table-cell>
          <table:table-cell table:number-columns-repeated="2" office:value-type="float" office:value="0">
            <text:p>0</text:p>
          </table:table-cell>
          <table:table-cell office:value-type="float" office:value="28.0290840028408">
            <text:p>28.029084002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284">
            <text:p>10284</text:p>
          </table:table-cell>
          <table:table-cell office:value-type="float" office:value="14344">
            <text:p>14344</text:p>
          </table:table-cell>
          <table:table-cell office:value-type="float" office:value="39.375">
            <text:p>39.375</text:p>
          </table:table-cell>
          <table:table-cell office:value-type="float" office:value="102.5">
            <text:p>102.5</text:p>
          </table:table-cell>
          <table:table-cell office:value-type="float" office:value="346.375">
            <text:p>346.375</text:p>
          </table:table-cell>
          <table:table-cell office:value-type="float" office:value="0.00532238442822384">
            <text:p>0.0053223844</text:p>
          </table:table-cell>
          <table:table-cell office:value-type="float" office:value="0.00996693893426682">
            <text:p>0.0099669389</text:p>
          </table:table-cell>
          <table:table-cell office:value-type="float" office:value="0.0241477272727273">
            <text:p>0.0241477273</text:p>
          </table:table-cell>
          <table:table-cell office:value-type="float" office:value="1.01868386793975">
            <text:p>1.0186838679</text:p>
          </table:table-cell>
          <table:table-cell office:value-type="float" office:value="1.0350789924185">
            <text:p>1.0350789924</text:p>
          </table:table-cell>
          <table:table-cell office:value-type="float" office:value="1.08565994641012">
            <text:p>1.0856599464</text:p>
          </table:table-cell>
          <table:table-cell table:number-columns-repeated="2" office:value-type="float" office:value="0">
            <text:p>0</text:p>
          </table:table-cell>
          <table:table-cell office:value-type="float" office:value="29.0496432984885">
            <text:p>29.049643298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0588">
            <text:p>10588</text:p>
          </table:table-cell>
          <table:table-cell office:value-type="float" office:value="15190">
            <text:p>15190</text:p>
          </table:table-cell>
          <table:table-cell office:value-type="float" office:value="109.375">
            <text:p>109.375</text:p>
          </table:table-cell>
          <table:table-cell office:value-type="float" office:value="67.375">
            <text:p>67.375</text:p>
          </table:table-cell>
          <table:table-cell office:value-type="float" office:value="232.75">
            <text:p>232.75</text:p>
          </table:table-cell>
          <table:table-cell office:value-type="float" office:value="0.0153530320044919">
            <text:p>0.015353032</text:p>
          </table:table-cell>
          <table:table-cell office:value-type="float" office:value="0.00636333585190782">
            <text:p>0.0063633359</text:p>
          </table:table-cell>
          <table:table-cell office:value-type="float" office:value="0.0153225806451613">
            <text:p>0.0153225806</text:p>
          </table:table-cell>
          <table:table-cell office:value-type="float" office:value="1.05419761457551">
            <text:p>1.0541976146</text:p>
          </table:table-cell>
          <table:table-cell office:value-type="float" office:value="1.02235103988628">
            <text:p>1.0223510399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7190">
            <text:p>7190</text:p>
          </table:table-cell>
          <table:table-cell office:value-type="float" office:value="10535">
            <text:p>10535</text:p>
          </table:table-cell>
          <table:table-cell office:value-type="float" office:value="14705">
            <text:p>14705</text:p>
          </table:table-cell>
          <table:table-cell office:value-type="float" office:value="-3.25">
            <text:p>-3.25</text:p>
          </table:table-cell>
          <table:table-cell office:value-type="float" office:value="-63.875">
            <text:p>-63.875</text:p>
          </table:table-cell>
          <table:table-cell office:value-type="float" office:value="217.125">
            <text:p>217.125</text:p>
          </table:table-cell>
          <table:table-cell office:value-type="float" office:value="-0.00045201668984701">
            <text:p>-0.0004520167</text:p>
          </table:table-cell>
          <table:table-cell office:value-type="float" office:value="-0.00606312292358804">
            <text:p>-0.0060631229</text:p>
          </table:table-cell>
          <table:table-cell office:value-type="float" office:value="0.0147653859231554">
            <text:p>0.0147653859</text:p>
          </table:table-cell>
          <table:table-cell office:value-type="float" office:value="0.998418342050948">
            <text:p>0.9984183421</text:p>
          </table:table-cell>
          <table:table-cell office:value-type="float" office:value="0.978851122228231">
            <text:p>0.9788511222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270">
            <text:p>7270</text:p>
          </table:table-cell>
          <table:table-cell office:value-type="float" office:value="10357">
            <text:p>10357</text:p>
          </table:table-cell>
          <table:table-cell office:value-type="float" office:value="15641">
            <text:p>15641</text:p>
          </table:table-cell>
          <table:table-cell office:value-type="float" office:value="14.75">
            <text:p>14.75</text:p>
          </table:table-cell>
          <table:table-cell office:value-type="float" office:value="252.25">
            <text:p>252.25</text:p>
          </table:table-cell>
          <table:table-cell office:value-type="float" office:value="-72.75">
            <text:p>-72.75</text:p>
          </table:table-cell>
          <table:table-cell office:value-type="float" office:value="0.00202888583218707">
            <text:p>0.0020288858</text:p>
          </table:table-cell>
          <table:table-cell office:value-type="float" office:value="0.0243555083518393">
            <text:p>0.0243555084</text:p>
          </table:table-cell>
          <table:table-cell office:value-type="float" office:value="-0.00465123713317563">
            <text:p>-0.0046512371</text:p>
          </table:table-cell>
          <table:table-cell office:value-type="float" office:value="1.00710916851299">
            <text:p>1.0071091685</text:p>
          </table:table-cell>
          <table:table-cell office:value-type="float" office:value="1.08640693317411">
            <text:p>1.0864069332</text:p>
          </table:table-cell>
          <table:table-cell office:value-type="float" office:value="0.983763072687349">
            <text:p>0.9837630727</text:p>
          </table:table-cell>
          <table:table-cell office:value-type="float" office:value="0">
            <text:p>0</text:p>
          </table:table-cell>
          <table:table-cell office:value-type="float" office:value="28.80474894166">
            <text:p>28.80474894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7772">
            <text:p>7772</text:p>
          </table:table-cell>
          <table:table-cell office:value-type="float" office:value="10432">
            <text:p>10432</text:p>
          </table:table-cell>
          <table:table-cell office:value-type="float" office:value="16282">
            <text:p>16282</text:p>
          </table:table-cell>
          <table:table-cell office:value-type="float" office:value="92.5">
            <text:p>92.5</text:p>
          </table:table-cell>
          <table:table-cell office:value-type="float" office:value="246">
            <text:p>246</text:p>
          </table:table-cell>
          <table:table-cell office:value-type="float" office:value="-100.75">
            <text:p>-100.75</text:p>
          </table:table-cell>
          <table:table-cell office:value-type="float" office:value="0.0119016984045291">
            <text:p>0.0119016984</text:p>
          </table:table-cell>
          <table:table-cell office:value-type="float" office:value="0.0235812883435583">
            <text:p>0.0235812883</text:p>
          </table:table-cell>
          <table:table-cell office:value-type="float" office:value="-0.00618781476477091">
            <text:p>-0.0061878148</text:p>
          </table:table-cell>
          <table:table-cell office:value-type="float" office:value="1.04193357924868">
            <text:p>1.0419335792</text:p>
          </table:table-cell>
          <table:table-cell office:value-type="float" office:value="1.08362442043594">
            <text:p>1.0836244204</text:p>
          </table:table-cell>
          <table:table-cell office:value-type="float" office:value="0.978417694864365">
            <text:p>0.978417694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213">
            <text:p>8213</text:p>
          </table:table-cell>
          <table:table-cell office:value-type="float" office:value="11200">
            <text:p>11200</text:p>
          </table:table-cell>
          <table:table-cell office:value-type="float" office:value="15405">
            <text:p>15405</text:p>
          </table:table-cell>
          <table:table-cell office:value-type="float" office:value="51.25">
            <text:p>51.25</text:p>
          </table:table-cell>
          <table:table-cell office:value-type="float" office:value="138.5">
            <text:p>138.5</text:p>
          </table:table-cell>
          <table:table-cell office:value-type="float" office:value="-43.75">
            <text:p>-43.75</text:p>
          </table:table-cell>
          <table:table-cell office:value-type="float" office:value="0.00624010714720565">
            <text:p>0.0062401071</text:p>
          </table:table-cell>
          <table:table-cell office:value-type="float" office:value="0.0123660714285714">
            <text:p>0.0123660714</text:p>
          </table:table-cell>
          <table:table-cell office:value-type="float" office:value="-0.00283998701720221">
            <text:p>-0.002839987</text:p>
          </table:table-cell>
          <table:table-cell office:value-type="float" office:value="1.02191669533215">
            <text:p>1.0219166953</text:p>
          </table:table-cell>
          <table:table-cell office:value-type="float" office:value="1.04358097265625">
            <text:p>1.0435809727</text:p>
          </table:table-cell>
          <table:table-cell office:value-type="float" office:value="0.990075853871258">
            <text:p>0.99007585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7978">
            <text:p>7978</text:p>
          </table:table-cell>
          <table:table-cell office:value-type="float" office:value="10481">
            <text:p>10481</text:p>
          </table:table-cell>
          <table:table-cell office:value-type="float" office:value="14705">
            <text:p>14705</text:p>
          </table:table-cell>
          <table:table-cell office:value-type="float" office:value="37.75">
            <text:p>37.75</text:p>
          </table:table-cell>
          <table:table-cell office:value-type="float" office:value="-79.125">
            <text:p>-79.125</text:p>
          </table:table-cell>
          <table:table-cell office:value-type="float" office:value="217.125">
            <text:p>217.125</text:p>
          </table:table-cell>
          <table:table-cell office:value-type="float" office:value="0.00473176234645275">
            <text:p>0.0047317623</text:p>
          </table:table-cell>
          <table:table-cell office:value-type="float" office:value="-0.00754937505963171">
            <text:p>-0.0075493751</text:p>
          </table:table-cell>
          <table:table-cell office:value-type="float" office:value="0.0147653859231554">
            <text:p>0.0147653859</text:p>
          </table:table-cell>
          <table:table-cell office:value-type="float" office:value="1.01660505177939">
            <text:p>1.0166050518</text:p>
          </table:table-cell>
          <table:table-cell office:value-type="float" office:value="0.973688893696319">
            <text:p>0.9736888937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514">
            <text:p>514</text:p>
          </table:table-cell>
          <table:table-cell office:value-type="float" office:value="7578">
            <text:p>7578</text:p>
          </table:table-cell>
          <table:table-cell office:value-type="float" office:value="10352">
            <text:p>10352</text:p>
          </table:table-cell>
          <table:table-cell office:value-type="float" office:value="15251">
            <text:p>15251</text:p>
          </table:table-cell>
          <table:table-cell office:value-type="float" office:value="160.75">
            <text:p>160.75</text:p>
          </table:table-cell>
          <table:table-cell office:value-type="float" office:value="248.25">
            <text:p>248.25</text:p>
          </table:table-cell>
          <table:table-cell office:value-type="float" office:value="-149.5">
            <text:p>-149.5</text:p>
          </table:table-cell>
          <table:table-cell office:value-type="float" office:value="0.0212127210345738">
            <text:p>0.021212721</text:p>
          </table:table-cell>
          <table:table-cell office:value-type="float" office:value="0.0239808732612056">
            <text:p>0.0239808733</text:p>
          </table:table-cell>
          <table:table-cell office:value-type="float" office:value="-0.00980263589272834">
            <text:p>-0.0098026359</text:p>
          </table:table-cell>
          <table:table-cell office:value-type="float" office:value="1.07512648350704">
            <text:p>1.0751264835</text:p>
          </table:table-cell>
          <table:table-cell office:value-type="float" office:value="1.08506021768766">
            <text:p>1.0850602177</text:p>
          </table:table-cell>
          <table:table-cell office:value-type="float" office:value="0.965879114049524">
            <text:p>0.965879114</text:p>
          </table:table-cell>
          <table:table-cell office:value-type="float" office:value="33.0213756405791">
            <text:p>33.0213756406</text:p>
          </table:table-cell>
          <table:table-cell office:value-type="float" office:value="29.2493723877238">
            <text:p>29.24937238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7480">
            <text:p>7480</text:p>
          </table:table-cell>
          <table:table-cell office:value-type="float" office:value="10432">
            <text:p>10432</text:p>
          </table:table-cell>
          <table:table-cell office:value-type="float" office:value="16337">
            <text:p>16337</text:p>
          </table:table-cell>
          <table:table-cell office:value-type="float" office:value="-39.5">
            <text:p>-39.5</text:p>
          </table:table-cell>
          <table:table-cell office:value-type="float" office:value="246">
            <text:p>246</text:p>
          </table:table-cell>
          <table:table-cell office:value-type="float" office:value="-117.375">
            <text:p>-117.375</text:p>
          </table:table-cell>
          <table:table-cell office:value-type="float" office:value="-0.0052807486631016">
            <text:p>-0.0052807487</text:p>
          </table:table-cell>
          <table:table-cell office:value-type="float" office:value="0.0235812883435583">
            <text:p>0.0235812883</text:p>
          </table:table-cell>
          <table:table-cell office:value-type="float" office:value="-0.00718461161780009">
            <text:p>-0.0071846116</text:p>
          </table:table-cell>
          <table:table-cell office:value-type="float" office:value="0.981572036839772">
            <text:p>0.9815720368</text:p>
          </table:table-cell>
          <table:table-cell office:value-type="float" office:value="1.08362442043594">
            <text:p>1.0836244204</text:p>
          </table:table-cell>
          <table:table-cell office:value-type="float" office:value="0.974955031880133">
            <text:p>0.974955031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7799">
            <text:p>7799</text:p>
          </table:table-cell>
          <table:table-cell office:value-type="float" office:value="10414">
            <text:p>10414</text:p>
          </table:table-cell>
          <table:table-cell office:value-type="float" office:value="15528">
            <text:p>15528</text:p>
          </table:table-cell>
          <table:table-cell office:value-type="float" office:value="-125">
            <text:p>-125</text:p>
          </table:table-cell>
          <table:table-cell office:value-type="float" office:value="27.625">
            <text:p>27.625</text:p>
          </table:table-cell>
          <table:table-cell office:value-type="float" office:value="-64.75">
            <text:p>-64.75</text:p>
          </table:table-cell>
          <table:table-cell office:value-type="float" office:value="-0.0160276958584434">
            <text:p>-0.0160276959</text:p>
          </table:table-cell>
          <table:table-cell office:value-type="float" office:value="0.00265267908584598">
            <text:p>0.0026526791</text:p>
          </table:table-cell>
          <table:table-cell office:value-type="float" office:value="-0.0041698866563627">
            <text:p>-0.0041698867</text:p>
          </table:table-cell>
          <table:table-cell office:value-type="float" office:value="0.944406563083128">
            <text:p>0.9444065631</text:p>
          </table:table-cell>
          <table:table-cell office:value-type="float" office:value="1.00929816874487">
            <text:p>1.0092981687</text:p>
          </table:table-cell>
          <table:table-cell office:value-type="float" office:value="0.985439477093995">
            <text:p>0.98543947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95">
            <text:p>695</text:p>
          </table:table-cell>
          <table:table-cell office:value-type="float" office:value="279">
            <text:p>279</text:p>
          </table:table-cell>
          <table:table-cell office:value-type="float" office:value="7956">
            <text:p>7956</text:p>
          </table:table-cell>
          <table:table-cell office:value-type="float" office:value="10334">
            <text:p>10334</text:p>
          </table:table-cell>
          <table:table-cell office:value-type="float" office:value="14637">
            <text:p>14637</text:p>
          </table:table-cell>
          <table:table-cell office:value-type="float" office:value="79.75">
            <text:p>79.75</text:p>
          </table:table-cell>
          <table:table-cell office:value-type="float" office:value="-94.75">
            <text:p>-94.75</text:p>
          </table:table-cell>
          <table:table-cell office:value-type="float" office:value="25.625">
            <text:p>25.625</text:p>
          </table:table-cell>
          <table:table-cell office:value-type="float" office:value="0.0100238813474108">
            <text:p>0.0100238813</text:p>
          </table:table-cell>
          <table:table-cell office:value-type="float" office:value="-0.00916876330559319">
            <text:p>-0.0091687633</text:p>
          </table:table-cell>
          <table:table-cell office:value-type="float" office:value="0.00175070028011204">
            <text:p>0.0017507003</text:p>
          </table:table-cell>
          <table:table-cell office:value-type="float" office:value="1.03528052198258">
            <text:p>1.035280522</text:p>
          </table:table-cell>
          <table:table-cell office:value-type="float" office:value="0.96807409822271">
            <text:p>0.9680740982</text:p>
          </table:table-cell>
          <table:table-cell office:value-type="float" office:value="1.00613345828527">
            <text:p>1.006133458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7530">
            <text:p>7530</text:p>
          </table:table-cell>
          <table:table-cell office:value-type="float" office:value="11362">
            <text:p>11362</text:p>
          </table:table-cell>
          <table:table-cell office:value-type="float" office:value="17303">
            <text:p>17303</text:p>
          </table:table-cell>
          <table:table-cell office:value-type="float" office:value="117.75">
            <text:p>117.75</text:p>
          </table:table-cell>
          <table:table-cell office:value-type="float" office:value="-55">
            <text:p>-55</text:p>
          </table:table-cell>
          <table:table-cell office:value-type="float" office:value="75.25">
            <text:p>75.25</text:p>
          </table:table-cell>
          <table:table-cell office:value-type="float" office:value="0.0156374501992032">
            <text:p>0.0156374502</text:p>
          </table:table-cell>
          <table:table-cell office:value-type="float" office:value="-0.00484069706037669">
            <text:p>-0.0048406971</text:p>
          </table:table-cell>
          <table:table-cell office:value-type="float" office:value="0.00434895682829567">
            <text:p>0.0043489568</text:p>
          </table:table-cell>
          <table:table-cell office:value-type="float" office:value="1.05521035420073">
            <text:p>1.0552103542</text:p>
          </table:table-cell>
          <table:table-cell office:value-type="float" office:value="0.983103487690821">
            <text:p>0.9831034877</text:p>
          </table:table-cell>
          <table:table-cell office:value-type="float" office:value="1.015258419213">
            <text:p>1.01525841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708">
            <text:p>708</text:p>
          </table:table-cell>
          <table:table-cell office:value-type="float" office:value="466">
            <text:p>466</text:p>
          </table:table-cell>
          <table:table-cell office:value-type="float" office:value="7670">
            <text:p>7670</text:p>
          </table:table-cell>
          <table:table-cell office:value-type="float" office:value="11618">
            <text:p>11618</text:p>
          </table:table-cell>
          <table:table-cell office:value-type="float" office:value="16337">
            <text:p>16337</text:p>
          </table:table-cell>
          <table:table-cell office:value-type="float" office:value="-67.75">
            <text:p>-67.75</text:p>
          </table:table-cell>
          <table:table-cell office:value-type="float" office:value="139.625">
            <text:p>139.625</text:p>
          </table:table-cell>
          <table:table-cell office:value-type="float" office:value="-117.375">
            <text:p>-117.375</text:p>
          </table:table-cell>
          <table:table-cell office:value-type="float" office:value="-0.00883311603650587">
            <text:p>-0.008833116</text:p>
          </table:table-cell>
          <table:table-cell office:value-type="float" office:value="0.0120179893269065">
            <text:p>0.0120179893</text:p>
          </table:table-cell>
          <table:table-cell office:value-type="float" office:value="-0.00718461161780009">
            <text:p>-0.0071846116</text:p>
          </table:table-cell>
          <table:table-cell office:value-type="float" office:value="0.969237020792502">
            <text:p>0.9692370208</text:p>
          </table:table-cell>
          <table:table-cell office:value-type="float" office:value="1.0423460494964">
            <text:p>1.0423460495</text:p>
          </table:table-cell>
          <table:table-cell office:value-type="float" office:value="0.974955031880133">
            <text:p>0.97495503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office:value-type="float" office:value="729">
            <text:p>729</text:p>
          </table:table-cell>
          <table:table-cell table:number-columns-repeated="2" office:value-type="float" office:value="491">
            <text:p>491</text:p>
          </table:table-cell>
          <table:table-cell office:value-type="float" office:value="7770">
            <text:p>7770</text:p>
          </table:table-cell>
          <table:table-cell office:value-type="float" office:value="10360">
            <text:p>10360</text:p>
          </table:table-cell>
          <table:table-cell office:value-type="float" office:value="15231">
            <text:p>15231</text:p>
          </table:table-cell>
          <table:table-cell office:value-type="float" office:value="-115.125">
            <text:p>-115.125</text:p>
          </table:table-cell>
          <table:table-cell office:value-type="float" office:value="356.25">
            <text:p>356.25</text:p>
          </table:table-cell>
          <table:table-cell office:value-type="float" office:value="-122">
            <text:p>-122</text:p>
          </table:table-cell>
          <table:table-cell office:value-type="float" office:value="-0.0148166023166023">
            <text:p>-0.0148166023</text:p>
          </table:table-cell>
          <table:table-cell office:value-type="float" office:value="0.0343870656370656">
            <text:p>0.0343870656</text:p>
          </table:table-cell>
          <table:table-cell office:value-type="float" office:value="-0.00800997964677303">
            <text:p>-0.0080099796</text:p>
          </table:table-cell>
          <table:table-cell office:value-type="float" office:value="0.94857217403214">
            <text:p>0.948572174</text:p>
          </table:table-cell>
          <table:table-cell office:value-type="float" office:value="1.12267237148466">
            <text:p>1.1226723715</text:p>
          </table:table-cell>
          <table:table-cell office:value-type="float" office:value="0.97209082439322">
            <text:p>0.9720908244</text:p>
          </table:table-cell>
          <table:table-cell office:value-type="float" office:value="0">
            <text:p>0</text:p>
          </table:table-cell>
          <table:table-cell office:value-type="float" office:value="20.5018271702695">
            <text:p>20.50182717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453">
            <text:p>453</text:p>
          </table:table-cell>
          <table:table-cell office:value-type="float" office:value="7850">
            <text:p>7850</text:p>
          </table:table-cell>
          <table:table-cell office:value-type="float" office:value="10415">
            <text:p>10415</text:p>
          </table:table-cell>
          <table:table-cell office:value-type="float" office:value="14931">
            <text:p>14931</text:p>
          </table:table-cell>
          <table:table-cell office:value-type="float" office:value="92.75">
            <text:p>92.75</text:p>
          </table:table-cell>
          <table:table-cell office:value-type="float" office:value="372">
            <text:p>372</text:p>
          </table:table-cell>
          <table:table-cell office:value-type="float" office:value="77.25">
            <text:p>77.25</text:p>
          </table:table-cell>
          <table:table-cell office:value-type="float" office:value="0.0118152866242038">
            <text:p>0.0118152866</text:p>
          </table:table-cell>
          <table:table-cell office:value-type="float" office:value="0.0357177148343735">
            <text:p>0.0357177148</text:p>
          </table:table-cell>
          <table:table-cell office:value-type="float" office:value="0.00517379947759695">
            <text:p>0.0051737995</text:p>
          </table:table-cell>
          <table:table-cell office:value-type="float" office:value="1.04162712114082">
            <text:p>1.0416271211</text:p>
          </table:table-cell>
          <table:table-cell office:value-type="float" office:value="1.12751248202017">
            <text:p>1.127512482</text:p>
          </table:table-cell>
          <table:table-cell office:value-type="float" office:value="1.01816076384562">
            <text:p>1.0181607638</text:p>
          </table:table-cell>
          <table:table-cell office:value-type="float" office:value="0">
            <text:p>0</text:p>
          </table:table-cell>
          <table:table-cell office:value-type="float" office:value="19.7508042433373">
            <text:p>19.75080424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05">
            <text:p>305</text:p>
          </table:table-cell>
          <table:table-cell office:value-type="float" office:value="7614">
            <text:p>7614</text:p>
          </table:table-cell>
          <table:table-cell office:value-type="float" office:value="10471">
            <text:p>10471</text:p>
          </table:table-cell>
          <table:table-cell office:value-type="float" office:value="17303">
            <text:p>17303</text:p>
          </table:table-cell>
          <table:table-cell office:value-type="float" office:value="87.5">
            <text:p>87.5</text:p>
          </table:table-cell>
          <table:table-cell office:value-type="float" office:value="184.375">
            <text:p>184.375</text:p>
          </table:table-cell>
          <table:table-cell office:value-type="float" office:value="75.25">
            <text:p>75.25</text:p>
          </table:table-cell>
          <table:table-cell office:value-type="float" office:value="0.0114919884423431">
            <text:p>0.0114919884</text:p>
          </table:table-cell>
          <table:table-cell office:value-type="float" office:value="0.0176081558590393">
            <text:p>0.0176081559</text:p>
          </table:table-cell>
          <table:table-cell office:value-type="float" office:value="0.00434895682829567">
            <text:p>0.0043489568</text:p>
          </table:table-cell>
          <table:table-cell office:value-type="float" office:value="1.04048080851298">
            <text:p>1.0404808085</text:p>
          </table:table-cell>
          <table:table-cell office:value-type="float" office:value="1.06223623792604">
            <text:p>1.0622362379</text:p>
          </table:table-cell>
          <table:table-cell office:value-type="float" office:value="1.015258419213">
            <text:p>1.01525841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office:value-type="float" office:value="657">
            <text:p>657</text:p>
          </table:table-cell>
          <table:table-cell table:number-columns-repeated="2" office:value-type="float" office:value="293">
            <text:p>293</text:p>
          </table:table-cell>
          <table:table-cell office:value-type="float" office:value="7552">
            <text:p>7552</text:p>
          </table:table-cell>
          <table:table-cell office:value-type="float" office:value="10730">
            <text:p>10730</text:p>
          </table:table-cell>
          <table:table-cell office:value-type="float" office:value="15503">
            <text:p>15503</text:p>
          </table:table-cell>
          <table:table-cell office:value-type="float" office:value="-50.5">
            <text:p>-50.5</text:p>
          </table:table-cell>
          <table:table-cell office:value-type="float" office:value="183.75">
            <text:p>183.75</text:p>
          </table:table-cell>
          <table:table-cell office:value-type="float" office:value="194.75">
            <text:p>194.75</text:p>
          </table:table-cell>
          <table:table-cell office:value-type="float" office:value="-0.00668697033898305">
            <text:p>-0.0066869703</text:p>
          </table:table-cell>
          <table:table-cell office:value-type="float" office:value="0.0171248835041939">
            <text:p>0.0171248835</text:p>
          </table:table-cell>
          <table:table-cell office:value-type="float" office:value="0.0125620847577888">
            <text:p>0.0125620848</text:p>
          </table:table-cell>
          <table:table-cell office:value-type="float" office:value="0.976683246335296">
            <text:p>0.9766832463</text:p>
          </table:table-cell>
          <table:table-cell office:value-type="float" office:value="1.06051188506934">
            <text:p>1.0605118851</text:p>
          </table:table-cell>
          <table:table-cell office:value-type="float" office:value="1.04427659636025">
            <text:p>1.04427659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244">
            <text:p>244</text:p>
          </table:table-cell>
          <table:table-cell office:value-type="float" office:value="7770">
            <text:p>7770</text:p>
          </table:table-cell>
          <table:table-cell office:value-type="float" office:value="10438">
            <text:p>10438</text:p>
          </table:table-cell>
          <table:table-cell office:value-type="float" office:value="17243">
            <text:p>17243</text:p>
          </table:table-cell>
          <table:table-cell office:value-type="float" office:value="-63.5">
            <text:p>-63.5</text:p>
          </table:table-cell>
          <table:table-cell office:value-type="float" office:value="343">
            <text:p>343</text:p>
          </table:table-cell>
          <table:table-cell office:value-type="float" office:value="542.5">
            <text:p>542.5</text:p>
          </table:table-cell>
          <table:table-cell office:value-type="float" office:value="-0.00817245817245817">
            <text:p>-0.0081724582</text:p>
          </table:table-cell>
          <table:table-cell office:value-type="float" office:value="0.0328607012837708">
            <text:p>0.0328607013</text:p>
          </table:table-cell>
          <table:table-cell office:value-type="float" office:value="0.0314620425679986">
            <text:p>0.0314620426</text:p>
          </table:table-cell>
          <table:table-cell office:value-type="float" office:value="0.971527302978654">
            <text:p>0.971527303</text:p>
          </table:table-cell>
          <table:table-cell office:value-type="float" office:value="1.11712891284337">
            <text:p>1.1171289128</text:p>
          </table:table-cell>
          <table:table-cell office:value-type="float" office:value="1.11205727482819">
            <text:p>1.1120572748</text:p>
          </table:table-cell>
          <table:table-cell office:value-type="float" office:value="0">
            <text:p>0</text:p>
          </table:table-cell>
          <table:table-cell office:value-type="float" office:value="21.4382053655104">
            <text:p>21.4382053655</text:p>
          </table:table-cell>
          <table:table-cell office:value-type="float" office:value="22.3760042737428">
            <text:p>22.3760042737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4">
            <text:p>574</text:p>
          </table:table-cell>
          <table:table-cell office:value-type="float" office:value="225">
            <text:p>225</text:p>
          </table:table-cell>
          <table:table-cell office:value-type="float" office:value="8112">
            <text:p>8112</text:p>
          </table:table-cell>
          <table:table-cell office:value-type="float" office:value="11535">
            <text:p>11535</text:p>
          </table:table-cell>
          <table:table-cell office:value-type="float" office:value="19780">
            <text:p>19780</text:p>
          </table:table-cell>
          <table:table-cell office:value-type="float" office:value="325.75">
            <text:p>325.75</text:p>
          </table:table-cell>
          <table:table-cell office:value-type="float" office:value="357.625">
            <text:p>357.625</text:p>
          </table:table-cell>
          <table:table-cell office:value-type="float" office:value="571.875">
            <text:p>571.875</text:p>
          </table:table-cell>
          <table:table-cell office:value-type="float" office:value="0.0401565581854043">
            <text:p>0.0401565582</text:p>
          </table:table-cell>
          <table:table-cell office:value-type="float" office:value="0.0310034677069788">
            <text:p>0.0310034677</text:p>
          </table:table-cell>
          <table:table-cell office:value-type="float" office:value="0.0289117795753286">
            <text:p>0.0289117796</text:p>
          </table:table-cell>
          <table:table-cell office:value-type="float" office:value="1.1437085500129">
            <text:p>1.14370855</text:p>
          </table:table-cell>
          <table:table-cell office:value-type="float" office:value="1.11039611839375">
            <text:p>1.1103961184</text:p>
          </table:table-cell>
          <table:table-cell office:value-type="float" office:value="1.10282957487015">
            <text:p>1.1028295749</text:p>
          </table:table-cell>
          <table:table-cell office:value-type="float" office:value="17.6054197494167">
            <text:p>17.6054197494</text:p>
          </table:table-cell>
          <table:table-cell office:value-type="float" office:value="22.7018955595715">
            <text:p>22.7018955596</text:p>
          </table:table-cell>
          <table:table-cell office:value-type="float" office:value="24.3194868191691">
            <text:p>24.3194868192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table:number-columns-repeated="2" office:value-type="float" office:value="609">
            <text:p>609</text:p>
          </table:table-cell>
          <table:table-cell office:value-type="float" office:value="8061">
            <text:p>8061</text:p>
          </table:table-cell>
          <table:table-cell office:value-type="float" office:value="12434">
            <text:p>12434</text:p>
          </table:table-cell>
          <table:table-cell office:value-type="float" office:value="18333">
            <text:p>18333</text:p>
          </table:table-cell>
          <table:table-cell office:value-type="float" office:value="83.75">
            <text:p>83.75</text:p>
          </table:table-cell>
          <table:table-cell office:value-type="float" office:value="59.25">
            <text:p>59.25</text:p>
          </table:table-cell>
          <table:table-cell office:value-type="float" office:value="845">
            <text:p>845</text:p>
          </table:table-cell>
          <table:table-cell office:value-type="float" office:value="0.0103895298350081">
            <text:p>0.0103895298</text:p>
          </table:table-cell>
          <table:table-cell office:value-type="float" office:value="0.0047651600450378">
            <text:p>0.00476516</text:p>
          </table:table-cell>
          <table:table-cell office:value-type="float" office:value="0.046091747122675">
            <text:p>0.0460917471</text:p>
          </table:table-cell>
          <table:table-cell office:value-type="float" office:value="1.03657492138971">
            <text:p>1.0365749214</text:p>
          </table:table-cell>
          <table:table-cell office:value-type="float" office:value="1.01672256538813">
            <text:p>1.0167225654</text:p>
          </table:table-cell>
          <table:table-cell office:value-type="float" office:value="1.16548503526889">
            <text:p>1.1654850353</text:p>
          </table:table-cell>
          <table:table-cell table:number-columns-repeated="2" office:value-type="float" office:value="0">
            <text:p>0</text:p>
          </table:table-cell>
          <table:table-cell office:value-type="float" office:value="15.3823936429775">
            <text:p>15.382393643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8439">
            <text:p>8439</text:p>
          </table:table-cell>
          <table:table-cell office:value-type="float" office:value="11486">
            <text:p>11486</text:p>
          </table:table-cell>
          <table:table-cell office:value-type="float" office:value="17793">
            <text:p>17793</text:p>
          </table:table-cell>
          <table:table-cell office:value-type="float" office:value="219.625">
            <text:p>219.625</text:p>
          </table:table-cell>
          <table:table-cell office:value-type="float" office:value="151.875">
            <text:p>151.875</text:p>
          </table:table-cell>
          <table:table-cell office:value-type="float" office:value="1034">
            <text:p>1034</text:p>
          </table:table-cell>
          <table:table-cell office:value-type="float" office:value="0.0260250029624363">
            <text:p>0.026025003</text:p>
          </table:table-cell>
          <table:table-cell office:value-type="float" office:value="0.0132226188403274">
            <text:p>0.0132226188</text:p>
          </table:table-cell>
          <table:table-cell office:value-type="float" office:value="0.0581127409655482">
            <text:p>0.058112741</text:p>
          </table:table-cell>
          <table:table-cell office:value-type="float" office:value="1.09241501989575">
            <text:p>1.0924150199</text:p>
          </table:table-cell>
          <table:table-cell office:value-type="float" office:value="1.04662184773318">
            <text:p>1.0466218477</text:p>
          </table:table-cell>
          <table:table-cell office:value-type="float" office:value="1.21001369107798">
            <text:p>1.2100136911</text:p>
          </table:table-cell>
          <table:table-cell office:value-type="float" office:value="26.9789839679119">
            <text:p>26.9789839679</text:p>
          </table:table-cell>
          <table:table-cell office:value-type="float" office:value="0">
            <text:p>0</text:p>
          </table:table-cell>
          <table:table-cell office:value-type="float" office:value="12.2709393706803">
            <text:p>12.2709393707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34">
            <text:p>634</text:p>
          </table:table-cell>
          <table:table-cell office:value-type="float" office:value="304">
            <text:p>304</text:p>
          </table:table-cell>
          <table:table-cell office:value-type="float" office:value="431">
            <text:p>431</text:p>
          </table:table-cell>
          <table:table-cell office:value-type="float" office:value="8184">
            <text:p>8184</text:p>
          </table:table-cell>
          <table:table-cell office:value-type="float" office:value="12822">
            <text:p>12822</text:p>
          </table:table-cell>
          <table:table-cell office:value-type="float" office:value="18540">
            <text:p>18540</text:p>
          </table:table-cell>
          <table:table-cell office:value-type="float" office:value="248.5">
            <text:p>248.5</text:p>
          </table:table-cell>
          <table:table-cell office:value-type="float" office:value="395.875">
            <text:p>395.875</text:p>
          </table:table-cell>
          <table:table-cell office:value-type="float" office:value="1022.25">
            <text:p>1022.25</text:p>
          </table:table-cell>
          <table:table-cell office:value-type="float" office:value="0.0303641251221896">
            <text:p>0.0303641251</text:p>
          </table:table-cell>
          <table:table-cell office:value-type="float" office:value="0.0308746685384495">
            <text:p>0.0308746685</text:p>
          </table:table-cell>
          <table:table-cell office:value-type="float" office:value="0.0551375404530744">
            <text:p>0.0551375405</text:p>
          </table:table-cell>
          <table:table-cell office:value-type="float" office:value="1.10808151891276">
            <text:p>1.1080815189</text:p>
          </table:table-cell>
          <table:table-cell office:value-type="float" office:value="1.109929700393">
            <text:p>1.1099297004</text:p>
          </table:table-cell>
          <table:table-cell office:value-type="float" office:value="1.1989400823855">
            <text:p>1.1989400824</text:p>
          </table:table-cell>
          <table:table-cell office:value-type="float" office:value="23.1726789176139">
            <text:p>23.1726789176</text:p>
          </table:table-cell>
          <table:table-cell office:value-type="float" office:value="22.7951693326763">
            <text:p>22.7951693327</text:p>
          </table:table-cell>
          <table:table-cell office:value-type="float" office:value="12.9147122403922">
            <text:p>12.9147122404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416">
            <text:p>416</text:p>
          </table:table-cell>
          <table:table-cell office:value-type="float" office:value="291">
            <text:p>291</text:p>
          </table:table-cell>
          <table:table-cell office:value-type="float" office:value="8112">
            <text:p>8112</text:p>
          </table:table-cell>
          <table:table-cell office:value-type="float" office:value="13718">
            <text:p>13718</text:p>
          </table:table-cell>
          <table:table-cell office:value-type="float" office:value="19040">
            <text:p>19040</text:p>
          </table:table-cell>
          <table:table-cell office:value-type="float" office:value="325.75">
            <text:p>325.75</text:p>
          </table:table-cell>
          <table:table-cell office:value-type="float" office:value="470.875">
            <text:p>470.875</text:p>
          </table:table-cell>
          <table:table-cell office:value-type="float" office:value="632.875">
            <text:p>632.875</text:p>
          </table:table-cell>
          <table:table-cell office:value-type="float" office:value="0.0401565581854043">
            <text:p>0.0401565582</text:p>
          </table:table-cell>
          <table:table-cell office:value-type="float" office:value="0.0343253389706954">
            <text:p>0.034325339</text:p>
          </table:table-cell>
          <table:table-cell office:value-type="float" office:value="0.0332392331932773">
            <text:p>0.0332392332</text:p>
          </table:table-cell>
          <table:table-cell office:value-type="float" office:value="1.1437085500129">
            <text:p>1.14370855</text:p>
          </table:table-cell>
          <table:table-cell office:value-type="float" office:value="1.12244801503252">
            <text:p>1.122448015</text:p>
          </table:table-cell>
          <table:table-cell office:value-type="float" office:value="1.11850281555809">
            <text:p>1.1185028156</text:p>
          </table:table-cell>
          <table:table-cell office:value-type="float" office:value="17.6054197494167">
            <text:p>17.6054197494</text:p>
          </table:table-cell>
          <table:table-cell office:value-type="float" office:value="20.5380789745572">
            <text:p>20.5380789746</text:p>
          </table:table-cell>
          <table:table-cell office:value-type="float" office:value="21.19796919591">
            <text:p>21.1979691959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12">
            <text:p>612</text:p>
          </table:table-cell>
          <table:table-cell office:value-type="float" office:value="8061">
            <text:p>8061</text:p>
          </table:table-cell>
          <table:table-cell office:value-type="float" office:value="13711">
            <text:p>13711</text:p>
          </table:table-cell>
          <table:table-cell office:value-type="float" office:value="20667">
            <text:p>20667</text:p>
          </table:table-cell>
          <table:table-cell office:value-type="float" office:value="108.5">
            <text:p>108.5</text:p>
          </table:table-cell>
          <table:table-cell office:value-type="float" office:value="601.5">
            <text:p>601.5</text:p>
          </table:table-cell>
          <table:table-cell office:value-type="float" office:value="766.125">
            <text:p>766.125</text:p>
          </table:table-cell>
          <table:table-cell office:value-type="float" office:value="0.0134598685026672">
            <text:p>0.0134598685</text:p>
          </table:table-cell>
          <table:table-cell office:value-type="float" office:value="0.0438698854933995">
            <text:p>0.0438698855</text:p>
          </table:table-cell>
          <table:table-cell office:value-type="float" office:value="0.0370699666134417">
            <text:p>0.0370699666</text:p>
          </table:table-cell>
          <table:table-cell office:value-type="float" office:value="1.04746462915715">
            <text:p>1.0474646292</text:p>
          </table:table-cell>
          <table:table-cell office:value-type="float" office:value="1.15731675025918">
            <text:p>1.1573167503</text:p>
          </table:table-cell>
          <table:table-cell office:value-type="float" office:value="1.1324382806995">
            <text:p>1.1324382807</text:p>
          </table:table-cell>
          <table:table-cell office:value-type="float" office:value="0">
            <text:p>0</text:p>
          </table:table-cell>
          <table:table-cell office:value-type="float" office:value="16.1441618029502">
            <text:p>16.144161803</text:p>
          </table:table-cell>
          <table:table-cell office:value-type="float" office:value="19.0428203247941">
            <text:p>19.0428203248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392">
            <text:p>392</text:p>
          </table:table-cell>
          <table:table-cell office:value-type="float" office:value="270">
            <text:p>270</text:p>
          </table:table-cell>
          <table:table-cell office:value-type="float" office:value="8448">
            <text:p>8448</text:p>
          </table:table-cell>
          <table:table-cell office:value-type="float" office:value="13748">
            <text:p>13748</text:p>
          </table:table-cell>
          <table:table-cell office:value-type="float" office:value="23398">
            <text:p>23398</text:p>
          </table:table-cell>
          <table:table-cell office:value-type="float" office:value="154.25">
            <text:p>154.25</text:p>
          </table:table-cell>
          <table:table-cell office:value-type="float" office:value="514.875">
            <text:p>514.875</text:p>
          </table:table-cell>
          <table:table-cell office:value-type="float" office:value="895.125">
            <text:p>895.125</text:p>
          </table:table-cell>
          <table:table-cell office:value-type="float" office:value="0.018258759469697">
            <text:p>0.0182587595</text:p>
          </table:table-cell>
          <table:table-cell office:value-type="float" office:value="0.0374509019493745">
            <text:p>0.0374509019</text:p>
          </table:table-cell>
          <table:table-cell office:value-type="float" office:value="0.0382564749123857">
            <text:p>0.0382564749</text:p>
          </table:table-cell>
          <table:table-cell office:value-type="float" office:value="1.06455908744679">
            <text:p>1.0645590874</text:p>
          </table:table-cell>
          <table:table-cell office:value-type="float" office:value="1.13382719413418">
            <text:p>1.1338271941</text:p>
          </table:table-cell>
          <table:table-cell office:value-type="float" office:value="1.13676623562389">
            <text:p>1.1367662356</text:p>
          </table:table-cell>
          <table:table-cell office:value-type="float" office:value="0">
            <text:p>0</text:p>
          </table:table-cell>
          <table:table-cell office:value-type="float" office:value="18.8526071132022">
            <text:p>18.8526071132</text:p>
          </table:table-cell>
          <table:table-cell office:value-type="float" office:value="18.4628329334396">
            <text:p>18.4628329334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office:value-type="float" office:value="380">
            <text:p>380</text:p>
          </table:table-cell>
          <table:table-cell office:value-type="float" office:value="570">
            <text:p>570</text:p>
          </table:table-cell>
          <table:table-cell office:value-type="float" office:value="380">
            <text:p>380</text:p>
          </table:table-cell>
          <table:table-cell office:value-type="float" office:value="10009">
            <text:p>10009</text:p>
          </table:table-cell>
          <table:table-cell office:value-type="float" office:value="15117">
            <text:p>15117</text:p>
          </table:table-cell>
          <table:table-cell office:value-type="float" office:value="25351">
            <text:p>25351</text:p>
          </table:table-cell>
          <table:table-cell office:value-type="float" office:value="262">
            <text:p>262</text:p>
          </table:table-cell>
          <table:table-cell office:value-type="float" office:value="594.625">
            <text:p>594.625</text:p>
          </table:table-cell>
          <table:table-cell office:value-type="float" office:value="951.5">
            <text:p>951.5</text:p>
          </table:table-cell>
          <table:table-cell office:value-type="float" office:value="0.0261764412029174">
            <text:p>0.0261764412</text:p>
          </table:table-cell>
          <table:table-cell office:value-type="float" office:value="0.0393348547992327">
            <text:p>0.0393348548</text:p>
          </table:table-cell>
          <table:table-cell office:value-type="float" office:value="0.0375330361721431">
            <text:p>0.0375330362</text:p>
          </table:table-cell>
          <table:table-cell office:value-type="float" office:value="1.09296054811535">
            <text:p>1.0929605481</text:p>
          </table:table-cell>
          <table:table-cell office:value-type="float" office:value="1.14070456416938">
            <text:p>1.1407045642</text:p>
          </table:table-cell>
          <table:table-cell office:value-type="float" office:value="1.13412673505893">
            <text:p>1.1341267351</text:p>
          </table:table-cell>
          <table:table-cell office:value-type="float" office:value="26.8248907045221">
            <text:p>26.8248907045</text:p>
          </table:table-cell>
          <table:table-cell office:value-type="float" office:value="17.9660494381097">
            <text:p>17.9660494381</text:p>
          </table:table-cell>
          <table:table-cell office:value-type="float" office:value="18.8121008051186">
            <text:p>18.8121008051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9">
            <text:p>589</text:p>
          </table:table-cell>
          <table:table-cell office:value-type="float" office:value="281">
            <text:p>281</text:p>
          </table:table-cell>
          <table:table-cell office:value-type="float" office:value="11041">
            <text:p>11041</text:p>
          </table:table-cell>
          <table:table-cell office:value-type="float" office:value="14838">
            <text:p>14838</text:p>
          </table:table-cell>
          <table:table-cell office:value-type="float" office:value="24953">
            <text:p>24953</text:p>
          </table:table-cell>
          <table:table-cell office:value-type="float" office:value="450.25">
            <text:p>450.25</text:p>
          </table:table-cell>
          <table:table-cell office:value-type="float" office:value="661">
            <text:p>661</text:p>
          </table:table-cell>
          <table:table-cell office:value-type="float" office:value="1155.75">
            <text:p>1155.75</text:p>
          </table:table-cell>
          <table:table-cell office:value-type="float" office:value="0.0407798206684177">
            <text:p>0.0407798207</text:p>
          </table:table-cell>
          <table:table-cell office:value-type="float" office:value="0.0445477827200431">
            <text:p>0.0445477827</text:p>
          </table:table-cell>
          <table:table-cell office:value-type="float" office:value="0.0463170761030738">
            <text:p>0.0463170761</text:p>
          </table:table-cell>
          <table:table-cell office:value-type="float" office:value="1.14598884013601">
            <text:p>1.1459888401</text:p>
          </table:table-cell>
          <table:table-cell office:value-type="float" office:value="1.15980686921288">
            <text:p>1.1598068692</text:p>
          </table:table-cell>
          <table:table-cell office:value-type="float" office:value="1.16631449857668">
            <text:p>1.1663144986</text:p>
          </table:table-cell>
          <table:table-cell office:value-type="float" office:value="17.3415730868172">
            <text:p>17.3415730868</text:p>
          </table:table-cell>
          <table:table-cell office:value-type="float" office:value="15.9036898406872">
            <text:p>15.9036898407</text:p>
          </table:table-cell>
          <table:table-cell office:value-type="float" office:value="15.3092204438434">
            <text:p>15.3092204438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1">
            <text:p>621</text:p>
          </table:table-cell>
          <table:table-cell office:value-type="float" office:value="314">
            <text:p>314</text:p>
          </table:table-cell>
          <table:table-cell office:value-type="float" office:value="10765">
            <text:p>10765</text:p>
          </table:table-cell>
          <table:table-cell office:value-type="float" office:value="15313">
            <text:p>15313</text:p>
          </table:table-cell>
          <table:table-cell office:value-type="float" office:value="24483">
            <text:p>24483</text:p>
          </table:table-cell>
          <table:table-cell office:value-type="float" office:value="495.5">
            <text:p>495.5</text:p>
          </table:table-cell>
          <table:table-cell office:value-type="float" office:value="566">
            <text:p>566</text:p>
          </table:table-cell>
          <table:table-cell office:value-type="float" office:value="885">
            <text:p>885</text:p>
          </table:table-cell>
          <table:table-cell office:value-type="float" office:value="0.0460287970274036">
            <text:p>0.046028797</text:p>
          </table:table-cell>
          <table:table-cell office:value-type="float" office:value="0.0369620583817671">
            <text:p>0.0369620584</text:p>
          </table:table-cell>
          <table:table-cell office:value-type="float" office:value="0.0361475309398358">
            <text:p>0.0361475309</text:p>
          </table:table-cell>
          <table:table-cell office:value-type="float" office:value="1.16525334390126">
            <text:p>1.1652533439</text:p>
          </table:table-cell>
          <table:table-cell office:value-type="float" office:value="1.13204494410543">
            <text:p>1.1320449441</text:p>
          </table:table-cell>
          <table:table-cell office:value-type="float" office:value="1.1290773805158">
            <text:p>1.1290773805</text:p>
          </table:table-cell>
          <table:table-cell office:value-type="float" office:value="15.4029640291309">
            <text:p>15.4029640291</text:p>
          </table:table-cell>
          <table:table-cell office:value-type="float" office:value="19.0974149018522">
            <text:p>19.0974149019</text:p>
          </table:table-cell>
          <table:table-cell office:value-type="float" office:value="19.5200280832189">
            <text:p>19.5200280832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5">
            <text:p>615</text:p>
          </table:table-cell>
          <table:table-cell office:value-type="float" office:value="423">
            <text:p>423</text:p>
          </table:table-cell>
          <table:table-cell office:value-type="float" office:value="10300">
            <text:p>10300</text:p>
          </table:table-cell>
          <table:table-cell office:value-type="float" office:value="17038">
            <text:p>17038</text:p>
          </table:table-cell>
          <table:table-cell office:value-type="float" office:value="24637">
            <text:p>24637</text:p>
          </table:table-cell>
          <table:table-cell office:value-type="float" office:value="650.125">
            <text:p>650.125</text:p>
          </table:table-cell>
          <table:table-cell office:value-type="float" office:value="655">
            <text:p>655</text:p>
          </table:table-cell>
          <table:table-cell office:value-type="float" office:value="872.5">
            <text:p>872.5</text:p>
          </table:table-cell>
          <table:table-cell office:value-type="float" office:value="0.063118932038835">
            <text:p>0.063118932</text:p>
          </table:table-cell>
          <table:table-cell office:value-type="float" office:value="0.0384434792816058">
            <text:p>0.0384434793</text:p>
          </table:table-cell>
          <table:table-cell office:value-type="float" office:value="0.0354142143929862">
            <text:p>0.0354142144</text:p>
          </table:table-cell>
          <table:table-cell office:value-type="float" office:value="1.2287249013161">
            <text:p>1.2287249013</text:p>
          </table:table-cell>
          <table:table-cell office:value-type="float" office:value="1.1374488636402">
            <text:p>1.1374488636</text:p>
          </table:table-cell>
          <table:table-cell office:value-type="float" office:value="1.12640791687435">
            <text:p>1.1264079169</text:p>
          </table:table-cell>
          <table:table-cell office:value-type="float" office:value="11.3246433714718">
            <text:p>11.3246433715</text:p>
          </table:table-cell>
          <table:table-cell office:value-type="float" office:value="18.374687293963">
            <text:p>18.374687294</text:p>
          </table:table-cell>
          <table:table-cell office:value-type="float" office:value="19.9171331420247">
            <text:p>19.917133142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423">
            <text:p>423</text:p>
          </table:table-cell>
          <table:table-cell office:value-type="float" office:value="307">
            <text:p>307</text:p>
          </table:table-cell>
          <table:table-cell office:value-type="float" office:value="10660">
            <text:p>10660</text:p>
          </table:table-cell>
          <table:table-cell office:value-type="float" office:value="18000">
            <text:p>18000</text:p>
          </table:table-cell>
          <table:table-cell office:value-type="float" office:value="26595">
            <text:p>26595</text:p>
          </table:table-cell>
          <table:table-cell office:value-type="float" office:value="670.875">
            <text:p>670.875</text:p>
          </table:table-cell>
          <table:table-cell office:value-type="float" office:value="1038.625">
            <text:p>1038.625</text:p>
          </table:table-cell>
          <table:table-cell office:value-type="float" office:value="408.75">
            <text:p>408.75</text:p>
          </table:table-cell>
          <table:table-cell office:value-type="float" office:value="0.0629338649155722">
            <text:p>0.0629338649</text:p>
          </table:table-cell>
          <table:table-cell office:value-type="float" office:value="0.0577013888888889">
            <text:p>0.0577013889</text:p>
          </table:table-cell>
          <table:table-cell office:value-type="float" office:value="0.0153694303440496">
            <text:p>0.0153694303</text:p>
          </table:table-cell>
          <table:table-cell office:value-type="float" office:value="1.2280314430568">
            <text:p>1.2280314431</text:p>
          </table:table-cell>
          <table:table-cell office:value-type="float" office:value="1.20848058365934">
            <text:p>1.2084805837</text:p>
          </table:table-cell>
          <table:table-cell office:value-type="float" office:value="1.05425599620681">
            <text:p>1.0542559962</text:p>
          </table:table-cell>
          <table:table-cell office:value-type="float" office:value="11.3569465964895">
            <text:p>11.3569465965</text:p>
          </table:table-cell>
          <table:table-cell office:value-type="float" office:value="12.3559936576477">
            <text:p>12.35599365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office:value-type="float" office:value="423">
            <text:p>423</text:p>
          </table:table-cell>
          <table:table-cell table:number-columns-repeated="2" office:value-type="float" office:value="306">
            <text:p>306</text:p>
          </table:table-cell>
          <table:table-cell office:value-type="float" office:value="10966">
            <text:p>10966</text:p>
          </table:table-cell>
          <table:table-cell office:value-type="float" office:value="18480">
            <text:p>18480</text:p>
          </table:table-cell>
          <table:table-cell office:value-type="float" office:value="27426">
            <text:p>27426</text:p>
          </table:table-cell>
          <table:table-cell office:value-type="float" office:value="291.75">
            <text:p>291.75</text:p>
          </table:table-cell>
          <table:table-cell office:value-type="float" office:value="617.25">
            <text:p>617.25</text:p>
          </table:table-cell>
          <table:table-cell office:value-type="float" office:value="460">
            <text:p>460</text:p>
          </table:table-cell>
          <table:table-cell office:value-type="float" office:value="0.0266049607878898">
            <text:p>0.0266049608</text:p>
          </table:table-cell>
          <table:table-cell office:value-type="float" office:value="0.033400974025974">
            <text:p>0.033400974</text:p>
          </table:table-cell>
          <table:table-cell office:value-type="float" office:value="0.0167724057463721">
            <text:p>0.0167724057</text:p>
          </table:table-cell>
          <table:table-cell office:value-type="float" office:value="1.09450469767712">
            <text:p>1.0945046977</text:p>
          </table:table-cell>
          <table:table-cell office:value-type="float" office:value="1.11909003422004">
            <text:p>1.1190900342</text:p>
          </table:table-cell>
          <table:table-cell office:value-type="float" office:value="1.05925479475756">
            <text:p>1.0592547948</text:p>
          </table:table-cell>
          <table:table-cell office:value-type="float" office:value="26.3983627831358">
            <text:p>26.3983627831</text:p>
          </table:table-cell>
          <table:table-cell office:value-type="float" office:value="21.0969802385388">
            <text:p>21.09698023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582">
            <text:p>582</text:p>
          </table:table-cell>
          <table:table-cell office:value-type="float" office:value="390">
            <text:p>390</text:p>
          </table:table-cell>
          <table:table-cell office:value-type="float" office:value="11995">
            <text:p>11995</text:p>
          </table:table-cell>
          <table:table-cell office:value-type="float" office:value="17918">
            <text:p>17918</text:p>
          </table:table-cell>
          <table:table-cell office:value-type="float" office:value="28177">
            <text:p>28177</text:p>
          </table:table-cell>
          <table:table-cell office:value-type="float" office:value="430">
            <text:p>430</text:p>
          </table:table-cell>
          <table:table-cell office:value-type="float" office:value="597.75">
            <text:p>597.75</text:p>
          </table:table-cell>
          <table:table-cell office:value-type="float" office:value="419.375">
            <text:p>419.375</text:p>
          </table:table-cell>
          <table:table-cell office:value-type="float" office:value="0.0358482701125469">
            <text:p>0.0358482701</text:p>
          </table:table-cell>
          <table:table-cell office:value-type="float" office:value="0.0333603080700971">
            <text:p>0.0333603081</text:p>
          </table:table-cell>
          <table:table-cell office:value-type="float" office:value="0.0148835930013841">
            <text:p>0.014883593</text:p>
          </table:table-cell>
          <table:table-cell office:value-type="float" office:value="1.12798773839524">
            <text:p>1.1279877384</text:p>
          </table:table-cell>
          <table:table-cell office:value-type="float" office:value="1.11894238214822">
            <text:p>1.1189423821</text:p>
          </table:table-cell>
          <table:table-cell office:value-type="float" office:value="1.05252675733248">
            <text:p>1.0525267573</text:p>
          </table:table-cell>
          <table:table-cell office:value-type="float" office:value="19.6801216035838">
            <text:p>19.6801216036</text:p>
          </table:table-cell>
          <table:table-cell office:value-type="float" office:value="21.1222794090463">
            <text:p>21.1222794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566">
            <text:p>566</text:p>
          </table:table-cell>
          <table:table-cell office:value-type="float" office:value="374">
            <text:p>374</text:p>
          </table:table-cell>
          <table:table-cell office:value-type="float" office:value="13600">
            <text:p>13600</text:p>
          </table:table-cell>
          <table:table-cell office:value-type="float" office:value="18200">
            <text:p>18200</text:p>
          </table:table-cell>
          <table:table-cell office:value-type="float" office:value="30204">
            <text:p>30204</text:p>
          </table:table-cell>
          <table:table-cell office:value-type="float" office:value="553">
            <text:p>553</text:p>
          </table:table-cell>
          <table:table-cell office:value-type="float" office:value="642.25">
            <text:p>642.25</text:p>
          </table:table-cell>
          <table:table-cell office:value-type="float" office:value="762.875">
            <text:p>762.875</text:p>
          </table:table-cell>
          <table:table-cell office:value-type="float" office:value="0.0406617647058824">
            <text:p>0.0406617647</text:p>
          </table:table-cell>
          <table:table-cell office:value-type="float" office:value="0.0352884615384615">
            <text:p>0.0352884615</text:p>
          </table:table-cell>
          <table:table-cell office:value-type="float" office:value="0.0252574162362601">
            <text:p>0.0252574162</text:p>
          </table:table-cell>
          <table:table-cell office:value-type="float" office:value="1.14555679952422">
            <text:p>1.1455567995</text:p>
          </table:table-cell>
          <table:table-cell office:value-type="float" office:value="1.12595035539941">
            <text:p>1.1259503554</text:p>
          </table:table-cell>
          <table:table-cell office:value-type="float" office:value="1.08965131349378">
            <text:p>1.0896513135</text:p>
          </table:table-cell>
          <table:table-cell office:value-type="float" office:value="17.3909290359477">
            <text:p>17.3909290359</text:p>
          </table:table-cell>
          <table:table-cell office:value-type="float" office:value="19.9868883528368">
            <text:p>19.9868883528</text:p>
          </table:table-cell>
          <table:table-cell office:value-type="float" office:value="27.7884458477042">
            <text:p>27.7884458477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600">
            <text:p>600</text:p>
          </table:table-cell>
          <table:table-cell office:value-type="float" office:value="288">
            <text:p>288</text:p>
          </table:table-cell>
          <table:table-cell office:value-type="float" office:value="14285">
            <text:p>14285</text:p>
          </table:table-cell>
          <table:table-cell office:value-type="float" office:value="19593">
            <text:p>19593</text:p>
          </table:table-cell>
          <table:table-cell office:value-type="float" office:value="31126">
            <text:p>31126</text:p>
          </table:table-cell>
          <table:table-cell office:value-type="float" office:value="410.875">
            <text:p>410.875</text:p>
          </table:table-cell>
          <table:table-cell office:value-type="float" office:value="405.25">
            <text:p>405.25</text:p>
          </table:table-cell>
          <table:table-cell office:value-type="float" office:value="603.75">
            <text:p>603.75</text:p>
          </table:table-cell>
          <table:table-cell office:value-type="float" office:value="0.0287626881344067">
            <text:p>0.0287626881</text:p>
          </table:table-cell>
          <table:table-cell office:value-type="float" office:value="0.0206834073393559">
            <text:p>0.0206834073</text:p>
          </table:table-cell>
          <table:table-cell office:value-type="float" office:value="0.0193969671657136">
            <text:p>0.0193969672</text:p>
          </table:table-cell>
          <table:table-cell office:value-type="float" office:value="1.10229090123871">
            <text:p>1.1022909012</text:p>
          </table:table-cell>
          <table:table-cell office:value-type="float" office:value="1.07323042023251">
            <text:p>1.0732304202</text:p>
          </table:table-cell>
          <table:table-cell office:value-type="float" office:value="1.06862682005704">
            <text:p>1.0686268201</text:p>
          </table:table-cell>
          <table:table-cell office:value-type="float" office:value="24.4437673577917">
            <text:p>24.4437673578</text:p>
          </table:table-cell>
          <table:table-cell office:value-type="float" office:value="33.8576247701671">
            <text:p>33.8576247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626">
            <text:p>626</text:p>
          </table:table-cell>
          <table:table-cell office:value-type="float" office:value="431">
            <text:p>431</text:p>
          </table:table-cell>
          <table:table-cell office:value-type="float" office:value="13820">
            <text:p>13820</text:p>
          </table:table-cell>
          <table:table-cell office:value-type="float" office:value="20062">
            <text:p>20062</text:p>
          </table:table-cell>
          <table:table-cell office:value-type="float" office:value="28912">
            <text:p>28912</text:p>
          </table:table-cell>
          <table:table-cell office:value-type="float" office:value="506.75">
            <text:p>506.75</text:p>
          </table:table-cell>
          <table:table-cell office:value-type="float" office:value="235.75">
            <text:p>235.75</text:p>
          </table:table-cell>
          <table:table-cell office:value-type="float" office:value="860.375">
            <text:p>860.375</text:p>
          </table:table-cell>
          <table:table-cell office:value-type="float" office:value="0.0366678726483357">
            <text:p>0.0366678726</text:p>
          </table:table-cell>
          <table:table-cell office:value-type="float" office:value="0.0117510716777988">
            <text:p>0.0117510717</text:p>
          </table:table-cell>
          <table:table-cell office:value-type="float" office:value="0.0297584048146099">
            <text:p>0.0297584048</text:p>
          </table:table-cell>
          <table:table-cell office:value-type="float" office:value="1.1309728387229">
            <text:p>1.1309728387</text:p>
          </table:table-cell>
          <table:table-cell office:value-type="float" office:value="1.04139940273603">
            <text:p>1.0413994027</text:p>
          </table:table-cell>
          <table:table-cell office:value-type="float" office:value="1.10589011965907">
            <text:p>1.1058901197</text:p>
          </table:table-cell>
          <table:table-cell office:value-type="float" office:value="19.2478857985698">
            <text:p>19.2478857986</text:p>
          </table:table-cell>
          <table:table-cell office:value-type="float" office:value="0">
            <text:p>0</text:p>
          </table:table-cell>
          <table:table-cell office:value-type="float" office:value="23.637364203135">
            <text:p>23.6373642031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619">
            <text:p>619</text:p>
          </table:table-cell>
          <table:table-cell office:value-type="float" office:value="424">
            <text:p>424</text:p>
          </table:table-cell>
          <table:table-cell office:value-type="float" office:value="13448">
            <text:p>13448</text:p>
          </table:table-cell>
          <table:table-cell office:value-type="float" office:value="20082">
            <text:p>20082</text:p>
          </table:table-cell>
          <table:table-cell office:value-type="float" office:value="28282">
            <text:p>28282</text:p>
          </table:table-cell>
          <table:table-cell office:value-type="float" office:value="445.75">
            <text:p>445.75</text:p>
          </table:table-cell>
          <table:table-cell office:value-type="float" office:value="211.75">
            <text:p>211.75</text:p>
          </table:table-cell>
          <table:table-cell office:value-type="float" office:value="483.375">
            <text:p>483.375</text:p>
          </table:table-cell>
          <table:table-cell office:value-type="float" office:value="0.0331461927424152">
            <text:p>0.0331461927</text:p>
          </table:table-cell>
          <table:table-cell office:value-type="float" office:value="0.0105442684991535">
            <text:p>0.0105442685</text:p>
          </table:table-cell>
          <table:table-cell office:value-type="float" office:value="0.0170912594583127">
            <text:p>0.0170912595</text:p>
          </table:table-cell>
          <table:table-cell office:value-type="float" office:value="1.11816506798136">
            <text:p>1.118165068</text:p>
          </table:table-cell>
          <table:table-cell office:value-type="float" office:value="1.03712285567947">
            <text:p>1.0371228557</text:p>
          </table:table-cell>
          <table:table-cell office:value-type="float" office:value="1.06039194595784">
            <text:p>1.060391946</text:p>
          </table:table-cell>
          <table:table-cell office:value-type="float" office:value="21.2565089924374">
            <text:p>21.25650899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639">
            <text:p>639</text:p>
          </table:table-cell>
          <table:table-cell office:value-type="float" office:value="321">
            <text:p>321</text:p>
          </table:table-cell>
          <table:table-cell office:value-type="float" office:value="14026">
            <text:p>14026</text:p>
          </table:table-cell>
          <table:table-cell office:value-type="float" office:value="22118">
            <text:p>22118</text:p>
          </table:table-cell>
          <table:table-cell office:value-type="float" office:value="31263">
            <text:p>31263</text:p>
          </table:table-cell>
          <table:table-cell office:value-type="float" office:value="353">
            <text:p>353</text:p>
          </table:table-cell>
          <table:table-cell office:value-type="float" office:value="501.25">
            <text:p>501.25</text:p>
          </table:table-cell>
          <table:table-cell office:value-type="float" office:value="1091.875">
            <text:p>1091.875</text:p>
          </table:table-cell>
          <table:table-cell office:value-type="float" office:value="0.025167545986026">
            <text:p>0.025167546</text:p>
          </table:table-cell>
          <table:table-cell office:value-type="float" office:value="0.0226625372999367">
            <text:p>0.0226625373</text:p>
          </table:table-cell>
          <table:table-cell office:value-type="float" office:value="0.0349254710040623">
            <text:p>0.034925471</text:p>
          </table:table-cell>
          <table:table-cell office:value-type="float" office:value="1.08932788547817">
            <text:p>1.0893278855</text:p>
          </table:table-cell>
          <table:table-cell office:value-type="float" office:value="1.08032551811965">
            <text:p>1.0803255181</text:p>
          </table:table-cell>
          <table:table-cell office:value-type="float" office:value="1.12462993402294">
            <text:p>1.124629934</text:p>
          </table:table-cell>
          <table:table-cell office:value-type="float" office:value="27.886447649026">
            <text:p>27.886447649</text:p>
          </table:table-cell>
          <table:table-cell office:value-type="float" office:value="30.9308738668621">
            <text:p>30.9308738669</text:p>
          </table:table-cell>
          <table:table-cell office:value-type="float" office:value="20.191056906159">
            <text:p>20.1910569062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454">
            <text:p>454</text:p>
          </table:table-cell>
          <table:table-cell office:value-type="float" office:value="331">
            <text:p>331</text:p>
          </table:table-cell>
          <table:table-cell office:value-type="float" office:value="14345">
            <text:p>14345</text:p>
          </table:table-cell>
          <table:table-cell office:value-type="float" office:value="21910">
            <text:p>21910</text:p>
          </table:table-cell>
          <table:table-cell office:value-type="float" office:value="32435">
            <text:p>32435</text:p>
          </table:table-cell>
          <table:table-cell office:value-type="float" office:value="355.375">
            <text:p>355.375</text:p>
          </table:table-cell>
          <table:table-cell office:value-type="float" office:value="450.5">
            <text:p>450.5</text:p>
          </table:table-cell>
          <table:table-cell office:value-type="float" office:value="961.75">
            <text:p>961.75</text:p>
          </table:table-cell>
          <table:table-cell office:value-type="float" office:value="0.0247734402230742">
            <text:p>0.0247734402</text:p>
          </table:table-cell>
          <table:table-cell office:value-type="float" office:value="0.0205613874942948">
            <text:p>0.0205613875</text:p>
          </table:table-cell>
          <table:table-cell office:value-type="float" office:value="0.029651610914136">
            <text:p>0.0296516109</text:p>
          </table:table-cell>
          <table:table-cell office:value-type="float" office:value="1.08790993852811">
            <text:p>1.0879099385</text:p>
          </table:table-cell>
          <table:table-cell office:value-type="float" office:value="1.07279348671519">
            <text:p>1.0727934867</text:p>
          </table:table-cell>
          <table:table-cell office:value-type="float" office:value="1.10550390553789">
            <text:p>1.1055039055</text:p>
          </table:table-cell>
          <table:table-cell office:value-type="float" office:value="28.3246079935693">
            <text:p>28.3246079936</text:p>
          </table:table-cell>
          <table:table-cell office:value-type="float" office:value="34.0565072411979">
            <text:p>34.0565072412</text:p>
          </table:table-cell>
          <table:table-cell office:value-type="float" office:value="23.7212609228353">
            <text:p>23.7212609228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table:number-columns-repeated="2" office:value-type="float" office:value="615">
            <text:p>615</text:p>
          </table:table-cell>
          <table:table-cell office:value-type="float" office:value="15110">
            <text:p>15110</text:p>
          </table:table-cell>
          <table:table-cell office:value-type="float" office:value="20811">
            <text:p>20811</text:p>
          </table:table-cell>
          <table:table-cell office:value-type="float" office:value="34740">
            <text:p>34740</text:p>
          </table:table-cell>
          <table:table-cell office:value-type="float" office:value="176.75">
            <text:p>176.75</text:p>
          </table:table-cell>
          <table:table-cell office:value-type="float" office:value="568.875">
            <text:p>568.875</text:p>
          </table:table-cell>
          <table:table-cell office:value-type="float" office:value="1615.125">
            <text:p>1615.125</text:p>
          </table:table-cell>
          <table:table-cell office:value-type="float" office:value="0.0116975512905361">
            <text:p>0.0116975513</text:p>
          </table:table-cell>
          <table:table-cell office:value-type="float" office:value="0.0273353034452934">
            <text:p>0.0273353034</text:p>
          </table:table-cell>
          <table:table-cell office:value-type="float" office:value="0.0464917962003454">
            <text:p>0.0464917962</text:p>
          </table:table-cell>
          <table:table-cell office:value-type="float" office:value="1.04120962162102">
            <text:p>1.0412096216</text:p>
          </table:table-cell>
          <table:table-cell office:value-type="float" office:value="1.09713811093484">
            <text:p>1.0971381109</text:p>
          </table:table-cell>
          <table:table-cell office:value-type="float" office:value="1.16695780144452">
            <text:p>1.1669578014</text:p>
          </table:table-cell>
          <table:table-cell office:value-type="float" office:value="0">
            <text:p>0</text:p>
          </table:table-cell>
          <table:table-cell office:value-type="float" office:value="25.7022313676906">
            <text:p>25.7022313677</text:p>
          </table:table-cell>
          <table:table-cell office:value-type="float" office:value="15.2529700813244">
            <text:p>15.2529700813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599">
            <text:p>599</text:p>
          </table:table-cell>
          <table:table-cell office:value-type="float" office:value="275">
            <text:p>275</text:p>
          </table:table-cell>
          <table:table-cell office:value-type="float" office:value="15570">
            <text:p>15570</text:p>
          </table:table-cell>
          <table:table-cell office:value-type="float" office:value="22176">
            <text:p>22176</text:p>
          </table:table-cell>
          <table:table-cell office:value-type="float" office:value="38712">
            <text:p>38712</text:p>
          </table:table-cell>
          <table:table-cell office:value-type="float" office:value="637.125">
            <text:p>637.125</text:p>
          </table:table-cell>
          <table:table-cell office:value-type="float" office:value="1096.875">
            <text:p>1096.875</text:p>
          </table:table-cell>
          <table:table-cell office:value-type="float" office:value="1896.25">
            <text:p>1896.25</text:p>
          </table:table-cell>
          <table:table-cell office:value-type="float" office:value="0.0409200385356455">
            <text:p>0.0409200385</text:p>
          </table:table-cell>
          <table:table-cell office:value-type="float" office:value="0.0494622564935065">
            <text:p>0.0494622565</text:p>
          </table:table-cell>
          <table:table-cell office:value-type="float" office:value="0.048983519322174">
            <text:p>0.0489835193</text:p>
          </table:table-cell>
          <table:table-cell office:value-type="float" office:value="1.14650205600013">
            <text:p>1.146502056</text:p>
          </table:table-cell>
          <table:table-cell office:value-type="float" office:value="1.17791306676943">
            <text:p>1.1779130668</text:p>
          </table:table-cell>
          <table:table-cell office:value-type="float" office:value="1.17614511255137">
            <text:p>1.1761451126</text:p>
          </table:table-cell>
          <table:table-cell office:value-type="float" office:value="17.2833218050068">
            <text:p>17.283321805</text:p>
          </table:table-cell>
          <table:table-cell office:value-type="float" office:value="14.3574437484178">
            <text:p>14.3574437484</text:p>
          </table:table-cell>
          <table:table-cell office:value-type="float" office:value="14.4944316630772">
            <text:p>14.4944316631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10">
            <text:p>310</text:p>
          </table:table-cell>
          <table:table-cell office:value-type="float" office:value="637">
            <text:p>637</text:p>
          </table:table-cell>
          <table:table-cell office:value-type="float" office:value="16648">
            <text:p>16648</text:p>
          </table:table-cell>
          <table:table-cell office:value-type="float" office:value="23458">
            <text:p>23458</text:p>
          </table:table-cell>
          <table:table-cell office:value-type="float" office:value="39928">
            <text:p>39928</text:p>
          </table:table-cell>
          <table:table-cell office:value-type="float" office:value="292.25">
            <text:p>292.25</text:p>
          </table:table-cell>
          <table:table-cell office:value-type="float" office:value="967">
            <text:p>967</text:p>
          </table:table-cell>
          <table:table-cell office:value-type="float" office:value="1826.625">
            <text:p>1826.625</text:p>
          </table:table-cell>
          <table:table-cell office:value-type="float" office:value="0.017554661220567">
            <text:p>0.0175546612</text:p>
          </table:table-cell>
          <table:table-cell office:value-type="float" office:value="0.0412226106232415">
            <text:p>0.0412226106</text:p>
          </table:table-cell>
          <table:table-cell office:value-type="float" office:value="0.0457479713484272">
            <text:p>0.0457479713</text:p>
          </table:table-cell>
          <table:table-cell office:value-type="float" office:value="1.0620453198879">
            <text:p>1.0620453199</text:p>
          </table:table-cell>
          <table:table-cell office:value-type="float" office:value="1.14760977228947">
            <text:p>1.1476097723</text:p>
          </table:table-cell>
          <table:table-cell office:value-type="float" office:value="1.16421993840919">
            <text:p>1.1642199384</text:p>
          </table:table-cell>
          <table:table-cell office:value-type="float" office:value="0">
            <text:p>0</text:p>
          </table:table-cell>
          <table:table-cell office:value-type="float" office:value="17.1589730538784">
            <text:p>17.1589730539</text:p>
          </table:table-cell>
          <table:table-cell office:value-type="float" office:value="15.4954197236065">
            <text:p>15.4954197236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 office:value-type="float" office:value="650">
            <text:p>650</text:p>
          </table:table-cell>
          <table:table-cell office:value-type="float" office:value="16755">
            <text:p>16755</text:p>
          </table:table-cell>
          <table:table-cell office:value-type="float" office:value="23300">
            <text:p>23300</text:p>
          </table:table-cell>
          <table:table-cell office:value-type="float" office:value="39497">
            <text:p>39497</text:p>
          </table:table-cell>
          <table:table-cell office:value-type="float" office:value="445.25">
            <text:p>445.25</text:p>
          </table:table-cell>
          <table:table-cell office:value-type="float" office:value="861.625">
            <text:p>861.625</text:p>
          </table:table-cell>
          <table:table-cell office:value-type="float" office:value="2072">
            <text:p>2072</text:p>
          </table:table-cell>
          <table:table-cell office:value-type="float" office:value="0.0265741569680692">
            <text:p>0.026574157</text:p>
          </table:table-cell>
          <table:table-cell office:value-type="float" office:value="0.0369796137339056">
            <text:p>0.0369796137</text:p>
          </table:table-cell>
          <table:table-cell office:value-type="float" office:value="0.0524596804820619">
            <text:p>0.0524596805</text:p>
          </table:table-cell>
          <table:table-cell office:value-type="float" office:value="1.09439367359263">
            <text:p>1.0943936736</text:p>
          </table:table-cell>
          <table:table-cell office:value-type="float" office:value="1.13210893205921">
            <text:p>1.1321089321</text:p>
          </table:table-cell>
          <table:table-cell office:value-type="float" office:value="1.18900283711673">
            <text:p>1.1890028371</text:p>
          </table:table-cell>
          <table:table-cell office:value-type="float" office:value="26.4285645839761">
            <text:p>26.428564584</text:p>
          </table:table-cell>
          <table:table-cell office:value-type="float" office:value="19.0885113316886">
            <text:p>19.0885113317</text:p>
          </table:table-cell>
          <table:table-cell office:value-type="float" office:value="13.5565711998195">
            <text:p>13.5565711998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9">
            <text:p>449</text:p>
          </table:table-cell>
          <table:table-cell office:value-type="float" office:value="655">
            <text:p>655</text:p>
          </table:table-cell>
          <table:table-cell office:value-type="float" office:value="15896">
            <text:p>15896</text:p>
          </table:table-cell>
          <table:table-cell office:value-type="float" office:value="24574">
            <text:p>24574</text:p>
          </table:table-cell>
          <table:table-cell office:value-type="float" office:value="41804">
            <text:p>41804</text:p>
          </table:table-cell>
          <table:table-cell office:value-type="float" office:value="440.5">
            <text:p>440.5</text:p>
          </table:table-cell>
          <table:table-cell office:value-type="float" office:value="1190.5">
            <text:p>1190.5</text:p>
          </table:table-cell>
          <table:table-cell office:value-type="float" office:value="2077">
            <text:p>2077</text:p>
          </table:table-cell>
          <table:table-cell office:value-type="float" office:value="0.0277113739305486">
            <text:p>0.0277113739</text:p>
          </table:table-cell>
          <table:table-cell office:value-type="float" office:value="0.0484455115162367">
            <text:p>0.0484455115</text:p>
          </table:table-cell>
          <table:table-cell office:value-type="float" office:value="0.0496842407425127">
            <text:p>0.0496842407</text:p>
          </table:table-cell>
          <table:table-cell office:value-type="float" office:value="1.09849493243735">
            <text:p>1.0984949324</text:p>
          </table:table-cell>
          <table:table-cell office:value-type="float" office:value="1.17415934677553">
            <text:p>1.1741593468</text:p>
          </table:table-cell>
          <table:table-cell office:value-type="float" office:value="1.17873314920399">
            <text:p>1.1787331492</text:p>
          </table:table-cell>
          <table:table-cell office:value-type="float" office:value="25.3580879778362">
            <text:p>25.3580879778</text:p>
          </table:table-cell>
          <table:table-cell office:value-type="float" office:value="14.6516098894912">
            <text:p>14.6516098895</text:p>
          </table:table-cell>
          <table:table-cell office:value-type="float" office:value="14.2948198990894">
            <text:p>14.2948198991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37">
            <text:p>337</text:p>
          </table:table-cell>
          <table:table-cell office:value-type="float" office:value="673">
            <text:p>673</text:p>
          </table:table-cell>
          <table:table-cell office:value-type="float" office:value="14952">
            <text:p>14952</text:p>
          </table:table-cell>
          <table:table-cell office:value-type="float" office:value="26206">
            <text:p>26206</text:p>
          </table:table-cell>
          <table:table-cell office:value-type="float" office:value="43906">
            <text:p>43906</text:p>
          </table:table-cell>
          <table:table-cell office:value-type="float" office:value="569.25">
            <text:p>569.25</text:p>
          </table:table-cell>
          <table:table-cell office:value-type="float" office:value="1101">
            <text:p>1101</text:p>
          </table:table-cell>
          <table:table-cell office:value-type="float" office:value="1508.125">
            <text:p>1508.125</text:p>
          </table:table-cell>
          <table:table-cell office:value-type="float" office:value="0.0380718298555377">
            <text:p>0.0380718299</text:p>
          </table:table-cell>
          <table:table-cell office:value-type="float" office:value="0.0420132794016637">
            <text:p>0.0420132794</text:p>
          </table:table-cell>
          <table:table-cell office:value-type="float" office:value="0.0343489500296087">
            <text:p>0.03434895</text:p>
          </table:table-cell>
          <table:table-cell office:value-type="float" office:value="1.13609235438234">
            <text:p>1.1360923544</text:p>
          </table:table-cell>
          <table:table-cell office:value-type="float" office:value="1.15050610457214">
            <text:p>1.1505061046</text:p>
          </table:table-cell>
          <table:table-cell office:value-type="float" office:value="1.12253383182518">
            <text:p>1.1225338318</text:p>
          </table:table-cell>
          <table:table-cell office:value-type="float" office:value="18.5507160022224">
            <text:p>18.5507160022</text:p>
          </table:table-cell>
          <table:table-cell office:value-type="float" office:value="16.8424844019852">
            <text:p>16.842484402</text:p>
          </table:table-cell>
          <table:table-cell office:value-type="float" office:value="20.5241969159044">
            <text:p>20.5241969159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473">
            <text:p>473</text:p>
          </table:table-cell>
          <table:table-cell office:value-type="float" office:value="682">
            <text:p>682</text:p>
          </table:table-cell>
          <table:table-cell office:value-type="float" office:value="16364">
            <text:p>16364</text:p>
          </table:table-cell>
          <table:table-cell office:value-type="float" office:value="28106">
            <text:p>28106</text:p>
          </table:table-cell>
          <table:table-cell office:value-type="float" office:value="45344">
            <text:p>45344</text:p>
          </table:table-cell>
          <table:table-cell office:value-type="float" office:value="620.5">
            <text:p>620.5</text:p>
          </table:table-cell>
          <table:table-cell office:value-type="float" office:value="1251.625">
            <text:p>1251.625</text:p>
          </table:table-cell>
          <table:table-cell office:value-type="float" office:value="1007.375">
            <text:p>1007.375</text:p>
          </table:table-cell>
          <table:table-cell office:value-type="float" office:value="0.0379186018088487">
            <text:p>0.0379186018</text:p>
          </table:table-cell>
          <table:table-cell office:value-type="float" office:value="0.044532306269124">
            <text:p>0.0445323063</text:p>
          </table:table-cell>
          <table:table-cell office:value-type="float" office:value="0.0222162799929428">
            <text:p>0.02221628</text:p>
          </table:table-cell>
          <table:table-cell office:value-type="float" office:value="1.13553323424272">
            <text:p>1.1355332342</text:p>
          </table:table-cell>
          <table:table-cell office:value-type="float" office:value="1.15974999949316">
            <text:p>1.1597499995</text:p>
          </table:table-cell>
          <table:table-cell office:value-type="float" office:value="1.07872436364488">
            <text:p>1.0787243636</text:p>
          </table:table-cell>
          <table:table-cell office:value-type="float" office:value="18.624295698077">
            <text:p>18.6242956981</text:p>
          </table:table-cell>
          <table:table-cell office:value-type="float" office:value="15.9090981843356">
            <text:p>15.9090981843</text:p>
          </table:table-cell>
          <table:table-cell office:value-type="float" office:value="31.5452703908496">
            <text:p>31.54527039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475">
            <text:p>475</text:p>
          </table:table-cell>
          <table:table-cell table:number-columns-repeated="2" office:value-type="float" office:value="687">
            <text:p>687</text:p>
          </table:table-cell>
          <table:table-cell office:value-type="float" office:value="17390">
            <text:p>17390</text:p>
          </table:table-cell>
          <table:table-cell office:value-type="float" office:value="28856">
            <text:p>28856</text:p>
          </table:table-cell>
          <table:table-cell office:value-type="float" office:value="48957">
            <text:p>48957</text:p>
          </table:table-cell>
          <table:table-cell office:value-type="float" office:value="580.75">
            <text:p>580.75</text:p>
          </table:table-cell>
          <table:table-cell office:value-type="float" office:value="1419">
            <text:p>1419</text:p>
          </table:table-cell>
          <table:table-cell office:value-type="float" office:value="1102.25">
            <text:p>1102.25</text:p>
          </table:table-cell>
          <table:table-cell office:value-type="float" office:value="0.0333956296722254">
            <text:p>0.0333956297</text:p>
          </table:table-cell>
          <table:table-cell office:value-type="float" office:value="0.0491752148599945">
            <text:p>0.0491752149</text:p>
          </table:table-cell>
          <table:table-cell office:value-type="float" office:value="0.0225146557182834">
            <text:p>0.0225146557</text:p>
          </table:table-cell>
          <table:table-cell office:value-type="float" office:value="1.11907062929195">
            <text:p>1.1190706293</text:p>
          </table:table-cell>
          <table:table-cell office:value-type="float" office:value="1.17685292745277">
            <text:p>1.1768529275</text:p>
          </table:table-cell>
          <table:table-cell office:value-type="float" office:value="1.07979483806933">
            <text:p>1.0797948381</text:p>
          </table:table-cell>
          <table:table-cell office:value-type="float" office:value="21.1003015602964">
            <text:p>21.1003015603</text:p>
          </table:table-cell>
          <table:table-cell office:value-type="float" office:value="14.4392589558514">
            <text:p>14.4392589559</text:p>
          </table:table-cell>
          <table:table-cell office:value-type="float" office:value="31.1317756369005">
            <text:p>31.1317756369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3">
            <text:p>343</text:p>
          </table:table-cell>
          <table:table-cell office:value-type="float" office:value="691">
            <text:p>691</text:p>
          </table:table-cell>
          <table:table-cell office:value-type="float" office:value="18663">
            <text:p>18663</text:p>
          </table:table-cell>
          <table:table-cell office:value-type="float" office:value="30329">
            <text:p>30329</text:p>
          </table:table-cell>
          <table:table-cell office:value-type="float" office:value="51356">
            <text:p>51356</text:p>
          </table:table-cell>
          <table:table-cell office:value-type="float" office:value="816.625">
            <text:p>816.625</text:p>
          </table:table-cell>
          <table:table-cell office:value-type="float" office:value="578.25">
            <text:p>578.25</text:p>
          </table:table-cell>
          <table:table-cell office:value-type="float" office:value="935.125">
            <text:p>935.125</text:p>
          </table:table-cell>
          <table:table-cell office:value-type="float" office:value="0.0437563628569898">
            <text:p>0.0437563629</text:p>
          </table:table-cell>
          <table:table-cell office:value-type="float" office:value="0.0190659105146889">
            <text:p>0.0190659105</text:p>
          </table:table-cell>
          <table:table-cell office:value-type="float" office:value="0.0182086805825999">
            <text:p>0.0182086806</text:p>
          </table:table-cell>
          <table:table-cell office:value-type="float" office:value="1.15689992380879">
            <text:p>1.1568999238</text:p>
          </table:table-cell>
          <table:table-cell office:value-type="float" office:value="1.06744316433117">
            <text:p>1.0674431643</text:p>
          </table:table-cell>
          <table:table-cell office:value-type="float" office:value="1.06438023189428">
            <text:p>1.0643802319</text:p>
          </table:table-cell>
          <table:table-cell office:value-type="float" office:value="16.1851601888029">
            <text:p>16.18516018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526">
            <text:p>526</text:p>
          </table:table-cell>
          <table:table-cell office:value-type="float" office:value="743">
            <text:p>743</text:p>
          </table:table-cell>
          <table:table-cell office:value-type="float" office:value="20377">
            <text:p>20377</text:p>
          </table:table-cell>
          <table:table-cell office:value-type="float" office:value="30646">
            <text:p>30646</text:p>
          </table:table-cell>
          <table:table-cell office:value-type="float" office:value="50248">
            <text:p>50248</text:p>
          </table:table-cell>
          <table:table-cell office:value-type="float" office:value="1007.75">
            <text:p>1007.75</text:p>
          </table:table-cell>
          <table:table-cell office:value-type="float" office:value="991.5">
            <text:p>991.5</text:p>
          </table:table-cell>
          <table:table-cell office:value-type="float" office:value="732.625">
            <text:p>732.625</text:p>
          </table:table-cell>
          <table:table-cell office:value-type="float" office:value="0.0494552681945331">
            <text:p>0.0494552682</text:p>
          </table:table-cell>
          <table:table-cell office:value-type="float" office:value="0.0323533250668929">
            <text:p>0.0323533251</text:p>
          </table:table-cell>
          <table:table-cell office:value-type="float" office:value="0.0145801822958128">
            <text:p>0.0145801823</text:p>
          </table:table-cell>
          <table:table-cell office:value-type="float" office:value="1.17788725284316">
            <text:p>1.1778872528</text:p>
          </table:table-cell>
          <table:table-cell office:value-type="float" office:value="1.11528824351418">
            <text:p>1.1152882435</text:p>
          </table:table-cell>
          <table:table-cell office:value-type="float" office:value="1.05144729819827">
            <text:p>1.0514472982</text:p>
          </table:table-cell>
          <table:table-cell office:value-type="float" office:value="14.3594243393699">
            <text:p>14.3594243394</text:p>
          </table:table-cell>
          <table:table-cell office:value-type="float" office:value="21.7690294173284">
            <text:p>21.76902941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2">
            <text:p>2</text:p>
          </table:table-cell>
          <table:table-cell office:value-type="float" office:value="410">
            <text:p>410</text:p>
          </table:table-cell>
          <table:table-cell office:value-type="float" office:value="770">
            <text:p>770</text:p>
          </table:table-cell>
          <table:table-cell office:value-type="float" office:value="548">
            <text:p>548</text:p>
          </table:table-cell>
          <table:table-cell office:value-type="float" office:value="21612">
            <text:p>21612</text:p>
          </table:table-cell>
          <table:table-cell office:value-type="float" office:value="32461">
            <text:p>32461</text:p>
          </table:table-cell>
          <table:table-cell office:value-type="float" office:value="48048">
            <text:p>48048</text:p>
          </table:table-cell>
          <table:table-cell office:value-type="float" office:value="983.5">
            <text:p>983.5</text:p>
          </table:table-cell>
          <table:table-cell office:value-type="float" office:value="594.25">
            <text:p>594.25</text:p>
          </table:table-cell>
          <table:table-cell office:value-type="float" office:value="777.25">
            <text:p>777.25</text:p>
          </table:table-cell>
          <table:table-cell office:value-type="float" office:value="0.0455071256709236">
            <text:p>0.0455071257</text:p>
          </table:table-cell>
          <table:table-cell office:value-type="float" office:value="0.0183065832845569">
            <text:p>0.0183065833</text:p>
          </table:table-cell>
          <table:table-cell office:value-type="float" office:value="0.0161765318015318">
            <text:p>0.0161765318</text:p>
          </table:table-cell>
          <table:table-cell office:value-type="float" office:value="1.16333390088242">
            <text:p>1.1633339009</text:p>
          </table:table-cell>
          <table:table-cell office:value-type="float" office:value="1.0647298982394">
            <text:p>1.0647298982</text:p>
          </table:table-cell>
          <table:table-cell office:value-type="float" office:value="1.05713075446037">
            <text:p>1.0571307545</text:p>
          </table:table-cell>
          <table:table-cell office:value-type="float" office:value="15.5756217083129">
            <text:p>15.57562170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2">
            <text:p>2</text:p>
          </table:table-cell>
          <table:table-cell office:value-type="float" office:value="368">
            <text:p>368</text:p>
          </table:table-cell>
          <table:table-cell office:value-type="float" office:value="508">
            <text:p>508</text:p>
          </table:table-cell>
          <table:table-cell office:value-type="float" office:value="735">
            <text:p>735</text:p>
          </table:table-cell>
          <table:table-cell office:value-type="float" office:value="21505">
            <text:p>21505</text:p>
          </table:table-cell>
          <table:table-cell office:value-type="float" office:value="34062">
            <text:p>34062</text:p>
          </table:table-cell>
          <table:table-cell office:value-type="float" office:value="48315">
            <text:p>48315</text:p>
          </table:table-cell>
          <table:table-cell office:value-type="float" office:value="971.25">
            <text:p>971.25</text:p>
          </table:table-cell>
          <table:table-cell office:value-type="float" office:value="442.5">
            <text:p>442.5</text:p>
          </table:table-cell>
          <table:table-cell office:value-type="float" office:value="559.5">
            <text:p>559.5</text:p>
          </table:table-cell>
          <table:table-cell office:value-type="float" office:value="0.045163915368519">
            <text:p>0.0451639154</text:p>
          </table:table-cell>
          <table:table-cell office:value-type="float" office:value="0.0129910163818918">
            <text:p>0.0129910164</text:p>
          </table:table-cell>
          <table:table-cell office:value-type="float" office:value="0.0115802545793232">
            <text:p>0.0115802546</text:p>
          </table:table-cell>
          <table:table-cell office:value-type="float" office:value="1.16207167112259">
            <text:p>1.1620716711</text:p>
          </table:table-cell>
          <table:table-cell office:value-type="float" office:value="1.04579933968963">
            <text:p>1.0457993397</text:p>
          </table:table-cell>
          <table:table-cell office:value-type="float" office:value="1.04079373152803">
            <text:p>1.0407937315</text:p>
          </table:table-cell>
          <table:table-cell office:value-type="float" office:value="15.6913890153617">
            <text:p>15.69138901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44">
            <text:p>444</text:p>
          </table:table-cell>
          <table:table-cell table:number-columns-repeated="2" office:value-type="float" office:value="819">
            <text:p>819</text:p>
          </table:table-cell>
          <table:table-cell office:value-type="float" office:value="22429">
            <text:p>22429</text:p>
          </table:table-cell>
          <table:table-cell office:value-type="float" office:value="35340">
            <text:p>35340</text:p>
          </table:table-cell>
          <table:table-cell office:value-type="float" office:value="49784">
            <text:p>49784</text:p>
          </table:table-cell>
          <table:table-cell office:value-type="float" office:value="1043.75">
            <text:p>1043.75</text:p>
          </table:table-cell>
          <table:table-cell office:value-type="float" office:value="-38">
            <text:p>-38</text:p>
          </table:table-cell>
          <table:table-cell office:value-type="float" office:value="876.625">
            <text:p>876.625</text:p>
          </table:table-cell>
          <table:table-cell office:value-type="float" office:value="0.0465357349859557">
            <text:p>0.046535735</text:p>
          </table:table-cell>
          <table:table-cell office:value-type="float" office:value="-0.0010752688172043">
            <text:p>-0.0010752688</text:p>
          </table:table-cell>
          <table:table-cell office:value-type="float" office:value="0.0176085690181584">
            <text:p>0.017608569</text:p>
          </table:table-cell>
          <table:table-cell office:value-type="float" office:value="1.16711959872698">
            <text:p>1.1671195987</text:p>
          </table:table-cell>
          <table:table-cell office:value-type="float" office:value="0.996238825297722">
            <text:p>0.9962388253</text:p>
          </table:table-cell>
          <table:table-cell office:value-type="float" office:value="1.06223771250117">
            <text:p>1.0622377125</text:p>
          </table:table-cell>
          <table:table-cell office:value-type="float" office:value="15.2388906402628">
            <text:p>15.23889064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2">
            <text:p>2</text:p>
          </table:table-cell>
          <table:table-cell office:value-type="float" office:value="470">
            <text:p>470</text:p>
          </table:table-cell>
          <table:table-cell table:number-columns-repeated="2" office:value-type="float" office:value="855">
            <text:p>855</text:p>
          </table:table-cell>
          <table:table-cell office:value-type="float" office:value="23014">
            <text:p>23014</text:p>
          </table:table-cell>
          <table:table-cell office:value-type="float" office:value="34778">
            <text:p>34778</text:p>
          </table:table-cell>
          <table:table-cell office:value-type="float" office:value="49767">
            <text:p>49767</text:p>
          </table:table-cell>
          <table:table-cell office:value-type="float" office:value="779.125">
            <text:p>779.125</text:p>
          </table:table-cell>
          <table:table-cell office:value-type="float" office:value="533.875">
            <text:p>533.875</text:p>
          </table:table-cell>
          <table:table-cell office:value-type="float" office:value="-294.75">
            <text:p>-294.75</text:p>
          </table:table-cell>
          <table:table-cell office:value-type="float" office:value="0.0338543929781872">
            <text:p>0.033854393</text:p>
          </table:table-cell>
          <table:table-cell office:value-type="float" office:value="0.0153509402495831">
            <text:p>0.0153509402</text:p>
          </table:table-cell>
          <table:table-cell office:value-type="float" office:value="-0.00592259931279764">
            <text:p>-0.0059225993</text:p>
          </table:table-cell>
          <table:table-cell office:value-type="float" office:value="1.12073677047454">
            <text:p>1.1207367705</text:p>
          </table:table-cell>
          <table:table-cell office:value-type="float" office:value="1.05419016755197">
            <text:p>1.0541901676</text:p>
          </table:table-cell>
          <table:table-cell office:value-type="float" office:value="0.979339653683143">
            <text:p>0.9793396537</text:p>
          </table:table-cell>
          <table:table-cell office:value-type="float" office:value="20.8190149565213">
            <text:p>20.81901495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2">
            <text:p>2</text:p>
          </table:table-cell>
          <table:table-cell office:value-type="float" office:value="475">
            <text:p>475</text:p>
          </table:table-cell>
          <table:table-cell table:number-columns-repeated="2" office:value-type="float" office:value="872">
            <text:p>872</text:p>
          </table:table-cell>
          <table:table-cell office:value-type="float" office:value="24232">
            <text:p>24232</text:p>
          </table:table-cell>
          <table:table-cell office:value-type="float" office:value="34040">
            <text:p>34040</text:p>
          </table:table-cell>
          <table:table-cell office:value-type="float" office:value="51212">
            <text:p>51212</text:p>
          </table:table-cell>
          <table:table-cell office:value-type="float" office:value="497.25">
            <text:p>497.25</text:p>
          </table:table-cell>
          <table:table-cell office:value-type="float" office:value="568">
            <text:p>568</text:p>
          </table:table-cell>
          <table:table-cell office:value-type="float" office:value="-368.375">
            <text:p>-368.375</text:p>
          </table:table-cell>
          <table:table-cell office:value-type="float" office:value="0.0205203862660944">
            <text:p>0.0205203863</text:p>
          </table:table-cell>
          <table:table-cell office:value-type="float" office:value="0.0166862514688602">
            <text:p>0.0166862515</text:p>
          </table:table-cell>
          <table:table-cell office:value-type="float" office:value="-0.00719313832695462">
            <text:p>-0.0071931383</text:p>
          </table:table-cell>
          <table:table-cell office:value-type="float" office:value="1.07264668098625">
            <text:p>1.072646681</text:p>
          </table:table-cell>
          <table:table-cell office:value-type="float" office:value="1.05894760487765">
            <text:p>1.0589476049</text:p>
          </table:table-cell>
          <table:table-cell office:value-type="float" office:value="0.974925428684081">
            <text:p>0.9749254287</text:p>
          </table:table-cell>
          <table:table-cell office:value-type="float" office:value="34.1238668164957">
            <text:p>34.12386681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2">
            <text:p>2</text:p>
          </table:table-cell>
          <table:table-cell office:value-type="float" office:value="502">
            <text:p>502</text:p>
          </table:table-cell>
          <table:table-cell office:value-type="float" office:value="658">
            <text:p>658</text:p>
          </table:table-cell>
          <table:table-cell office:value-type="float" office:value="913">
            <text:p>913</text:p>
          </table:table-cell>
          <table:table-cell office:value-type="float" office:value="25224">
            <text:p>25224</text:p>
          </table:table-cell>
          <table:table-cell office:value-type="float" office:value="34132">
            <text:p>34132</text:p>
          </table:table-cell>
          <table:table-cell office:value-type="float" office:value="53433">
            <text:p>53433</text:p>
          </table:table-cell>
          <table:table-cell office:value-type="float" office:value="465.875">
            <text:p>465.875</text:p>
          </table:table-cell>
          <table:table-cell office:value-type="float" office:value="613.625">
            <text:p>613.625</text:p>
          </table:table-cell>
          <table:table-cell office:value-type="float" office:value="-224.75">
            <text:p>-224.75</text:p>
          </table:table-cell>
          <table:table-cell office:value-type="float" office:value="0.0184695131620679">
            <text:p>0.0184695132</text:p>
          </table:table-cell>
          <table:table-cell office:value-type="float" office:value="0.0179779971873901">
            <text:p>0.0179779972</text:p>
          </table:table-cell>
          <table:table-cell office:value-type="float" office:value="-0.00420620215971403">
            <text:p>-0.0042062022</text:p>
          </table:table-cell>
          <table:table-cell office:value-type="float" office:value="1.06531189698347">
            <text:p>1.065311897</text:p>
          </table:table-cell>
          <table:table-cell office:value-type="float" office:value="1.06355647858629">
            <text:p>1.0635564786</text:p>
          </table:table-cell>
          <table:table-cell office:value-type="float" office:value="0.985312969028753">
            <text:p>0.9853129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2">
            <text:p>2</text:p>
          </table:table-cell>
          <table:table-cell office:value-type="float" office:value="595">
            <text:p>595</text:p>
          </table:table-cell>
          <table:table-cell table:number-columns-repeated="2" office:value-type="float" office:value="1021">
            <text:p>1021</text:p>
          </table:table-cell>
          <table:table-cell office:value-type="float" office:value="26752">
            <text:p>26752</text:p>
          </table:table-cell>
          <table:table-cell office:value-type="float" office:value="35442">
            <text:p>35442</text:p>
          </table:table-cell>
          <table:table-cell office:value-type="float" office:value="51101">
            <text:p>51101</text:p>
          </table:table-cell>
          <table:table-cell office:value-type="float" office:value="-18.5">
            <text:p>-18.5</text:p>
          </table:table-cell>
          <table:table-cell office:value-type="float" office:value="603.5">
            <text:p>603.5</text:p>
          </table:table-cell>
          <table:table-cell office:value-type="float" office:value="-162">
            <text:p>-162</text:p>
          </table:table-cell>
          <table:table-cell office:value-type="float" office:value="-0.000691537081339713">
            <text:p>-0.0006915371</text:p>
          </table:table-cell>
          <table:table-cell office:value-type="float" office:value="0.0170278201004458">
            <text:p>0.0170278201</text:p>
          </table:table-cell>
          <table:table-cell office:value-type="float" office:value="-0.0031701923641416">
            <text:p>-0.0031701924</text:p>
          </table:table-cell>
          <table:table-cell office:value-type="float" office:value="0.997580557533439">
            <text:p>0.9975805575</text:p>
          </table:table-cell>
          <table:table-cell office:value-type="float" office:value="1.06016566580001">
            <text:p>1.0601656658</text:p>
          </table:table-cell>
          <table:table-cell office:value-type="float" office:value="0.988924024959971">
            <text:p>0.9889240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2">
            <text:p>2</text:p>
          </table:table-cell>
          <table:table-cell office:value-type="float" office:value="585">
            <text:p>585</text:p>
          </table:table-cell>
          <table:table-cell office:value-type="float" office:value="1031">
            <text:p>1031</text:p>
          </table:table-cell>
          <table:table-cell office:value-type="float" office:value="754">
            <text:p>754</text:p>
          </table:table-cell>
          <table:table-cell office:value-type="float" office:value="26610">
            <text:p>26610</text:p>
          </table:table-cell>
          <table:table-cell office:value-type="float" office:value="34696">
            <text:p>34696</text:p>
          </table:table-cell>
          <table:table-cell office:value-type="float" office:value="48068">
            <text:p>48068</text:p>
          </table:table-cell>
          <table:table-cell office:value-type="float" office:value="373.875">
            <text:p>373.875</text:p>
          </table:table-cell>
          <table:table-cell office:value-type="float" office:value="-155.25">
            <text:p>-155.25</text:p>
          </table:table-cell>
          <table:table-cell office:value-type="float" office:value="-317">
            <text:p>-317</text:p>
          </table:table-cell>
          <table:table-cell office:value-type="float" office:value="0.0140501691093574">
            <text:p>0.0140501691</text:p>
          </table:table-cell>
          <table:table-cell office:value-type="float" office:value="-0.00447457920221351">
            <text:p>-0.0044745792</text:p>
          </table:table-cell>
          <table:table-cell office:value-type="float" office:value="-0.00659482399933428">
            <text:p>-0.006594824</text:p>
          </table:table-cell>
          <table:table-cell office:value-type="float" office:value="1.04956251009667">
            <text:p>1.0495625101</text:p>
          </table:table-cell>
          <table:table-cell office:value-type="float" office:value="0.984378215635965">
            <text:p>0.9843782156</text:p>
          </table:table-cell>
          <table:table-cell office:value-type="float" office:value="0.977003359741351">
            <text:p>0.97700335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office:value-type="float" office:value="792">
            <text:p>792</text:p>
          </table:table-cell>
          <table:table-cell office:value-type="float" office:value="1082">
            <text:p>1082</text:p>
          </table:table-cell>
          <table:table-cell office:value-type="float" office:value="24980">
            <text:p>24980</text:p>
          </table:table-cell>
          <table:table-cell office:value-type="float" office:value="32860">
            <text:p>32860</text:p>
          </table:table-cell>
          <table:table-cell office:value-type="float" office:value="50262">
            <text:p>50262</text:p>
          </table:table-cell>
          <table:table-cell office:value-type="float" office:value="-19.875">
            <text:p>-19.875</text:p>
          </table:table-cell>
          <table:table-cell office:value-type="float" office:value="488.75">
            <text:p>488.75</text:p>
          </table:table-cell>
          <table:table-cell office:value-type="float" office:value="-354.375">
            <text:p>-354.375</text:p>
          </table:table-cell>
          <table:table-cell office:value-type="float" office:value="-0.000795636509207366">
            <text:p>-0.0007956365</text:p>
          </table:table-cell>
          <table:table-cell office:value-type="float" office:value="0.0148737066342057">
            <text:p>0.0148737066</text:p>
          </table:table-cell>
          <table:table-cell office:value-type="float" office:value="-0.00705055509132148">
            <text:p>-0.0070505551</text:p>
          </table:table-cell>
          <table:table-cell office:value-type="float" office:value="0.997216512971186">
            <text:p>0.997216513</text:p>
          </table:table-cell>
          <table:table-cell office:value-type="float" office:value="1.05249157843184">
            <text:p>1.0524915784</text:p>
          </table:table-cell>
          <table:table-cell office:value-type="float" office:value="0.975420489421483">
            <text:p>0.97542048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office:value-type="float" office:value="613">
            <text:p>613</text:p>
          </table:table-cell>
          <table:table-cell office:value-type="float" office:value="798">
            <text:p>798</text:p>
          </table:table-cell>
          <table:table-cell office:value-type="float" office:value="1102">
            <text:p>1102</text:p>
          </table:table-cell>
          <table:table-cell office:value-type="float" office:value="25232">
            <text:p>25232</text:p>
          </table:table-cell>
          <table:table-cell office:value-type="float" office:value="33636">
            <text:p>33636</text:p>
          </table:table-cell>
          <table:table-cell office:value-type="float" office:value="51838">
            <text:p>51838</text:p>
          </table:table-cell>
          <table:table-cell office:value-type="float" office:value="349">
            <text:p>349</text:p>
          </table:table-cell>
          <table:table-cell office:value-type="float" office:value="-282.5">
            <text:p>-282.5</text:p>
          </table:table-cell>
          <table:table-cell office:value-type="float" office:value="-251.75">
            <text:p>-251.75</text:p>
          </table:table-cell>
          <table:table-cell office:value-type="float" office:value="0.0138316423589093">
            <text:p>0.0138316424</text:p>
          </table:table-cell>
          <table:table-cell office:value-type="float" office:value="-0.00839873944583185">
            <text:p>-0.0083987394</text:p>
          </table:table-cell>
          <table:table-cell office:value-type="float" office:value="-0.00485647594428797">
            <text:p>-0.0048564759</text:p>
          </table:table-cell>
          <table:table-cell office:value-type="float" office:value="1.04878572434366">
            <text:p>1.0487857243</text:p>
          </table:table-cell>
          <table:table-cell office:value-type="float" office:value="0.970742668035175">
            <text:p>0.970742668</text:p>
          </table:table-cell>
          <table:table-cell office:value-type="float" office:value="0.983048561497843">
            <text:p>0.98304856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8">
            <text:p>648</text:p>
          </table:table-cell>
          <table:table-cell office:value-type="float" office:value="1162">
            <text:p>1162</text:p>
          </table:table-cell>
          <table:table-cell office:value-type="float" office:value="25822">
            <text:p>25822</text:p>
          </table:table-cell>
          <table:table-cell office:value-type="float" office:value="34540">
            <text:p>34540</text:p>
          </table:table-cell>
          <table:table-cell office:value-type="float" office:value="50433">
            <text:p>50433</text:p>
          </table:table-cell>
          <table:table-cell office:value-type="float" office:value="-23.125">
            <text:p>-23.125</text:p>
          </table:table-cell>
          <table:table-cell office:value-type="float" office:value="-114.375">
            <text:p>-114.375</text:p>
          </table:table-cell>
          <table:table-cell office:value-type="float" office:value="-185.25">
            <text:p>-185.25</text:p>
          </table:table-cell>
          <table:table-cell office:value-type="float" office:value="-0.000895554178607389">
            <text:p>-0.0008955542</text:p>
          </table:table-cell>
          <table:table-cell office:value-type="float" office:value="-0.00331137811233353">
            <text:p>-0.0033113781</text:p>
          </table:table-cell>
          <table:table-cell office:value-type="float" office:value="-0.00367319017310095">
            <text:p>-0.0036731902</text:p>
          </table:table-cell>
          <table:table-cell office:value-type="float" office:value="0.996867132328756">
            <text:p>0.9968671323</text:p>
          </table:table-cell>
          <table:table-cell office:value-type="float" office:value="0.988431668447838">
            <text:p>0.9884316684</text:p>
          </table:table-cell>
          <table:table-cell office:value-type="float" office:value="0.9871702793532">
            <text:p>0.98717027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98">
            <text:p>698</text:p>
          </table:table-cell>
          <table:table-cell office:value-type="float" office:value="1238">
            <text:p>1238</text:p>
          </table:table-cell>
          <table:table-cell office:value-type="float" office:value="25938">
            <text:p>25938</text:p>
          </table:table-cell>
          <table:table-cell office:value-type="float" office:value="34248">
            <text:p>34248</text:p>
          </table:table-cell>
          <table:table-cell office:value-type="float" office:value="51090">
            <text:p>51090</text:p>
          </table:table-cell>
          <table:table-cell office:value-type="float" office:value="86.125">
            <text:p>86.125</text:p>
          </table:table-cell>
          <table:table-cell office:value-type="float" office:value="126.5">
            <text:p>126.5</text:p>
          </table:table-cell>
          <table:table-cell office:value-type="float" office:value="-841.25">
            <text:p>-841.25</text:p>
          </table:table-cell>
          <table:table-cell office:value-type="float" office:value="0.00332041791965456">
            <text:p>0.0033204179</text:p>
          </table:table-cell>
          <table:table-cell office:value-type="float" office:value="0.00369364634431208">
            <text:p>0.0036936463</text:p>
          </table:table-cell>
          <table:table-cell office:value-type="float" office:value="-0.0164660403210022">
            <text:p>-0.0164660403</text:p>
          </table:table-cell>
          <table:table-cell office:value-type="float" office:value="1.01164307206211">
            <text:p>1.0116430721</text:p>
          </table:table-cell>
          <table:table-cell office:value-type="float" office:value="1.01295450253079">
            <text:p>1.0129545025</text:p>
          </table:table-cell>
          <table:table-cell office:value-type="float" office:value="0.942900274624844">
            <text:p>0.94290027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74">
            <text:p>674</text:p>
          </table:table-cell>
          <table:table-cell office:value-type="float" office:value="1242">
            <text:p>1242</text:p>
          </table:table-cell>
          <table:table-cell office:value-type="float" office:value="23880">
            <text:p>23880</text:p>
          </table:table-cell>
          <table:table-cell office:value-type="float" office:value="35025">
            <text:p>35025</text:p>
          </table:table-cell>
          <table:table-cell office:value-type="float" office:value="52546">
            <text:p>52546</text:p>
          </table:table-cell>
          <table:table-cell office:value-type="float" office:value="-26.375">
            <text:p>-26.375</text:p>
          </table:table-cell>
          <table:table-cell office:value-type="float" office:value="-352.75">
            <text:p>-352.75</text:p>
          </table:table-cell>
          <table:table-cell office:value-type="float" office:value="-416">
            <text:p>-416</text:p>
          </table:table-cell>
          <table:table-cell office:value-type="float" office:value="-0.00110448073701843">
            <text:p>-0.0011044807</text:p>
          </table:table-cell>
          <table:table-cell office:value-type="float" office:value="-0.0100713775874375">
            <text:p>-0.0100713776</text:p>
          </table:table-cell>
          <table:table-cell office:value-type="float" office:value="-0.00791687283523008">
            <text:p>-0.0079168728</text:p>
          </table:table-cell>
          <table:table-cell office:value-type="float" office:value="0.996136708380725">
            <text:p>0.9961367084</text:p>
          </table:table-cell>
          <table:table-cell office:value-type="float" office:value="0.964948986431126">
            <text:p>0.9649489864</text:p>
          </table:table-cell>
          <table:table-cell office:value-type="float" office:value="0.972413791752654">
            <text:p>0.97241379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6">
            <text:p>726</text:p>
          </table:table-cell>
          <table:table-cell office:value-type="float" office:value="1323">
            <text:p>1323</text:p>
          </table:table-cell>
          <table:table-cell office:value-type="float" office:value="24730">
            <text:p>24730</text:p>
          </table:table-cell>
          <table:table-cell office:value-type="float" office:value="35943">
            <text:p>35943</text:p>
          </table:table-cell>
          <table:table-cell office:value-type="float" office:value="51168">
            <text:p>51168</text:p>
          </table:table-cell>
          <table:table-cell office:value-type="float" office:value="-183.75">
            <text:p>-183.75</text:p>
          </table:table-cell>
          <table:table-cell office:value-type="float" office:value="-860.5">
            <text:p>-860.5</text:p>
          </table:table-cell>
          <table:table-cell office:value-type="float" office:value="-186.375">
            <text:p>-186.375</text:p>
          </table:table-cell>
          <table:table-cell office:value-type="float" office:value="-0.00743024666397089">
            <text:p>-0.0074302467</text:p>
          </table:table-cell>
          <table:table-cell office:value-type="float" office:value="-0.023940683860557">
            <text:p>-0.0239406839</text:p>
          </table:table-cell>
          <table:table-cell office:value-type="float" office:value="-0.00364241322701689">
            <text:p>-0.0036424132</text:p>
          </table:table-cell>
          <table:table-cell office:value-type="float" office:value="0.974102345464457">
            <text:p>0.9741023455</text:p>
          </table:table-cell>
          <table:table-cell office:value-type="float" office:value="0.917330992921724">
            <text:p>0.9173309929</text:p>
          </table:table-cell>
          <table:table-cell office:value-type="float" office:value="0.987277557366709">
            <text:p>0.9872775574</text:p>
          </table:table-cell>
          <table:table-cell office:value-type="float" office:value="0">
            <text:p>0</text:p>
          </table:table-cell>
          <table:table-cell office:value-type="float" office:value="-28.6047159959139">
            <text:p>-28.60471599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76">
            <text:p>776</text:p>
          </table:table-cell>
          <table:table-cell office:value-type="float" office:value="1402">
            <text:p>1402</text:p>
          </table:table-cell>
          <table:table-cell office:value-type="float" office:value="23387">
            <text:p>23387</text:p>
          </table:table-cell>
          <table:table-cell office:value-type="float" office:value="33535">
            <text:p>33535</text:p>
          </table:table-cell>
          <table:table-cell office:value-type="float" office:value="48822">
            <text:p>48822</text:p>
          </table:table-cell>
          <table:table-cell office:value-type="float" office:value="-1067.25">
            <text:p>-1067.25</text:p>
          </table:table-cell>
          <table:table-cell office:value-type="float" office:value="-146.125">
            <text:p>-146.125</text:p>
          </table:table-cell>
          <table:table-cell office:value-type="float" office:value="-181.75">
            <text:p>-181.75</text:p>
          </table:table-cell>
          <table:table-cell office:value-type="float" office:value="-0.0456343267627314">
            <text:p>-0.0456343268</text:p>
          </table:table-cell>
          <table:table-cell office:value-type="float" office:value="-0.00435738780378709">
            <text:p>-0.0043573878</text:p>
          </table:table-cell>
          <table:table-cell office:value-type="float" office:value="-0.00372270697636312">
            <text:p>-0.003722707</text:p>
          </table:table-cell>
          <table:table-cell office:value-type="float" office:value="0.844361540217452">
            <text:p>0.8443615402</text:p>
          </table:table-cell>
          <table:table-cell office:value-type="float" office:value="0.984786356870551">
            <text:p>0.9847863569</text:p>
          </table:table-cell>
          <table:table-cell office:value-type="float" office:value="0.986997688335304">
            <text:p>0.9869976883</text:p>
          </table:table-cell>
          <table:table-cell office:value-type="float" office:value="-14.8398904955587">
            <text:p>-14.83989049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747">
            <text:p>747</text:p>
          </table:table-cell>
          <table:table-cell office:value-type="float" office:value="996">
            <text:p>996</text:p>
          </table:table-cell>
          <table:table-cell office:value-type="float" office:value="1403">
            <text:p>1403</text:p>
          </table:table-cell>
          <table:table-cell office:value-type="float" office:value="20640">
            <text:p>20640</text:p>
          </table:table-cell>
          <table:table-cell office:value-type="float" office:value="32926">
            <text:p>32926</text:p>
          </table:table-cell>
          <table:table-cell office:value-type="float" office:value="50005">
            <text:p>50005</text:p>
          </table:table-cell>
          <table:table-cell office:value-type="float" office:value="-1588.5">
            <text:p>-1588.5</text:p>
          </table:table-cell>
          <table:table-cell office:value-type="float" office:value="92.75">
            <text:p>92.75</text:p>
          </table:table-cell>
          <table:table-cell office:value-type="float" office:value="-1293.625">
            <text:p>-1293.625</text:p>
          </table:table-cell>
          <table:table-cell office:value-type="float" office:value="-0.0769622093023256">
            <text:p>-0.0769622093</text:p>
          </table:table-cell>
          <table:table-cell office:value-type="float" office:value="0.00281692279657414">
            <text:p>0.0028169228</text:p>
          </table:table-cell>
          <table:table-cell office:value-type="float" office:value="-0.0258699130086991">
            <text:p>-0.025869913</text:p>
          </table:table-cell>
          <table:table-cell office:value-type="float" office:value="0.742241703496823">
            <text:p>0.7422417035</text:p>
          </table:table-cell>
          <table:table-cell office:value-type="float" office:value="1.00987478249393">
            <text:p>1.0098747825</text:p>
          </table:table-cell>
          <table:table-cell office:value-type="float" office:value="0.910767039171745">
            <text:p>0.9107670392</text:p>
          </table:table-cell>
          <table:table-cell office:value-type="float" office:value="-8.65513264510734">
            <text:p>-8.6551326451</text:p>
          </table:table-cell>
          <table:table-cell office:value-type="float" office:value="0">
            <text:p>0</text:p>
          </table:table-cell>
          <table:table-cell office:value-type="float" office:value="-26.4454768666576">
            <text:p>-26.445476866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87">
            <text:p>687</text:p>
          </table:table-cell>
          <table:table-cell office:value-type="float" office:value="1370">
            <text:p>1370</text:p>
          </table:table-cell>
          <table:table-cell office:value-type="float" office:value="19067">
            <text:p>19067</text:p>
          </table:table-cell>
          <table:table-cell office:value-type="float" office:value="30530">
            <text:p>30530</text:p>
          </table:table-cell>
          <table:table-cell office:value-type="float" office:value="50929">
            <text:p>50929</text:p>
          </table:table-cell>
          <table:table-cell office:value-type="float" office:value="-929.5">
            <text:p>-929.5</text:p>
          </table:table-cell>
          <table:table-cell office:value-type="float" office:value="68.875">
            <text:p>68.875</text:p>
          </table:table-cell>
          <table:table-cell office:value-type="float" office:value="-694.375">
            <text:p>-694.375</text:p>
          </table:table-cell>
          <table:table-cell office:value-type="float" office:value="-0.0487491477421723">
            <text:p>-0.0487491477</text:p>
          </table:table-cell>
          <table:table-cell office:value-type="float" office:value="0.00225597772682607">
            <text:p>0.0022559777</text:p>
          </table:table-cell>
          <table:table-cell office:value-type="float" office:value="-0.013634176991498">
            <text:p>-0.013634177</text:p>
          </table:table-cell>
          <table:table-cell office:value-type="float" office:value="0.83403588253735">
            <text:p>0.8340358825</text:p>
          </table:table-cell>
          <table:table-cell office:value-type="float" office:value="1.00790589733748">
            <text:p>1.0079058973</text:p>
          </table:table-cell>
          <table:table-cell office:value-type="float" office:value="0.952644726462939">
            <text:p>0.9526447265</text:p>
          </table:table-cell>
          <table:table-cell office:value-type="float" office:value="-13.8691919950813">
            <text:p>-13.86919199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744">
            <text:p>744</text:p>
          </table:table-cell>
          <table:table-cell office:value-type="float" office:value="1016">
            <text:p>1016</text:p>
          </table:table-cell>
          <table:table-cell office:value-type="float" office:value="1455">
            <text:p>1455</text:p>
          </table:table-cell>
          <table:table-cell office:value-type="float" office:value="19900">
            <text:p>19900</text:p>
          </table:table-cell>
          <table:table-cell office:value-type="float" office:value="31642">
            <text:p>31642</text:p>
          </table:table-cell>
          <table:table-cell office:value-type="float" office:value="48998">
            <text:p>48998</text:p>
          </table:table-cell>
          <table:table-cell office:value-type="float" office:value="-981.75">
            <text:p>-981.75</text:p>
          </table:table-cell>
          <table:table-cell office:value-type="float" office:value="-298.5">
            <text:p>-298.5</text:p>
          </table:table-cell>
          <table:table-cell office:value-type="float" office:value="-516.5">
            <text:p>-516.5</text:p>
          </table:table-cell>
          <table:table-cell office:value-type="float" office:value="-0.0493341708542714">
            <text:p>-0.0493341709</text:p>
          </table:table-cell>
          <table:table-cell office:value-type="float" office:value="-0.00943366411731243">
            <text:p>-0.0094336641</text:p>
          </table:table-cell>
          <table:table-cell office:value-type="float" office:value="-0.0105412465814931">
            <text:p>-0.0105412466</text:p>
          </table:table-cell>
          <table:table-cell office:value-type="float" office:value="0.832100768421252">
            <text:p>0.8321007684</text:p>
          </table:table-cell>
          <table:table-cell office:value-type="float" office:value="0.967156603866016">
            <text:p>0.9671566039</text:p>
          </table:table-cell>
          <table:table-cell office:value-type="float" office:value="0.963323428008578">
            <text:p>0.963323428</text:p>
          </table:table-cell>
          <table:table-cell office:value-type="float" office:value="-13.7005463499448">
            <text:p>-13.70054634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704">
            <text:p>704</text:p>
          </table:table-cell>
          <table:table-cell office:value-type="float" office:value="1440">
            <text:p>1440</text:p>
          </table:table-cell>
          <table:table-cell office:value-type="float" office:value="17600">
            <text:p>17600</text:p>
          </table:table-cell>
          <table:table-cell office:value-type="float" office:value="30283">
            <text:p>30283</text:p>
          </table:table-cell>
          <table:table-cell office:value-type="float" office:value="45369">
            <text:p>45369</text:p>
          </table:table-cell>
          <table:table-cell office:value-type="float" office:value="-548.375">
            <text:p>-548.375</text:p>
          </table:table-cell>
          <table:table-cell office:value-type="float" office:value="-361.5">
            <text:p>-361.5</text:p>
          </table:table-cell>
          <table:table-cell office:value-type="float" office:value="-1073.625">
            <text:p>-1073.625</text:p>
          </table:table-cell>
          <table:table-cell office:value-type="float" office:value="-0.0311576704545455">
            <text:p>-0.0311576705</text:p>
          </table:table-cell>
          <table:table-cell office:value-type="float" office:value="-0.0119373906151966">
            <text:p>-0.0119373906</text:p>
          </table:table-cell>
          <table:table-cell office:value-type="float" office:value="-0.0236642861866032">
            <text:p>-0.0236642862</text:p>
          </table:table-cell>
          <table:table-cell office:value-type="float" office:value="0.892850922248273">
            <text:p>0.8928509222</text:p>
          </table:table-cell>
          <table:table-cell office:value-type="float" office:value="0.958498435384423">
            <text:p>0.9584984354</text:p>
          </table:table-cell>
          <table:table-cell office:value-type="float" office:value="0.918272595290703">
            <text:p>0.9182725953</text:p>
          </table:table-cell>
          <table:table-cell office:value-type="float" office:value="-21.8980359583288">
            <text:p>-21.8980359583</text:p>
          </table:table-cell>
          <table:table-cell office:value-type="float" office:value="0">
            <text:p>0</text:p>
          </table:table-cell>
          <table:table-cell office:value-type="float" office:value="-28.9428983063157">
            <text:p>-28.9428983063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27">
            <text:p>627</text:p>
          </table:table-cell>
          <table:table-cell table:number-columns-repeated="2" office:value-type="float" office:value="1385">
            <text:p>1385</text:p>
          </table:table-cell>
          <table:table-cell office:value-type="float" office:value="15640">
            <text:p>15640</text:p>
          </table:table-cell>
          <table:table-cell office:value-type="float" office:value="28470">
            <text:p>28470</text:p>
          </table:table-cell>
          <table:table-cell office:value-type="float" office:value="47526">
            <text:p>47526</text:p>
          </table:table-cell>
          <table:table-cell office:value-type="float" office:value="-290">
            <text:p>-290</text:p>
          </table:table-cell>
          <table:table-cell office:value-type="float" office:value="-869.125">
            <text:p>-869.125</text:p>
          </table:table-cell>
          <table:table-cell office:value-type="float" office:value="-1277.875">
            <text:p>-1277.875</text:p>
          </table:table-cell>
          <table:table-cell office:value-type="float" office:value="-0.018542199488491">
            <text:p>-0.0185421995</text:p>
          </table:table-cell>
          <table:table-cell office:value-type="float" office:value="-0.0305277485072006">
            <text:p>-0.0305277485</text:p>
          </table:table-cell>
          <table:table-cell office:value-type="float" office:value="-0.0268879139839246">
            <text:p>-0.026887914</text:p>
          </table:table-cell>
          <table:table-cell office:value-type="float" office:value="0.935776175587548">
            <text:p>0.9357761756</text:p>
          </table:table-cell>
          <table:table-cell office:value-type="float" office:value="0.894979489345479">
            <text:p>0.8949794893</text:p>
          </table:table-cell>
          <table:table-cell office:value-type="float" office:value="0.907309302496342">
            <text:p>0.9073093025</text:p>
          </table:table-cell>
          <table:table-cell office:value-type="float" office:value="0">
            <text:p>0</text:p>
          </table:table-cell>
          <table:table-cell office:value-type="float" office:value="-22.3571155246185">
            <text:p>-22.3571155246</text:p>
          </table:table-cell>
          <table:table-cell office:value-type="float" office:value="-25.4309876592865">
            <text:p>-25.4309876593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37">
            <text:p>737</text:p>
          </table:table-cell>
          <table:table-cell office:value-type="float" office:value="1037">
            <text:p>1037</text:p>
          </table:table-cell>
          <table:table-cell office:value-type="float" office:value="1515">
            <text:p>1515</text:p>
          </table:table-cell>
          <table:table-cell office:value-type="float" office:value="18180">
            <text:p>18180</text:p>
          </table:table-cell>
          <table:table-cell office:value-type="float" office:value="29810">
            <text:p>29810</text:p>
          </table:table-cell>
          <table:table-cell office:value-type="float" office:value="49252">
            <text:p>49252</text:p>
          </table:table-cell>
          <table:table-cell office:value-type="float" office:value="-297.5">
            <text:p>-297.5</text:p>
          </table:table-cell>
          <table:table-cell office:value-type="float" office:value="396">
            <text:p>396</text:p>
          </table:table-cell>
          <table:table-cell office:value-type="float" office:value="-724">
            <text:p>-724</text:p>
          </table:table-cell>
          <table:table-cell office:value-type="float" office:value="-0.0163641364136414">
            <text:p>-0.0163641364</text:p>
          </table:table-cell>
          <table:table-cell office:value-type="float" office:value="0.0132841328413284">
            <text:p>0.0132841328</text:p>
          </table:table-cell>
          <table:table-cell office:value-type="float" office:value="-0.0146999106635264">
            <text:p>-0.0146999107</text:p>
          </table:table-cell>
          <table:table-cell office:value-type="float" office:value="0.943250381074961">
            <text:p>0.9432503811</text:p>
          </table:table-cell>
          <table:table-cell office:value-type="float" office:value="1.04684034258793">
            <text:p>1.0468403426</text:p>
          </table:table-cell>
          <table:table-cell office:value-type="float" office:value="0.948973843929748">
            <text:p>0.94897384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70">
            <text:p>870</text:p>
          </table:table-cell>
          <table:table-cell office:value-type="float" office:value="1178">
            <text:p>1178</text:p>
          </table:table-cell>
          <table:table-cell office:value-type="float" office:value="1666">
            <text:p>1666</text:p>
          </table:table-cell>
          <table:table-cell office:value-type="float" office:value="19760">
            <text:p>19760</text:p>
          </table:table-cell>
          <table:table-cell office:value-type="float" office:value="30426">
            <text:p>30426</text:p>
          </table:table-cell>
          <table:table-cell office:value-type="float" office:value="47438">
            <text:p>47438</text:p>
          </table:table-cell>
          <table:table-cell office:value-type="float" office:value="-737.5">
            <text:p>-737.5</text:p>
          </table:table-cell>
          <table:table-cell office:value-type="float" office:value="453.75">
            <text:p>453.75</text:p>
          </table:table-cell>
          <table:table-cell office:value-type="float" office:value="-1213.875">
            <text:p>-1213.875</text:p>
          </table:table-cell>
          <table:table-cell office:value-type="float" office:value="-0.0373228744939271">
            <text:p>-0.0373228745</text:p>
          </table:table-cell>
          <table:table-cell office:value-type="float" office:value="0.0149132321041215">
            <text:p>0.0149132321</text:p>
          </table:table-cell>
          <table:table-cell office:value-type="float" office:value="-0.0255886630970952">
            <text:p>-0.0255886631</text:p>
          </table:table-cell>
          <table:table-cell office:value-type="float" office:value="0.872100213313814">
            <text:p>0.8721002133</text:p>
          </table:table-cell>
          <table:table-cell office:value-type="float" office:value="1.05263222516834">
            <text:p>1.0526322252</text:p>
          </table:table-cell>
          <table:table-cell office:value-type="float" office:value="0.911723047331196">
            <text:p>0.9117230473</text:p>
          </table:table-cell>
          <table:table-cell office:value-type="float" office:value="-18.2228744837707">
            <text:p>-18.2228744838</text:p>
          </table:table-cell>
          <table:table-cell office:value-type="float" office:value="0">
            <text:p>0</text:p>
          </table:table-cell>
          <table:table-cell office:value-type="float" office:value="-26.7399867541763">
            <text:p>-26.7399867542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table:number-columns-repeated="3" office:value-type="float" office:value="3">
            <text:p>3</text:p>
          </table:table-cell>
          <table:table-cell office:value-type="float" office:value="900">
            <text:p>900</text:p>
          </table:table-cell>
          <table:table-cell table:number-columns-repeated="2" office:value-type="float" office:value="1715">
            <text:p>1715</text:p>
          </table:table-cell>
          <table:table-cell office:value-type="float" office:value="17600">
            <text:p>17600</text:p>
          </table:table-cell>
          <table:table-cell office:value-type="float" office:value="28364">
            <text:p>28364</text:p>
          </table:table-cell>
          <table:table-cell office:value-type="float" office:value="47880">
            <text:p>47880</text:p>
          </table:table-cell>
          <table:table-cell office:value-type="float" office:value="-548.375">
            <text:p>-548.375</text:p>
          </table:table-cell>
          <table:table-cell office:value-type="float" office:value="-246.75">
            <text:p>-246.75</text:p>
          </table:table-cell>
          <table:table-cell office:value-type="float" office:value="141">
            <text:p>141</text:p>
          </table:table-cell>
          <table:table-cell office:value-type="float" office:value="-0.0311576704545455">
            <text:p>-0.0311576705</text:p>
          </table:table-cell>
          <table:table-cell office:value-type="float" office:value="-0.00869940769990128">
            <text:p>-0.0086994077</text:p>
          </table:table-cell>
          <table:table-cell office:value-type="float" office:value="0.00294486215538847">
            <text:p>0.0029448622</text:p>
          </table:table-cell>
          <table:table-cell office:value-type="float" office:value="0.892850922248273">
            <text:p>0.8928509222</text:p>
          </table:table-cell>
          <table:table-cell office:value-type="float" office:value="0.969700405251231">
            <text:p>0.9697004053</text:p>
          </table:table-cell>
          <table:table-cell office:value-type="float" office:value="1.01032401508156">
            <text:p>1.0103240151</text:p>
          </table:table-cell>
          <table:table-cell office:value-type="float" office:value="-21.8980359583288">
            <text:p>-21.89803595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table:number-columns-repeated="3" office:value-type="float" office:value="3">
            <text:p>3</text:p>
          </table:table-cell>
          <table:table-cell office:value-type="float" office:value="905">
            <text:p>905</text:p>
          </table:table-cell>
          <table:table-cell table:number-columns-repeated="2" office:value-type="float" office:value="1738">
            <text:p>1738</text:p>
          </table:table-cell>
          <table:table-cell office:value-type="float" office:value="15640">
            <text:p>15640</text:p>
          </table:table-cell>
          <table:table-cell office:value-type="float" office:value="25522">
            <text:p>25522</text:p>
          </table:table-cell>
          <table:table-cell office:value-type="float" office:value="47136">
            <text:p>47136</text:p>
          </table:table-cell>
          <table:table-cell office:value-type="float" office:value="-290">
            <text:p>-290</text:p>
          </table:table-cell>
          <table:table-cell office:value-type="float" office:value="5.25">
            <text:p>5.25</text:p>
          </table:table-cell>
          <table:table-cell office:value-type="float" office:value="729">
            <text:p>729</text:p>
          </table:table-cell>
          <table:table-cell office:value-type="float" office:value="-0.018542199488491">
            <text:p>-0.0185421995</text:p>
          </table:table-cell>
          <table:table-cell office:value-type="float" office:value="0.000205704882062534">
            <text:p>0.0002057049</text:p>
          </table:table-cell>
          <table:table-cell office:value-type="float" office:value="0.0154658859470468">
            <text:p>0.0154658859</text:p>
          </table:table-cell>
          <table:table-cell office:value-type="float" office:value="0.935776175587548">
            <text:p>0.9357761756</text:p>
          </table:table-cell>
          <table:table-cell office:value-type="float" office:value="1.00072005002364">
            <text:p>1.00072005</text:p>
          </table:table-cell>
          <table:table-cell office:value-type="float" office:value="1.05459942032579">
            <text:p>1.05459942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table:number-columns-repeated="3" office:value-type="float" office:value="3">
            <text:p>3</text:p>
          </table:table-cell>
          <table:table-cell office:value-type="float" office:value="927">
            <text:p>927</text:p>
          </table:table-cell>
          <table:table-cell table:number-columns-repeated="2" office:value-type="float" office:value="1780">
            <text:p>1780</text:p>
          </table:table-cell>
          <table:table-cell office:value-type="float" office:value="16321">
            <text:p>16321</text:p>
          </table:table-cell>
          <table:table-cell office:value-type="float" office:value="26039">
            <text:p>26039</text:p>
          </table:table-cell>
          <table:table-cell office:value-type="float" office:value="48072">
            <text:p>48072</text:p>
          </table:table-cell>
          <table:table-cell office:value-type="float" office:value="-1248.875">
            <text:p>-1248.875</text:p>
          </table:table-cell>
          <table:table-cell office:value-type="float" office:value="-1249.875">
            <text:p>-1249.875</text:p>
          </table:table-cell>
          <table:table-cell office:value-type="float" office:value="771">
            <text:p>771</text:p>
          </table:table-cell>
          <table:table-cell office:value-type="float" office:value="-0.0765195147356167">
            <text:p>-0.0765195147</text:p>
          </table:table-cell>
          <table:table-cell office:value-type="float" office:value="-0.0480001152117977">
            <text:p>-0.0480001152</text:p>
          </table:table-cell>
          <table:table-cell office:value-type="float" office:value="0.0160384423364953">
            <text:p>0.0160384423</text:p>
          </table:table-cell>
          <table:table-cell office:value-type="float" office:value="0.743657961250675">
            <text:p>0.7436579613</text:p>
          </table:table-cell>
          <table:table-cell office:value-type="float" office:value="0.836515458436986">
            <text:p>0.8365154584</text:p>
          </table:table-cell>
          <table:table-cell office:value-type="float" office:value="1.05663872217759">
            <text:p>1.0566387222</text:p>
          </table:table-cell>
          <table:table-cell office:value-type="float" office:value="-8.70726539506988">
            <text:p>-8.7072653951</text:p>
          </table:table-cell>
          <table:table-cell office:value-type="float" office:value="-14.0911167782272">
            <text:p>-14.09111677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table:number-columns-repeated="3" office:value-type="float" office:value="3">
            <text:p>3</text:p>
          </table:table-cell>
          <table:table-cell office:value-type="float" office:value="905">
            <text:p>905</text:p>
          </table:table-cell>
          <table:table-cell office:value-type="float" office:value="1244">
            <text:p>1244</text:p>
          </table:table-cell>
          <table:table-cell office:value-type="float" office:value="1776">
            <text:p>1776</text:p>
          </table:table-cell>
          <table:table-cell office:value-type="float" office:value="13300">
            <text:p>13300</text:p>
          </table:table-cell>
          <table:table-cell office:value-type="float" office:value="25540">
            <text:p>25540</text:p>
          </table:table-cell>
          <table:table-cell office:value-type="float" office:value="45768">
            <text:p>45768</text:p>
          </table:table-cell>
          <table:table-cell office:value-type="float" office:value="-914.875">
            <text:p>-914.875</text:p>
          </table:table-cell>
          <table:table-cell office:value-type="float" office:value="12.5">
            <text:p>12.5</text:p>
          </table:table-cell>
          <table:table-cell office:value-type="float" office:value="258">
            <text:p>258</text:p>
          </table:table-cell>
          <table:table-cell office:value-type="float" office:value="-0.0687875939849624">
            <text:p>-0.068787594</text:p>
          </table:table-cell>
          <table:table-cell office:value-type="float" office:value="0.000489428347689898">
            <text:p>0.0004894283</text:p>
          </table:table-cell>
          <table:table-cell office:value-type="float" office:value="0.0056371263765076">
            <text:p>0.0056371264</text:p>
          </table:table-cell>
          <table:table-cell office:value-type="float" office:value="0.768517617901662">
            <text:p>0.7685176179</text:p>
          </table:table-cell>
          <table:table-cell office:value-type="float" office:value="1.00171346871553">
            <text:p>1.0017134687</text:p>
          </table:table-cell>
          <table:table-cell office:value-type="float" office:value="1.01979222561759">
            <text:p>1.0197922256</text:p>
          </table:table-cell>
          <table:table-cell office:value-type="float" office:value="-9.72594085284546">
            <text:p>-9.72594085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table:number-columns-repeated="3" office:value-type="float" office:value="3">
            <text:p>3</text:p>
          </table:table-cell>
          <table:table-cell office:value-type="float" office:value="829">
            <text:p>829</text:p>
          </table:table-cell>
          <table:table-cell table:number-columns-repeated="2" office:value-type="float" office:value="1721">
            <text:p>1721</text:p>
          </table:table-cell>
          <table:table-cell office:value-type="float" office:value="13186">
            <text:p>13186</text:p>
          </table:table-cell>
          <table:table-cell office:value-type="float" office:value="24724">
            <text:p>24724</text:p>
          </table:table-cell>
          <table:table-cell office:value-type="float" office:value="43752">
            <text:p>43752</text:p>
          </table:table-cell>
          <table:table-cell office:value-type="float" office:value="-507.125">
            <text:p>-507.125</text:p>
          </table:table-cell>
          <table:table-cell office:value-type="float" office:value="-43.75">
            <text:p>-43.75</text:p>
          </table:table-cell>
          <table:table-cell office:value-type="float" office:value="9">
            <text:p>9</text:p>
          </table:table-cell>
          <table:table-cell office:value-type="float" office:value="-0.0384593508266343">
            <text:p>-0.0384593508</text:p>
          </table:table-cell>
          <table:table-cell office:value-type="float" office:value="-0.00176953567383918">
            <text:p>-0.0017695357</text:p>
          </table:table-cell>
          <table:table-cell office:value-type="float" office:value="0.000205704882062534">
            <text:p>0.0002057049</text:p>
          </table:table-cell>
          <table:table-cell office:value-type="float" office:value="0.868291350572152">
            <text:p>0.8682913506</text:p>
          </table:table-cell>
          <table:table-cell office:value-type="float" office:value="0.993812762404305">
            <text:p>0.9938127624</text:p>
          </table:table-cell>
          <table:table-cell office:value-type="float" office:value="1.00072005002364">
            <text:p>1.00072005</text:p>
          </table:table-cell>
          <table:table-cell office:value-type="float" office:value="-17.6740129294486">
            <text:p>-17.67401292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table:number-columns-repeated="3" office:value-type="float" office:value="3">
            <text:p>3</text:p>
          </table:table-cell>
          <table:table-cell office:value-type="float" office:value="884">
            <text:p>884</text:p>
          </table:table-cell>
          <table:table-cell table:number-columns-repeated="2" office:value-type="float" office:value="1798">
            <text:p>1798</text:p>
          </table:table-cell>
          <table:table-cell office:value-type="float" office:value="14972">
            <text:p>14972</text:p>
          </table:table-cell>
          <table:table-cell office:value-type="float" office:value="25532">
            <text:p>25532</text:p>
          </table:table-cell>
          <table:table-cell office:value-type="float" office:value="47136">
            <text:p>47136</text:p>
          </table:table-cell>
          <table:table-cell office:value-type="float" office:value="-111.625">
            <text:p>-111.625</text:p>
          </table:table-cell>
          <table:table-cell office:value-type="float" office:value="-34.125">
            <text:p>-34.125</text:p>
          </table:table-cell>
          <table:table-cell office:value-type="float" office:value="-63">
            <text:p>-63</text:p>
          </table:table-cell>
          <table:table-cell office:value-type="float" office:value="-0.00745558375634518">
            <text:p>-0.0074555838</text:p>
          </table:table-cell>
          <table:table-cell table:number-columns-repeated="2" office:value-type="float" office:value="-0.00133655804480652">
            <text:p>-0.001336558</text:p>
          </table:table-cell>
          <table:table-cell office:value-type="float" office:value="0.974014404881922">
            <text:p>0.9740144049</text:p>
          </table:table-cell>
          <table:table-cell table:number-columns-repeated="2" office:value-type="float" office:value="0.995325548162495">
            <text:p>0.99532554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5">
            <text:p>215</text:p>
          </table:table-cell>
          <table:table-cell office:value-type="float" office:value="10929.6">
            <text:p>10929.6</text:p>
          </table:table-cell>
          <table:table-cell office:value-type="float" office:value="34379.2">
            <text:p>34379.2</text:p>
          </table:table-cell>
          <table:table-cell office:value-type="float" office:value="27.538">
            <text:p>27.53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002">
            <text:p>1002</text:p>
          </table:table-cell>
          <table:table-cell office:value-type="float" office:value="1940">
            <text:p>1940</text:p>
          </table:table-cell>
          <table:table-cell office:value-type="float" office:value="16929">
            <text:p>16929</text:p>
          </table:table-cell>
          <table:table-cell office:value-type="float" office:value="25688">
            <text:p>25688</text:p>
          </table:table-cell>
          <table:table-cell office:value-type="float" office:value="49320">
            <text:p>49320</text:p>
          </table:table-cell>
          <table:table-cell office:value-type="float" office:value="-299.25">
            <text:p>-299.25</text:p>
          </table:table-cell>
          <table:table-cell office:value-type="float" office:value="-958.75">
            <text:p>-958.75</text:p>
          </table:table-cell>
          <table:table-cell office:value-type="float" office:value="-669">
            <text:p>-669</text:p>
          </table:table-cell>
          <table:table-cell office:value-type="float" office:value="-0.0176767676767677">
            <text:p>-0.0176767677</text:p>
          </table:table-cell>
          <table:table-cell office:value-type="float" office:value="-0.0373228744939271">
            <text:p>-0.0373228745</text:p>
          </table:table-cell>
          <table:table-cell office:value-type="float" office:value="-0.0135644768856448">
            <text:p>-0.0135644769</text:p>
          </table:table-cell>
          <table:table-cell office:value-type="float" office:value="0.93874375063769">
            <text:p>0.9387437506</text:p>
          </table:table-cell>
          <table:table-cell office:value-type="float" office:value="0.872100213313814">
            <text:p>0.8721002133</text:p>
          </table:table-cell>
          <table:table-cell office:value-type="float" office:value="0.952884961165279">
            <text:p>0.9528849612</text:p>
          </table:table-cell>
          <table:table-cell office:value-type="float" office:value="0">
            <text:p>0</text:p>
          </table:table-cell>
          <table:table-cell office:value-type="float" office:value="-18.2228744837707">
            <text:p>-18.22287448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22.2">
            <text:p>222.2</text:p>
          </table:table-cell>
          <table:table-cell office:value-type="float" office:value="11237.8">
            <text:p>11237.8</text:p>
          </table:table-cell>
          <table:table-cell office:value-type="float" office:value="33122.8">
            <text:p>33122.8</text:p>
          </table:table-cell>
          <table:table-cell office:value-type="float" office:value="26.658">
            <text:p>26.65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032">
            <text:p>1032</text:p>
          </table:table-cell>
          <table:table-cell office:value-type="float" office:value="1995">
            <text:p>1995</text:p>
          </table:table-cell>
          <table:table-cell office:value-type="float" office:value="14000">
            <text:p>14000</text:p>
          </table:table-cell>
          <table:table-cell office:value-type="float" office:value="25922">
            <text:p>25922</text:p>
          </table:table-cell>
          <table:table-cell office:value-type="float" office:value="48624">
            <text:p>48624</text:p>
          </table:table-cell>
          <table:table-cell office:value-type="float" office:value="22.5">
            <text:p>22.5</text:p>
          </table:table-cell>
          <table:table-cell office:value-type="float" office:value="373.75">
            <text:p>373.75</text:p>
          </table:table-cell>
          <table:table-cell office:value-type="float" office:value="-423">
            <text:p>-423</text:p>
          </table:table-cell>
          <table:table-cell office:value-type="float" office:value="0.00160714285714286">
            <text:p>0.0016071429</text:p>
          </table:table-cell>
          <table:table-cell office:value-type="float" office:value="0.0144182547642929">
            <text:p>0.0144182548</text:p>
          </table:table-cell>
          <table:table-cell office:value-type="float" office:value="-0.00869940769990128">
            <text:p>-0.0086994077</text:p>
          </table:table-cell>
          <table:table-cell office:value-type="float" office:value="1.0056300625">
            <text:p>1.0056300625</text:p>
          </table:table-cell>
          <table:table-cell office:value-type="float" office:value="1.0508713483731">
            <text:p>1.0508713484</text:p>
          </table:table-cell>
          <table:table-cell office:value-type="float" office:value="0.969700405251231">
            <text:p>0.96970040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21-03-23">
            <text:p>03/23/21</text:p>
          </table:table-cell>
          <table:table-cell office:value-type="float" office:value="252">
            <text:p>252</text:p>
          </table:table-cell>
          <table:table-cell office:value-type="float" office:value="11873">
            <text:p>11873</text:p>
          </table:table-cell>
          <table:table-cell office:value-type="float" office:value="19279">
            <text:p>19279</text:p>
          </table:table-cell>
          <table:table-cell office:value-type="float" office:value="28.43">
            <text:p>28.43</text:p>
          </table:table-cell>
          <table:table-cell office:value-type="float" office:value="231.2">
            <text:p>231.2</text:p>
          </table:table-cell>
          <table:table-cell office:value-type="float" office:value="11473.2">
            <text:p>11473.2</text:p>
          </table:table-cell>
          <table:table-cell office:value-type="float" office:value="32111">
            <text:p>32111</text:p>
          </table:table-cell>
          <table:table-cell office:value-type="float" office:value="26.6">
            <text:p>26.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978">
            <text:p>978</text:p>
          </table:table-cell>
          <table:table-cell office:value-type="float" office:value="1964">
            <text:p>1964</text:p>
          </table:table-cell>
          <table:table-cell office:value-type="float" office:value="13880">
            <text:p>13880</text:p>
          </table:table-cell>
          <table:table-cell office:value-type="float" office:value="25090">
            <text:p>25090</text:p>
          </table:table-cell>
          <table:table-cell office:value-type="float" office:value="47952">
            <text:p>47952</text:p>
          </table:table-cell>
          <table:table-cell office:value-type="float" office:value="37.5">
            <text:p>37.5</text:p>
          </table:table-cell>
          <table:table-cell office:value-type="float" office:value="-29.25">
            <text:p>-29.25</text:p>
          </table:table-cell>
          <table:table-cell office:value-type="float" office:value="87">
            <text:p>87</text:p>
          </table:table-cell>
          <table:table-cell office:value-type="float" office:value="0.00270172910662824">
            <text:p>0.0027017291</text:p>
          </table:table-cell>
          <table:table-cell office:value-type="float" office:value="-0.00116580310880829">
            <text:p>-0.0011658031</text:p>
          </table:table-cell>
          <table:table-cell office:value-type="float" office:value="0.00181431431431431">
            <text:p>0.0018143143</text:p>
          </table:table-cell>
          <table:table-cell office:value-type="float" office:value="1.00947035857992">
            <text:p>1.0094703586</text:p>
          </table:table-cell>
          <table:table-cell office:value-type="float" office:value="0.995922352949072">
            <text:p>0.9959223529</text:p>
          </table:table-cell>
          <table:table-cell office:value-type="float" office:value="1.00635655190351">
            <text:p>1.00635655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date" office:date-value="2021-03-24">
            <text:p>03/24/21</text:p>
          </table:table-cell>
          <table:table-cell office:value-type="float" office:value="249">
            <text:p>249</text:p>
          </table:table-cell>
          <table:table-cell office:value-type="float" office:value="11805">
            <text:p>11805</text:p>
          </table:table-cell>
          <table:table-cell office:value-type="float" office:value="33316">
            <text:p>33316</text:p>
          </table:table-cell>
          <table:table-cell office:value-type="float" office:value="22.77">
            <text:p>22.77</text:p>
          </table:table-cell>
          <table:table-cell office:value-type="float" office:value="247.4">
            <text:p>247.4</text:p>
          </table:table-cell>
          <table:table-cell office:value-type="float" office:value="11707.4">
            <text:p>11707.4</text:p>
          </table:table-cell>
          <table:table-cell office:value-type="float" office:value="31973.8">
            <text:p>31973.8</text:p>
          </table:table-cell>
          <table:table-cell office:value-type="float" office:value="27.006">
            <text:p>27.006</text:p>
          </table:table-cell>
          <table:table-cell table:number-columns-repeated="3" office:value-type="float" office:value="3">
            <text:p>3</text:p>
          </table:table-cell>
          <table:table-cell office:value-type="float" office:value="995">
            <text:p>995</text:p>
          </table:table-cell>
          <table:table-cell office:value-type="float" office:value="1383">
            <text:p>1383</text:p>
          </table:table-cell>
          <table:table-cell office:value-type="float" office:value="2003">
            <text:p>2003</text:p>
          </table:table-cell>
          <table:table-cell office:value-type="float" office:value="15760">
            <text:p>15760</text:p>
          </table:table-cell>
          <table:table-cell office:value-type="float" office:value="24377">
            <text:p>24377</text:p>
          </table:table-cell>
          <table:table-cell office:value-type="float" office:value="46632">
            <text:p>46632</text:p>
          </table:table-cell>
          <table:table-cell office:value-type="float" office:value="-117.5">
            <text:p>-117.5</text:p>
          </table:table-cell>
          <table:table-cell office:value-type="float" office:value="-38">
            <text:p>-38</text:p>
          </table:table-cell>
          <table:table-cell office:value-type="float" office:value="-54">
            <text:p>-54</text:p>
          </table:table-cell>
          <table:table-cell office:value-type="float" office:value="-0.00745558375634518">
            <text:p>-0.0074555838</text:p>
          </table:table-cell>
          <table:table-cell office:value-type="float" office:value="-0.00155884645362432">
            <text:p>-0.0015588465</text:p>
          </table:table-cell>
          <table:table-cell office:value-type="float" office:value="-0.00115800308800823">
            <text:p>-0.0011580031</text:p>
          </table:table-cell>
          <table:table-cell office:value-type="float" office:value="0.974014404881922">
            <text:p>0.9740144049</text:p>
          </table:table-cell>
          <table:table-cell office:value-type="float" office:value="0.994548800216756">
            <text:p>0.9945488002</text:p>
          </table:table-cell>
          <table:table-cell office:value-type="float" office:value="0.995949617495429">
            <text:p>0.99594961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date" office:date-value="2021-03-25">
            <text:p>03/25/21</text:p>
          </table:table-cell>
          <table:table-cell office:value-type="float" office:value="272">
            <text:p>272</text:p>
          </table:table-cell>
          <table:table-cell office:value-type="float" office:value="11760">
            <text:p>11760</text:p>
          </table:table-cell>
          <table:table-cell office:value-type="float" office:value="35417">
            <text:p>35417</text:p>
          </table:table-cell>
          <table:table-cell office:value-type="float" office:value="27.21">
            <text:p>27.21</text:p>
          </table:table-cell>
          <table:table-cell office:value-type="float" office:value="260.2">
            <text:p>260.2</text:p>
          </table:table-cell>
          <table:table-cell office:value-type="float" office:value="11808">
            <text:p>11808</text:p>
          </table:table-cell>
          <table:table-cell office:value-type="float" office:value="34171.6">
            <text:p>34171.6</text:p>
          </table:table-cell>
          <table:table-cell office:value-type="float" office:value="26.052">
            <text:p>26.052</text:p>
          </table:table-cell>
          <table:table-cell table:number-columns-repeated="3" office:value-type="float" office:value="3">
            <text:p>3</text:p>
          </table:table-cell>
          <table:table-cell office:value-type="float" office:value="880">
            <text:p>880</text:p>
          </table:table-cell>
          <table:table-cell office:value-type="float" office:value="1277">
            <text:p>1277</text:p>
          </table:table-cell>
          <table:table-cell office:value-type="float" office:value="1907">
            <text:p>1907</text:p>
          </table:table-cell>
          <table:table-cell office:value-type="float" office:value="13927">
            <text:p>13927</text:p>
          </table:table-cell>
          <table:table-cell office:value-type="float" office:value="23454">
            <text:p>23454</text:p>
          </table:table-cell>
          <table:table-cell office:value-type="float" office:value="42720">
            <text:p>42720</text:p>
          </table:table-cell>
          <table:table-cell office:value-type="float" office:value="-433.5">
            <text:p>-433.5</text:p>
          </table:table-cell>
          <table:table-cell office:value-type="float" office:value="-339.75">
            <text:p>-339.75</text:p>
          </table:table-cell>
          <table:table-cell office:value-type="float" office:value="-39">
            <text:p>-39</text:p>
          </table:table-cell>
          <table:table-cell office:value-type="float" office:value="-0.0311265886407697">
            <text:p>-0.0311265886</text:p>
          </table:table-cell>
          <table:table-cell office:value-type="float" office:value="-0.0144858019953952">
            <text:p>-0.014485802</text:p>
          </table:table-cell>
          <table:table-cell office:value-type="float" office:value="-0.000912921348314607">
            <text:p>-0.0009129213</text:p>
          </table:table-cell>
          <table:table-cell office:value-type="float" office:value="0.892955914217313">
            <text:p>0.8929559142</text:p>
          </table:table-cell>
          <table:table-cell office:value-type="float" office:value="0.949710976396638">
            <text:p>0.9497109764</text:p>
          </table:table-cell>
          <table:table-cell office:value-type="float" office:value="0.99680640879466">
            <text:p>0.9968064088</text:p>
          </table:table-cell>
          <table:table-cell office:value-type="float" office:value="-21.9202522482129">
            <text:p>-21.92025224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date" office:date-value="2021-03-26">
            <text:p>03/26/21</text:p>
          </table:table-cell>
          <table:table-cell office:value-type="float" office:value="275">
            <text:p>275</text:p>
          </table:table-cell>
          <table:table-cell office:value-type="float" office:value="11823">
            <text:p>11823</text:p>
          </table:table-cell>
          <table:table-cell office:value-type="float" office:value="40293">
            <text:p>40293</text:p>
          </table:table-cell>
          <table:table-cell office:value-type="float" office:value="27.96">
            <text:p>27.96</text:p>
          </table:table-cell>
          <table:table-cell office:value-type="float" office:value="253.8">
            <text:p>253.8</text:p>
          </table:table-cell>
          <table:table-cell office:value-type="float" office:value="11794.4">
            <text:p>11794.4</text:p>
          </table:table-cell>
          <table:table-cell office:value-type="float" office:value="36176">
            <text:p>36176</text:p>
          </table:table-cell>
          <table:table-cell office:value-type="float" office:value="26.566">
            <text:p>26.566</text:p>
          </table:table-cell>
          <table:table-cell table:number-columns-repeated="3" office:value-type="float" office:value="3">
            <text:p>3</text:p>
          </table:table-cell>
          <table:table-cell office:value-type="float" office:value="782">
            <text:p>782</text:p>
          </table:table-cell>
          <table:table-cell office:value-type="float" office:value="1186">
            <text:p>1186</text:p>
          </table:table-cell>
          <table:table-cell office:value-type="float" office:value="1823">
            <text:p>1823</text:p>
          </table:table-cell>
          <table:table-cell office:value-type="float" office:value="13880">
            <text:p>13880</text:p>
          </table:table-cell>
          <table:table-cell office:value-type="float" office:value="25290">
            <text:p>25290</text:p>
          </table:table-cell>
          <table:table-cell office:value-type="float" office:value="42882">
            <text:p>42882</text:p>
          </table:table-cell>
          <table:table-cell office:value-type="float" office:value="37.5">
            <text:p>37.5</text:p>
          </table:table-cell>
          <table:table-cell office:value-type="float" office:value="193.5">
            <text:p>193.5</text:p>
          </table:table-cell>
          <table:table-cell office:value-type="float" office:value="107.625">
            <text:p>107.625</text:p>
          </table:table-cell>
          <table:table-cell office:value-type="float" office:value="0.00270172910662824">
            <text:p>0.0027017291</text:p>
          </table:table-cell>
          <table:table-cell office:value-type="float" office:value="0.00765124555160142">
            <text:p>0.0076512456</text:p>
          </table:table-cell>
          <table:table-cell office:value-type="float" office:value="0.00250979431929481">
            <text:p>0.0025097943</text:p>
          </table:table-cell>
          <table:table-cell office:value-type="float" office:value="1.00947035857992">
            <text:p>1.0094703586</text:p>
          </table:table-cell>
          <table:table-cell office:value-type="float" office:value="1.02689410088525">
            <text:p>1.0268941009</text:p>
          </table:table-cell>
          <table:table-cell office:value-type="float" office:value="1.00879662628988">
            <text:p>1.008796626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date" office:date-value="2021-03-27">
            <text:p>03/27/21</text:p>
          </table:table-cell>
          <table:table-cell office:value-type="float" office:value="253">
            <text:p>253</text:p>
          </table:table-cell>
          <table:table-cell office:value-type="float" office:value="11779">
            <text:p>11779</text:p>
          </table:table-cell>
          <table:table-cell office:value-type="float" office:value="42553">
            <text:p>42553</text:p>
          </table:table-cell>
          <table:table-cell office:value-type="float" office:value="23.89">
            <text:p>23.89</text:p>
          </table:table-cell>
          <table:table-cell office:value-type="float" office:value="241.8">
            <text:p>241.8</text:p>
          </table:table-cell>
          <table:table-cell office:value-type="float" office:value="11891.6">
            <text:p>11891.6</text:p>
          </table:table-cell>
          <table:table-cell office:value-type="float" office:value="38008.6">
            <text:p>38008.6</text:p>
          </table:table-cell>
          <table:table-cell office:value-type="float" office:value="25.432">
            <text:p>25.43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909">
            <text:p>909</text:p>
          </table:table-cell>
          <table:table-cell office:value-type="float" office:value="1964">
            <text:p>1964</text:p>
          </table:table-cell>
          <table:table-cell office:value-type="float" office:value="13015">
            <text:p>13015</text:p>
          </table:table-cell>
          <table:table-cell office:value-type="float" office:value="24660">
            <text:p>24660</text:p>
          </table:table-cell>
          <table:table-cell office:value-type="float" office:value="44448">
            <text:p>44448</text:p>
          </table:table-cell>
          <table:table-cell office:value-type="float" office:value="-853.875">
            <text:p>-853.875</text:p>
          </table:table-cell>
          <table:table-cell office:value-type="float" office:value="-1617.875">
            <text:p>-1617.875</text:p>
          </table:table-cell>
          <table:table-cell office:value-type="float" office:value="-309">
            <text:p>-309</text:p>
          </table:table-cell>
          <table:table-cell office:value-type="float" office:value="-0.0656069919323857">
            <text:p>-0.0656069919</text:p>
          </table:table-cell>
          <table:table-cell office:value-type="float" office:value="-0.0656072587185726">
            <text:p>-0.0656072587</text:p>
          </table:table-cell>
          <table:table-cell office:value-type="float" office:value="-0.00695194384449244">
            <text:p>-0.0069519438</text:p>
          </table:table-cell>
          <table:table-cell office:value-type="float" office:value="0.778811911921866">
            <text:p>0.7788119119</text:p>
          </table:table-cell>
          <table:table-cell office:value-type="float" office:value="0.778811046782265">
            <text:p>0.7788110468</text:p>
          </table:table-cell>
          <table:table-cell office:value-type="float" office:value="0.975762922409782">
            <text:p>0.9757629224</text:p>
          </table:table-cell>
          <table:table-cell office:value-type="float" office:value="-10.2146489877844">
            <text:p>-10.2146489878</text:p>
          </table:table-cell>
          <table:table-cell office:value-type="float" office:value="-10.2146060090693">
            <text:p>-10.21460600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date" office:date-value="2021-03-28">
            <text:p>03/28/21</text:p>
          </table:table-cell>
          <table:table-cell office:value-type="float" office:value="220">
            <text:p>220</text:p>
          </table:table-cell>
          <table:table-cell office:value-type="float" office:value="11805">
            <text:p>11805</text:p>
          </table:table-cell>
          <table:table-cell office:value-type="float" office:value="29301">
            <text:p>29301</text:p>
          </table:table-cell>
          <table:table-cell office:value-type="float" office:value="31">
            <text:p>31</text:p>
          </table:table-cell>
          <table:table-cell office:value-type="float" office:value="242.2">
            <text:p>242.2</text:p>
          </table:table-cell>
          <table:table-cell office:value-type="float" office:value="12050.2">
            <text:p>12050.2</text:p>
          </table:table-cell>
          <table:table-cell office:value-type="float" office:value="34616.2">
            <text:p>34616.2</text:p>
          </table:table-cell>
          <table:table-cell office:value-type="float" office:value="24.984">
            <text:p>24.98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988">
            <text:p>988</text:p>
          </table:table-cell>
          <table:table-cell office:value-type="float" office:value="1401">
            <text:p>1401</text:p>
          </table:table-cell>
          <table:table-cell office:value-type="float" office:value="2055">
            <text:p>2055</text:p>
          </table:table-cell>
          <table:table-cell office:value-type="float" office:value="15351">
            <text:p>15351</text:p>
          </table:table-cell>
          <table:table-cell office:value-type="float" office:value="24757">
            <text:p>24757</text:p>
          </table:table-cell>
          <table:table-cell office:value-type="float" office:value="46704">
            <text:p>46704</text:p>
          </table:table-cell>
          <table:table-cell office:value-type="float" office:value="-427.375">
            <text:p>-427.375</text:p>
          </table:table-cell>
          <table:table-cell office:value-type="float" office:value="-358.625">
            <text:p>-358.625</text:p>
          </table:table-cell>
          <table:table-cell office:value-type="float" office:value="-585">
            <text:p>-585</text:p>
          </table:table-cell>
          <table:table-cell office:value-type="float" office:value="-0.0278402058497818">
            <text:p>-0.0278402058</text:p>
          </table:table-cell>
          <table:table-cell office:value-type="float" office:value="-0.0144858019953952">
            <text:p>-0.014485802</text:p>
          </table:table-cell>
          <table:table-cell office:value-type="float" office:value="-0.0125256937307297">
            <text:p>-0.0125256937</text:p>
          </table:table-cell>
          <table:table-cell office:value-type="float" office:value="0.90407843056681">
            <text:p>0.9040784306</text:p>
          </table:table-cell>
          <table:table-cell office:value-type="float" office:value="0.949710976396638">
            <text:p>0.9497109764</text:p>
          </table:table-cell>
          <table:table-cell office:value-type="float" office:value="0.956467582229181">
            <text:p>0.9564675822</text:p>
          </table:table-cell>
          <table:table-cell office:value-type="float" office:value="-24.549139454252">
            <text:p>-24.54913945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date" office:date-value="2021-03-29">
            <text:p>03/29/21</text:p>
          </table:table-cell>
          <table:table-cell office:value-type="float" office:value="189">
            <text:p>189</text:p>
          </table:table-cell>
          <table:table-cell office:value-type="float" office:value="12291">
            <text:p>12291</text:p>
          </table:table-cell>
          <table:table-cell office:value-type="float" office:value="42479">
            <text:p>42479</text:p>
          </table:table-cell>
          <table:table-cell office:value-type="float" office:value="17.1">
            <text:p>17.1</text:p>
          </table:table-cell>
          <table:table-cell office:value-type="float" office:value="247.6">
            <text:p>247.6</text:p>
          </table:table-cell>
          <table:table-cell office:value-type="float" office:value="12154.8">
            <text:p>12154.8</text:p>
          </table:table-cell>
          <table:table-cell office:value-type="float" office:value="33108.4">
            <text:p>33108.4</text:p>
          </table:table-cell>
          <table:table-cell office:value-type="float" office:value="23.484">
            <text:p>23.48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950">
            <text:p>950</text:p>
          </table:table-cell>
          <table:table-cell office:value-type="float" office:value="2026">
            <text:p>2026</text:p>
          </table:table-cell>
          <table:table-cell office:value-type="float" office:value="13461">
            <text:p>13461</text:p>
          </table:table-cell>
          <table:table-cell office:value-type="float" office:value="23928">
            <text:p>23928</text:p>
          </table:table-cell>
          <table:table-cell office:value-type="float" office:value="49008">
            <text:p>49008</text:p>
          </table:table-cell>
          <table:table-cell office:value-type="float" office:value="-115.375">
            <text:p>-115.375</text:p>
          </table:table-cell>
          <table:table-cell office:value-type="float" office:value="345">
            <text:p>345</text:p>
          </table:table-cell>
          <table:table-cell office:value-type="float" office:value="123">
            <text:p>123</text:p>
          </table:table-cell>
          <table:table-cell office:value-type="float" office:value="-0.00857105712799941">
            <text:p>-0.0085710571</text:p>
          </table:table-cell>
          <table:table-cell office:value-type="float" office:value="0.0144182547642929">
            <text:p>0.0144182548</text:p>
          </table:table-cell>
          <table:table-cell office:value-type="float" office:value="0.00250979431929481">
            <text:p>0.0025097943</text:p>
          </table:table-cell>
          <table:table-cell office:value-type="float" office:value="0.970145287571773">
            <text:p>0.9701452876</text:p>
          </table:table-cell>
          <table:table-cell office:value-type="float" office:value="1.0508713483731">
            <text:p>1.0508713484</text:p>
          </table:table-cell>
          <table:table-cell office:value-type="float" office:value="1.00879662628988">
            <text:p>1.008796626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date" office:date-value="2021-03-30">
            <text:p>03/30/21</text:p>
          </table:table-cell>
          <table:table-cell office:value-type="float" office:value="274">
            <text:p>274</text:p>
          </table:table-cell>
          <table:table-cell office:value-type="float" office:value="12553">
            <text:p>12553</text:p>
          </table:table-cell>
          <table:table-cell office:value-type="float" office:value="18455">
            <text:p>18455</text:p>
          </table:table-cell>
          <table:table-cell office:value-type="float" office:value="24.97">
            <text:p>24.97</text:p>
          </table:table-cell>
          <table:table-cell office:value-type="float" office:value="248.6">
            <text:p>248.6</text:p>
          </table:table-cell>
          <table:table-cell office:value-type="float" office:value="12211.4">
            <text:p>12211.4</text:p>
          </table:table-cell>
          <table:table-cell office:value-type="float" office:value="32686.6">
            <text:p>32686.6</text:p>
          </table:table-cell>
          <table:table-cell office:value-type="float" office:value="23.3">
            <text:p>23.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916">
            <text:p>916</text:p>
          </table:table-cell>
          <table:table-cell table:number-columns-repeated="2" office:value-type="float" office:value="1998">
            <text:p>1998</text:p>
          </table:table-cell>
          <table:table-cell office:value-type="float" office:value="13214">
            <text:p>13214</text:p>
          </table:table-cell>
          <table:table-cell office:value-type="float" office:value="23673">
            <text:p>23673</text:p>
          </table:table-cell>
          <table:table-cell office:value-type="float" office:value="48024">
            <text:p>48024</text:p>
          </table:table-cell>
          <table:table-cell office:value-type="float" office:value="-295.5">
            <text:p>-295.5</text:p>
          </table:table-cell>
          <table:table-cell office:value-type="float" office:value="-493.75">
            <text:p>-493.75</text:p>
          </table:table-cell>
          <table:table-cell office:value-type="float" office:value="-249">
            <text:p>-249</text:p>
          </table:table-cell>
          <table:table-cell office:value-type="float" office:value="-0.0223626456788255">
            <text:p>-0.0223626457</text:p>
          </table:table-cell>
          <table:table-cell office:value-type="float" office:value="-0.0208570945803236">
            <text:p>-0.0208570946</text:p>
          </table:table-cell>
          <table:table-cell office:value-type="float" office:value="-0.00518490754622689">
            <text:p>-0.0051849075</text:p>
          </table:table-cell>
          <table:table-cell office:value-type="float" office:value="0.922710912450754">
            <text:p>0.9227109125</text:p>
          </table:table-cell>
          <table:table-cell office:value-type="float" office:value="0.927852805021759">
            <text:p>0.927852805</text:p>
          </table:table-cell>
          <table:table-cell office:value-type="float" office:value="0.981905514790081">
            <text:p>0.9819055148</text:p>
          </table:table-cell>
          <table:table-cell office:value-type="float" office:value="-30.6478792427631">
            <text:p>-30.6478792428</text:p>
          </table:table-cell>
          <table:table-cell office:value-type="float" office:value="-32.8853698467301">
            <text:p>-32.88536984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date" office:date-value="2021-03-31">
            <text:p>03/31/21</text:p>
          </table:table-cell>
          <table:table-cell office:value-type="float" office:value="302">
            <text:p>302</text:p>
          </table:table-cell>
          <table:table-cell office:value-type="float" office:value="12346">
            <text:p>12346</text:p>
          </table:table-cell>
          <table:table-cell office:value-type="float" office:value="32754">
            <text:p>32754</text:p>
          </table:table-cell>
          <table:table-cell office:value-type="float" office:value="20.46">
            <text:p>20.46</text:p>
          </table:table-cell>
          <table:table-cell office:value-type="float" office:value="258">
            <text:p>258</text:p>
          </table:table-cell>
          <table:table-cell office:value-type="float" office:value="12199.8">
            <text:p>12199.8</text:p>
          </table:table-cell>
          <table:table-cell office:value-type="float" office:value="34825">
            <text:p>34825</text:p>
          </table:table-cell>
          <table:table-cell office:value-type="float" office:value="21.628">
            <text:p>21.62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59">
            <text:p>859</text:p>
          </table:table-cell>
          <table:table-cell office:value-type="float" office:value="1283">
            <text:p>1283</text:p>
          </table:table-cell>
          <table:table-cell office:value-type="float" office:value="1943">
            <text:p>1943</text:p>
          </table:table-cell>
          <table:table-cell office:value-type="float" office:value="11504">
            <text:p>11504</text:p>
          </table:table-cell>
          <table:table-cell office:value-type="float" office:value="21285">
            <text:p>21285</text:p>
          </table:table-cell>
          <table:table-cell office:value-type="float" office:value="45480">
            <text:p>45480</text:p>
          </table:table-cell>
          <table:table-cell office:value-type="float" office:value="-109">
            <text:p>-109</text:p>
          </table:table-cell>
          <table:table-cell office:value-type="float" office:value="-273.625">
            <text:p>-273.625</text:p>
          </table:table-cell>
          <table:table-cell office:value-type="float" office:value="1013.875">
            <text:p>1013.875</text:p>
          </table:table-cell>
          <table:table-cell office:value-type="float" office:value="-0.0094749652294854">
            <text:p>-0.0094749652</text:p>
          </table:table-cell>
          <table:table-cell office:value-type="float" office:value="-0.0128552971576227">
            <text:p>-0.0128552972</text:p>
          </table:table-cell>
          <table:table-cell office:value-type="float" office:value="0.0222927660510114">
            <text:p>0.0222927661</text:p>
          </table:table-cell>
          <table:table-cell office:value-type="float" office:value="0.967013580630357">
            <text:p>0.9670135806</text:p>
          </table:table-cell>
          <table:table-cell office:value-type="float" office:value="0.955330366931742">
            <text:p>0.9553303669</text:p>
          </table:table-cell>
          <table:table-cell office:value-type="float" office:value="1.07899873731822">
            <text:p>1.0789987373</text:p>
          </table:table-cell>
          <table:table-cell table:number-columns-repeated="2" office:value-type="float" office:value="0">
            <text:p>0</text:p>
          </table:table-cell>
          <table:table-cell office:value-type="float" office:value="31.4382195767255">
            <text:p>31.4382195767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date" office:date-value="2021-04-01">
            <text:p>04/01/21</text:p>
          </table:table-cell>
          <table:table-cell office:value-type="float" office:value="258">
            <text:p>258</text:p>
          </table:table-cell>
          <table:table-cell office:value-type="float" office:value="12062">
            <text:p>12062</text:p>
          </table:table-cell>
          <table:table-cell office:value-type="float" office:value="40444">
            <text:p>40444</text:p>
          </table:table-cell>
          <table:table-cell office:value-type="float" office:value="22.97">
            <text:p>22.97</text:p>
          </table:table-cell>
          <table:table-cell office:value-type="float" office:value="268.6">
            <text:p>268.6</text:p>
          </table:table-cell>
          <table:table-cell office:value-type="float" office:value="12018.2">
            <text:p>12018.2</text:p>
          </table:table-cell>
          <table:table-cell office:value-type="float" office:value="33648.8">
            <text:p>33648.8</text:p>
          </table:table-cell>
          <table:table-cell office:value-type="float" office:value="22.928">
            <text:p>22.92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700">
            <text:p>700</text:p>
          </table:table-cell>
          <table:table-cell office:value-type="float" office:value="1123">
            <text:p>1123</text:p>
          </table:table-cell>
          <table:table-cell office:value-type="float" office:value="1780">
            <text:p>1780</text:p>
          </table:table-cell>
          <table:table-cell office:value-type="float" office:value="13092">
            <text:p>13092</text:p>
          </table:table-cell>
          <table:table-cell office:value-type="float" office:value="21508">
            <text:p>21508</text:p>
          </table:table-cell>
          <table:table-cell office:value-type="float" office:value="41952">
            <text:p>41952</text:p>
          </table:table-cell>
          <table:table-cell office:value-type="float" office:value="-549.625">
            <text:p>-549.625</text:p>
          </table:table-cell>
          <table:table-cell office:value-type="float" office:value="-45.625">
            <text:p>-45.625</text:p>
          </table:table-cell>
          <table:table-cell office:value-type="float" office:value="88.5">
            <text:p>88.5</text:p>
          </table:table-cell>
          <table:table-cell office:value-type="float" office:value="-0.0419817445768408">
            <text:p>-0.0419817446</text:p>
          </table:table-cell>
          <table:table-cell office:value-type="float" office:value="-0.00212130370094848">
            <text:p>-0.0021213037</text:p>
          </table:table-cell>
          <table:table-cell office:value-type="float" office:value="0.00210955377574371">
            <text:p>0.0021095538</text:p>
          </table:table-cell>
          <table:table-cell office:value-type="float" office:value="0.856518329061379">
            <text:p>0.8565183291</text:p>
          </table:table-cell>
          <table:table-cell office:value-type="float" office:value="0.992584256908288">
            <text:p>0.9925842569</text:p>
          </table:table-cell>
          <table:table-cell office:value-type="float" office:value="1.00739216064068">
            <text:p>1.0073921606</text:p>
          </table:table-cell>
          <table:table-cell office:value-type="float" office:value="-16.1616298667464">
            <text:p>-16.1616298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date" office:date-value="2021-04-02">
            <text:p>04/02/21</text:p>
          </table:table-cell>
          <table:table-cell office:value-type="float" office:value="267">
            <text:p>267</text:p>
          </table:table-cell>
          <table:table-cell office:value-type="float" office:value="11747">
            <text:p>11747</text:p>
          </table:table-cell>
          <table:table-cell office:value-type="float" office:value="39993">
            <text:p>39993</text:p>
          </table:table-cell>
          <table:table-cell office:value-type="float" office:value="22.64">
            <text:p>22.64</text:p>
          </table:table-cell>
          <table:table-cell office:value-type="float" office:value="256">
            <text:p>256</text:p>
          </table:table-cell>
          <table:table-cell office:value-type="float" office:value="11821.8">
            <text:p>11821.8</text:p>
          </table:table-cell>
          <table:table-cell office:value-type="float" office:value="35376.6">
            <text:p>35376.6</text:p>
          </table:table-cell>
          <table:table-cell office:value-type="float" office:value="22.78">
            <text:p>22.7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94">
            <text:p>694</text:p>
          </table:table-cell>
          <table:table-cell table:number-columns-repeated="2" office:value-type="float" office:value="1766">
            <text:p>1766</text:p>
          </table:table-cell>
          <table:table-cell office:value-type="float" office:value="13004">
            <text:p>13004</text:p>
          </table:table-cell>
          <table:table-cell office:value-type="float" office:value="22395">
            <text:p>22395</text:p>
          </table:table-cell>
          <table:table-cell office:value-type="float" office:value="43704">
            <text:p>43704</text:p>
          </table:table-cell>
          <table:table-cell office:value-type="float" office:value="-557.625">
            <text:p>-557.625</text:p>
          </table:table-cell>
          <table:table-cell office:value-type="float" office:value="-551.428571428571">
            <text:p>-551.4285714286</text:p>
          </table:table-cell>
          <table:table-cell office:value-type="float" office:value="-1256.75">
            <text:p>-1256.75</text:p>
          </table:table-cell>
          <table:table-cell office:value-type="float" office:value="-0.0428810366041218">
            <text:p>-0.0428810366</text:p>
          </table:table-cell>
          <table:table-cell office:value-type="float" office:value="-0.0246228431091124">
            <text:p>-0.0246228431</text:p>
          </table:table-cell>
          <table:table-cell office:value-type="float" office:value="-0.0287559491122094">
            <text:p>-0.0287559491</text:p>
          </table:table-cell>
          <table:table-cell office:value-type="float" office:value="0.853520387154052">
            <text:p>0.8535203872</text:p>
          </table:table-cell>
          <table:table-cell office:value-type="float" office:value="0.915008366547548">
            <text:p>0.9150083665</text:p>
          </table:table-cell>
          <table:table-cell office:value-type="float" office:value="0.900974911141581">
            <text:p>0.9009749111</text:p>
          </table:table-cell>
          <table:table-cell office:value-type="float" office:value="-15.8153171221532">
            <text:p>-15.8153171222</text:p>
          </table:table-cell>
          <table:table-cell office:value-type="float" office:value="-27.8025608997666">
            <text:p>-27.8025608998</text:p>
          </table:table-cell>
          <table:table-cell office:value-type="float" office:value="-23.7562203900504">
            <text:p>-23.7562203901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date" office:date-value="2021-04-03">
            <text:p>04/03/21</text:p>
          </table:table-cell>
          <table:table-cell office:value-type="float" office:value="242">
            <text:p>242</text:p>
          </table:table-cell>
          <table:table-cell office:value-type="float" office:value="11383">
            <text:p>11383</text:p>
          </table:table-cell>
          <table:table-cell office:value-type="float" office:value="36598">
            <text:p>36598</text:p>
          </table:table-cell>
          <table:table-cell office:value-type="float" office:value="23.6">
            <text:p>23.6</text:p>
          </table:table-cell>
          <table:table-cell office:value-type="float" office:value="238.2">
            <text:p>238.2</text:p>
          </table:table-cell>
          <table:table-cell office:value-type="float" office:value="11713.8">
            <text:p>11713.8</text:p>
          </table:table-cell>
          <table:table-cell office:value-type="float" office:value="32607.4">
            <text:p>32607.4</text:p>
          </table:table-cell>
          <table:table-cell office:value-type="float" office:value="22.786">
            <text:p>22.78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88">
            <text:p>788</text:p>
          </table:table-cell>
          <table:table-cell office:value-type="float" office:value="1206">
            <text:p>1206</text:p>
          </table:table-cell>
          <table:table-cell office:value-type="float" office:value="1852">
            <text:p>1852</text:p>
          </table:table-cell>
          <table:table-cell office:value-type="float" office:value="13121">
            <text:p>13121</text:p>
          </table:table-cell>
          <table:table-cell office:value-type="float" office:value="21461">
            <text:p>21461</text:p>
          </table:table-cell>
          <table:table-cell office:value-type="float" office:value="40392">
            <text:p>40392</text:p>
          </table:table-cell>
          <table:table-cell office:value-type="float" office:value="-602">
            <text:p>-602</text:p>
          </table:table-cell>
          <table:table-cell office:value-type="float" office:value="-842.5">
            <text:p>-842.5</text:p>
          </table:table-cell>
          <table:table-cell office:value-type="float" office:value="-1295.71428571429">
            <text:p>-1295.7142857143</text:p>
          </table:table-cell>
          <table:table-cell office:value-type="float" office:value="-0.0458806493407515">
            <text:p>-0.0458806493</text:p>
          </table:table-cell>
          <table:table-cell office:value-type="float" office:value="-0.0392572573505428">
            <text:p>-0.0392572574</text:p>
          </table:table-cell>
          <table:table-cell office:value-type="float" office:value="-0.0320784879608409">
            <text:p>-0.032078488</text:p>
          </table:table-cell>
          <table:table-cell office:value-type="float" office:value="0.843543593915871">
            <text:p>0.8435435939</text:p>
          </table:table-cell>
          <table:table-cell office:value-type="float" office:value="0.865620218492286">
            <text:p>0.8656202185</text:p>
          </table:table-cell>
          <table:table-cell office:value-type="float" office:value="0.88974218974117">
            <text:p>0.8897421897</text:p>
          </table:table-cell>
          <table:table-cell office:value-type="float" office:value="-14.7583284947496">
            <text:p>-14.7583284947</text:p>
          </table:table-cell>
          <table:table-cell office:value-type="float" office:value="-17.3076492470979">
            <text:p>-17.3076492471</text:p>
          </table:table-cell>
          <table:table-cell office:value-type="float" office:value="-21.2593939091433">
            <text:p>-21.2593939091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date" office:date-value="2021-04-04">
            <text:p>04/04/21</text:p>
          </table:table-cell>
          <table:table-cell office:value-type="float" office:value="211">
            <text:p>211</text:p>
          </table:table-cell>
          <table:table-cell office:value-type="float" office:value="11571">
            <text:p>11571</text:p>
          </table:table-cell>
          <table:table-cell office:value-type="float" office:value="27094">
            <text:p>27094</text:p>
          </table:table-cell>
          <table:table-cell office:value-type="float" office:value="24.23">
            <text:p>24.23</text:p>
          </table:table-cell>
          <table:table-cell office:value-type="float" office:value="220.6">
            <text:p>220.6</text:p>
          </table:table-cell>
          <table:table-cell office:value-type="float" office:value="11702.8">
            <text:p>11702.8</text:p>
          </table:table-cell>
          <table:table-cell office:value-type="float" office:value="26757.4">
            <text:p>26757.4</text:p>
          </table:table-cell>
          <table:table-cell office:value-type="float" office:value="21.568">
            <text:p>21.56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91">
            <text:p>891</text:p>
          </table:table-cell>
          <table:table-cell table:number-columns-repeated="2" office:value-type="float" office:value="1946">
            <text:p>1946</text:p>
          </table:table-cell>
          <table:table-cell office:value-type="float" office:value="12143">
            <text:p>12143</text:p>
          </table:table-cell>
          <table:table-cell office:value-type="float" office:value="22385">
            <text:p>22385</text:p>
          </table:table-cell>
          <table:table-cell office:value-type="float" office:value="52559">
            <text:p>52559</text:p>
          </table:table-cell>
          <table:table-cell office:value-type="float" office:value="-417.333333333333">
            <text:p>-417.3333333333</text:p>
          </table:table-cell>
          <table:table-cell office:value-type="float" office:value="0">
            <text:p>0</text:p>
          </table:table-cell>
          <table:table-cell office:value-type="float" office:value="-1087.66666666667">
            <text:p>-1087.6666666667</text:p>
          </table:table-cell>
          <table:table-cell office:value-type="float" office:value="-0.0343682231189437">
            <text:p>-0.0343682231</text:p>
          </table:table-cell>
          <table:table-cell office:value-type="float" office:value="0">
            <text:p>0</text:p>
          </table:table-cell>
          <table:table-cell office:value-type="float" office:value="-0.0206942039739467">
            <text:p>-0.020694204</text:p>
          </table:table-cell>
          <table:table-cell office:value-type="float" office:value="0.88202632161399">
            <text:p>0.8820263216</text:p>
          </table:table-cell>
          <table:table-cell office:value-type="float" office:value="0.97">
            <text:p>0.97</text:p>
          </table:table-cell>
          <table:table-cell office:value-type="float" office:value="0.928409656244292">
            <text:p>0.9284096562</text:p>
          </table:table-cell>
          <table:table-cell office:value-type="float" office:value="-19.8196640486601">
            <text:p>-19.8196640487</text:p>
          </table:table-cell>
          <table:table-cell office:value-type="float" office:value="0">
            <text:p>0</text:p>
          </table:table-cell>
          <table:table-cell office:value-type="float" office:value="-33.1469681463445">
            <text:p>-33.1469681463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date" office:date-value="2021-04-05">
            <text:p>04/05/21</text:p>
          </table:table-cell>
          <table:table-cell office:value-type="float" office:value="213">
            <text:p>213</text:p>
          </table:table-cell>
          <table:table-cell office:value-type="float" office:value="11806">
            <text:p>11806</text:p>
          </table:table-cell>
          <table:table-cell office:value-type="float" office:value="18908">
            <text:p>18908</text:p>
          </table:table-cell>
          <table:table-cell office:value-type="float" office:value="20.49">
            <text:p>20.49</text:p>
          </table:table-cell>
          <table:table-cell office:value-type="float" office:value="229.4">
            <text:p>229.4</text:p>
          </table:table-cell>
          <table:table-cell office:value-type="float" office:value="11793.8">
            <text:p>11793.8</text:p>
          </table:table-cell>
          <table:table-cell office:value-type="float" office:value="21199">
            <text:p>21199</text:p>
          </table:table-cell>
          <table:table-cell office:value-type="float" office:value="20.208">
            <text:p>20.208</text:p>
          </table:table-cell>
          <table:table-cell table:number-columns-repeated="3" office:value-type="float" office:value="4">
            <text:p>4</text:p>
          </table:table-cell>
          <table:table-cell office:value-type="float" office:value="997">
            <text:p>997</text:p>
          </table:table-cell>
          <table:table-cell office:value-type="float" office:value="1405">
            <text:p>1405</text:p>
          </table:table-cell>
          <table:table-cell office:value-type="float" office:value="2042">
            <text:p>2042</text:p>
          </table:table-cell>
          <table:table-cell office:value-type="float" office:value="10954">
            <text:p>10954</text:p>
          </table:table-cell>
          <table:table-cell office:value-type="float" office:value="20745">
            <text:p>20745</text:p>
          </table:table-cell>
          <table:table-cell office:value-type="float" office:value="47412">
            <text:p>47412</text:p>
          </table:table-cell>
          <table:table-cell office:value-type="float" office:value="-818.4">
            <text:p>-818.4</text:p>
          </table:table-cell>
          <table:table-cell office:value-type="float" office:value="-1550">
            <text:p>-1550</text:p>
          </table:table-cell>
          <table:table-cell office:value-type="float" office:value="-599.6">
            <text:p>-599.6</text:p>
          </table:table-cell>
          <table:table-cell office:value-type="float" office:value="-0.0747124338141318">
            <text:p>-0.0747124338</text:p>
          </table:table-cell>
          <table:table-cell office:value-type="float" office:value="-0.0747167992287298">
            <text:p>-0.0747167992</text:p>
          </table:table-cell>
          <table:table-cell office:value-type="float" office:value="-0.0126465873618493">
            <text:p>-0.0126465874</text:p>
          </table:table-cell>
          <table:table-cell office:value-type="float" office:value="0.749447099272743">
            <text:p>0.7494470993</text:p>
          </table:table-cell>
          <table:table-cell office:value-type="float" office:value="0.749433098869939">
            <text:p>0.7494330989</text:p>
          </table:table-cell>
          <table:table-cell office:value-type="float" office:value="0.956050419130453">
            <text:p>0.9560504191</text:p>
          </table:table-cell>
          <table:table-cell office:value-type="float" office:value="-8.92647605650498">
            <text:p>-8.9264760565</text:p>
          </table:table-cell>
          <table:table-cell office:value-type="float" office:value="-8.92593373348878">
            <text:p>-8.92593373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date" office:date-value="2021-04-06">
            <text:p>04/06/21</text:p>
          </table:table-cell>
          <table:table-cell office:value-type="float" office:value="170">
            <text:p>170</text:p>
          </table:table-cell>
          <table:table-cell office:value-type="float" office:value="12007">
            <text:p>12007</text:p>
          </table:table-cell>
          <table:table-cell office:value-type="float" office:value="11194">
            <text:p>11194</text:p>
          </table:table-cell>
          <table:table-cell office:value-type="float" office:value="16.88">
            <text:p>16.88</text:p>
          </table:table-cell>
          <table:table-cell office:value-type="float" office:value="235.4">
            <text:p>235.4</text:p>
          </table:table-cell>
          <table:table-cell office:value-type="float" office:value="11849.8">
            <text:p>11849.8</text:p>
          </table:table-cell>
          <table:table-cell office:value-type="float" office:value="19884">
            <text:p>19884</text:p>
          </table:table-cell>
          <table:table-cell office:value-type="float" office:value="18.694">
            <text:p>18.694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65">
            <text:p>965</text:p>
          </table:table-cell>
          <table:table-cell office:value-type="float" office:value="1370">
            <text:p>1370</text:p>
          </table:table-cell>
          <table:table-cell office:value-type="float" office:value="2001">
            <text:p>2001</text:p>
          </table:table-cell>
          <table:table-cell office:value-type="float" office:value="9000">
            <text:p>9000</text:p>
          </table:table-cell>
          <table:table-cell office:value-type="float" office:value="18986">
            <text:p>18986</text:p>
          </table:table-cell>
          <table:table-cell office:value-type="float" office:value="47946">
            <text:p>47946</text:p>
          </table:table-cell>
          <table:table-cell office:value-type="float" office:value="-1001">
            <text:p>-1001</text:p>
          </table:table-cell>
          <table:table-cell office:value-type="float" office:value="-694">
            <text:p>-694</text:p>
          </table:table-cell>
          <table:table-cell office:value-type="float" office:value="0">
            <text:p>0</text:p>
          </table:table-cell>
          <table:table-cell office:value-type="float" office:value="-0.111222222222222">
            <text:p>-0.1112222222</text:p>
          </table:table-cell>
          <table:table-cell office:value-type="float" office:value="-0.0365532497629832">
            <text:p>-0.0365532498</text:p>
          </table:table-cell>
          <table:table-cell office:value-type="float" office:value="0">
            <text:p>0</text:p>
          </table:table-cell>
          <table:table-cell office:value-type="float" office:value="0.634968172345679">
            <text:p>0.6349681723</text:p>
          </table:table-cell>
          <table:table-cell office:value-type="float" office:value="0.874682460363299">
            <text:p>0.8746824604</text:p>
          </table:table-cell>
          <table:table-cell office:value-type="float" office:value="1.04">
            <text:p>1.04</text:p>
          </table:table-cell>
          <table:table-cell office:value-type="float" office:value="-5.87870988410594">
            <text:p>-5.8787098841</text:p>
          </table:table-cell>
          <table:table-cell office:value-type="float" office:value="-18.613944625955">
            <text:p>-18.6139446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date" office:date-value="2021-04-07">
            <text:p>04/07/21</text:p>
          </table:table-cell>
          <table:table-cell office:value-type="float" office:value="311">
            <text:p>311</text:p>
          </table:table-cell>
          <table:table-cell office:value-type="float" office:value="12202">
            <text:p>12202</text:p>
          </table:table-cell>
          <table:table-cell office:value-type="float" office:value="12201">
            <text:p>12201</text:p>
          </table:table-cell>
          <table:table-cell office:value-type="float" office:value="15.84">
            <text:p>15.84</text:p>
          </table:table-cell>
          <table:table-cell office:value-type="float" office:value="250.2">
            <text:p>250.2</text:p>
          </table:table-cell>
          <table:table-cell office:value-type="float" office:value="11808.2">
            <text:p>11808.2</text:p>
          </table:table-cell>
          <table:table-cell office:value-type="float" office:value="21605.8">
            <text:p>21605.8</text:p>
          </table:table-cell>
          <table:table-cell office:value-type="float" office:value="17.952">
            <text:p>17.95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869">
            <text:p>869</text:p>
          </table:table-cell>
          <table:table-cell office:value-type="float" office:value="1895">
            <text:p>1895</text:p>
          </table:table-cell>
          <table:table-cell office:value-type="float" office:value="8363">
            <text:p>8363</text:p>
          </table:table-cell>
          <table:table-cell office:value-type="float" office:value="18503">
            <text:p>18503</text:p>
          </table:table-cell>
          <table:table-cell office:value-type="float" office:value="48487">
            <text:p>48487</text:p>
          </table:table-cell>
          <table:table-cell table:number-columns-repeated="6" office:value-type="float" office:value="0">
            <text:p>0</text:p>
          </table:table-cell>
          <table:table-cell office:value-type="float" office:value="0.76">
            <text:p>0.76</text:p>
          </table:table-cell>
          <table:table-cell office:value-type="float" office:value="0.9">
            <text:p>0.9</text:p>
          </table:table-cell>
          <table:table-cell office:value-type="float" office:value="1.04">
            <text:p>1.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date" office:date-value="2021-04-08">
            <text:p>04/08/21</text:p>
          </table:table-cell>
          <table:table-cell office:value-type="float" office:value="272">
            <text:p>272</text:p>
          </table:table-cell>
          <table:table-cell office:value-type="float" office:value="11663">
            <text:p>11663</text:p>
          </table:table-cell>
          <table:table-cell office:value-type="float" office:value="30023">
            <text:p>30023</text:p>
          </table:table-cell>
          <table:table-cell office:value-type="float" office:value="16.03">
            <text:p>16.03</text:p>
          </table:table-cell>
          <table:table-cell office:value-type="float" office:value="256.6">
            <text:p>256.6</text:p>
          </table:table-cell>
          <table:table-cell office:value-type="float" office:value="11631.2">
            <text:p>11631.2</text:p>
          </table:table-cell>
          <table:table-cell office:value-type="float" office:value="25146.6">
            <text:p>25146.6</text:p>
          </table:table-cell>
          <table:table-cell office:value-type="float" office:value="18.254">
            <text:p>18.25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733">
            <text:p>733</text:p>
          </table:table-cell>
          <table:table-cell office:value-type="float" office:value="1748">
            <text:p>1748</text:p>
          </table:table-cell>
          <table:table-cell office:value-type="float" office:value="7771">
            <text:p>7771</text:p>
          </table:table-cell>
          <table:table-cell office:value-type="float" office:value="17578">
            <text:p>17578</text:p>
          </table:table-cell>
          <table:table-cell office:value-type="float" office:value="49033">
            <text:p>49033</text:p>
          </table:table-cell>
          <table:table-cell table:number-columns-repeated="6" office:value-type="float" office:value="0">
            <text:p>0</text:p>
          </table:table-cell>
          <table:table-cell office:value-type="float" office:value="0.76">
            <text:p>0.76</text:p>
          </table:table-cell>
          <table:table-cell office:value-type="float" office:value="0.94">
            <text:p>0.94</text:p>
          </table:table-cell>
          <table:table-cell office:value-type="float" office:value="1.04">
            <text:p>1.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date" office:date-value="2021-04-09">
            <text:p>04/09/21</text:p>
          </table:table-cell>
          <table:table-cell office:value-type="float" office:value="285">
            <text:p>285</text:p>
          </table:table-cell>
          <table:table-cell office:value-type="float" office:value="11363">
            <text:p>11363</text:p>
          </table:table-cell>
          <table:table-cell office:value-type="float" office:value="35703">
            <text:p>35703</text:p>
          </table:table-cell>
          <table:table-cell office:value-type="float" office:value="20.52">
            <text:p>20.52</text:p>
          </table:table-cell>
          <table:table-cell office:value-type="float" office:value="278.25">
            <text:p>278.25</text:p>
          </table:table-cell>
          <table:table-cell office:value-type="float" office:value="11537.25">
            <text:p>11537.25</text:p>
          </table:table-cell>
          <table:table-cell office:value-type="float" office:value="28634.75">
            <text:p>28634.75</text:p>
          </table:table-cell>
          <table:table-cell office:value-type="float" office:value="18.5975">
            <text:p>18.5975</text:p>
          </table:table-cell>
          <table:table-cell table:number-columns-repeated="3" office:value-type="float" office:value="5">
            <text:p>5</text:p>
          </table:table-cell>
          <table:table-cell office:value-type="float" office:value="815">
            <text:p>815</text:p>
          </table:table-cell>
          <table:table-cell table:number-columns-repeated="2" office:value-type="float" office:value="1821">
            <text:p>1821</text:p>
          </table:table-cell>
          <table:table-cell office:value-type="float" office:value="7220">
            <text:p>7220</text:p>
          </table:table-cell>
          <table:table-cell office:value-type="float" office:value="16935">
            <text:p>16935</text:p>
          </table:table-cell>
          <table:table-cell office:value-type="float" office:value="49585">
            <text:p>49585</text:p>
          </table:table-cell>
          <table:table-cell table:number-columns-repeated="6" office:value-type="float" office:value="0">
            <text:p>0</text:p>
          </table:table-cell>
          <table:table-cell office:value-type="float" office:value="0.76">
            <text:p>0.76</text:p>
          </table:table-cell>
          <table:table-cell office:value-type="float" office:value="0.74">
            <text:p>0.74</text:p>
          </table:table-cell>
          <table:table-cell office:value-type="float" office:value="1.04">
            <text:p>1.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date" office:date-value="2021-04-10">
            <text:p>04/10/21</text:p>
          </table:table-cell>
          <table:table-cell office:value-type="float" office:value="245">
            <text:p>245</text:p>
          </table:table-cell>
          <table:table-cell office:value-type="float" office:value="10921">
            <text:p>10921</text:p>
          </table:table-cell>
          <table:table-cell office:value-type="float" office:value="36612">
            <text:p>36612</text:p>
          </table:table-cell>
          <table:table-cell office:value-type="float" office:value="22">
            <text:p>22</text:p>
          </table:table-cell>
          <table:table-cell office:value-type="float" office:value="267.333333333333">
            <text:p>267.3333333333</text:p>
          </table:table-cell>
          <table:table-cell office:value-type="float" office:value="11315.6666666667">
            <text:p>11315.6666666667</text:p>
          </table:table-cell>
          <table:table-cell office:value-type="float" office:value="34112.6666666667">
            <text:p>34112.6666666667</text:p>
          </table:table-cell>
          <table:table-cell office:value-type="float" office:value="19.5166666666667">
            <text:p>19.5166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685">
            <text:p>685</text:p>
          </table:table-cell>
          <table:table-cell office:value-type="float" office:value="1072">
            <text:p>1072</text:p>
          </table:table-cell>
          <table:table-cell office:value-type="float" office:value="1683">
            <text:p>1683</text:p>
          </table:table-cell>
          <table:table-cell office:value-type="float" office:value="6709">
            <text:p>6709</text:p>
          </table:table-cell>
          <table:table-cell office:value-type="float" office:value="16522">
            <text:p>16522</text:p>
          </table:table-cell>
          <table:table-cell office:value-type="float" office:value="50144">
            <text:p>50144</text:p>
          </table:table-cell>
          <table:table-cell table:number-columns-repeated="6" office:value-type="float" office:value="0">
            <text:p>0</text:p>
          </table:table-cell>
          <table:table-cell office:value-type="float" office:value="0.76">
            <text:p>0.76</text:p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9" table:number-columns-repeated="3" table:default-cell-style-name="Default"/>
        <table:table-column table:style-name="co20" table:default-cell-style-name="Default"/>
        <table:table-column table:style-name="co12" table:number-columns-repeated="3" table:default-cell-style-name="Default"/>
        <table:table-column table:style-name="co19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76">
            <text:p>0.76</text:p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-9">
            <text:p>-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.8">
            <text:p>26.8</text:p>
          </table:table-cell>
          <table:table-cell office:value-type="float" office:value="34.4">
            <text:p>34.4</text:p>
          </table:table-cell>
          <table:table-cell office:value-type="float" office:value="56.3">
            <text:p>56.3</text:p>
          </table:table-cell>
          <table:table-cell office:value-type="float" office:value="26520">
            <text:p>26520</text:p>
          </table:table-cell>
          <table:table-cell office:value-type="float" office:value="27078">
            <text:p>27078</text:p>
          </table:table-cell>
          <table:table-cell office:value-type="float" office:value="32457">
            <text:p>324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4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43:12.89</dc:date>
    <dc:creator>Liam Widdess</dc:creator>
    <meta:editing-duration>P2DT3H30M42S</meta:editing-duration>
    <meta:editing-cycles>185</meta:editing-cycles>
    <meta:generator>OpenOffice/4.1.7$Win32 OpenOffice.org_project/417m1$Build-9800</meta:generator>
    <meta:document-statistic meta:table-count="8" meta:cell-count="12271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174">
                <text:p>7174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774">
                <text:p>10774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260">
                <text:p>7260</text:p>
              </table:table-cell>
              <table:table-cell office:value-type="float" office:value="10238">
                <text:p>10238</text:p>
              </table:table-cell>
              <table:table-cell office:value-type="float" office:value="13859">
                <text:p>1385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284">
                <text:p>10284</text:p>
              </table:table-cell>
              <table:table-cell office:value-type="float" office:value="14344">
                <text:p>1434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588">
                <text:p>10588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535">
                <text:p>10535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70">
                <text:p>7270</text:p>
              </table:table-cell>
              <table:table-cell office:value-type="float" office:value="10357">
                <text:p>10357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772">
                <text:p>7772</text:p>
              </table:table-cell>
              <table:table-cell office:value-type="float" office:value="10432">
                <text:p>10432</text:p>
              </table:table-cell>
              <table:table-cell office:value-type="float" office:value="16282">
                <text:p>1628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213">
                <text:p>8213</text:p>
              </table:table-cell>
              <table:table-cell office:value-type="float" office:value="11200">
                <text:p>11200</text:p>
              </table:table-cell>
              <table:table-cell office:value-type="float" office:value="15405">
                <text:p>1540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7978">
                <text:p>7978</text:p>
              </table:table-cell>
              <table:table-cell office:value-type="float" office:value="10481">
                <text:p>10481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7578">
                <text:p>7578</text:p>
              </table:table-cell>
              <table:table-cell office:value-type="float" office:value="10352">
                <text:p>10352</text:p>
              </table:table-cell>
              <table:table-cell office:value-type="float" office:value="15251">
                <text:p>1525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7480">
                <text:p>7480</text:p>
              </table:table-cell>
              <table:table-cell office:value-type="float" office:value="10432">
                <text:p>10432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7799">
                <text:p>7799</text:p>
              </table:table-cell>
              <table:table-cell office:value-type="float" office:value="10414">
                <text:p>10414</text:p>
              </table:table-cell>
              <table:table-cell office:value-type="float" office:value="15528">
                <text:p>1552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7956">
                <text:p>7956</text:p>
              </table:table-cell>
              <table:table-cell office:value-type="float" office:value="10334">
                <text:p>10334</text:p>
              </table:table-cell>
              <table:table-cell office:value-type="float" office:value="14637">
                <text:p>1463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7530">
                <text:p>7530</text:p>
              </table:table-cell>
              <table:table-cell office:value-type="float" office:value="11362">
                <text:p>11362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7670">
                <text:p>7670</text:p>
              </table:table-cell>
              <table:table-cell office:value-type="float" office:value="11618">
                <text:p>11618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7770">
                <text:p>7770</text:p>
              </table:table-cell>
              <table:table-cell office:value-type="float" office:value="10360">
                <text:p>10360</text:p>
              </table:table-cell>
              <table:table-cell office:value-type="float" office:value="15231">
                <text:p>1523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7850">
                <text:p>7850</text:p>
              </table:table-cell>
              <table:table-cell office:value-type="float" office:value="10415">
                <text:p>10415</text:p>
              </table:table-cell>
              <table:table-cell office:value-type="float" office:value="14931">
                <text:p>1493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614">
                <text:p>7614</text:p>
              </table:table-cell>
              <table:table-cell office:value-type="float" office:value="10471">
                <text:p>10471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552">
                <text:p>7552</text:p>
              </table:table-cell>
              <table:table-cell office:value-type="float" office:value="10730">
                <text:p>10730</text:p>
              </table:table-cell>
              <table:table-cell office:value-type="float" office:value="15503">
                <text:p>15503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7770">
                <text:p>7770</text:p>
              </table:table-cell>
              <table:table-cell office:value-type="float" office:value="10438">
                <text:p>10438</text:p>
              </table:table-cell>
              <table:table-cell office:value-type="float" office:value="17243">
                <text:p>17243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1535">
                <text:p>11535</text:p>
              </table:table-cell>
              <table:table-cell office:value-type="float" office:value="19780">
                <text:p>1978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061">
                <text:p>8061</text:p>
              </table:table-cell>
              <table:table-cell office:value-type="float" office:value="12434">
                <text:p>12434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439">
                <text:p>8439</text:p>
              </table:table-cell>
              <table:table-cell office:value-type="float" office:value="11486">
                <text:p>11486</text:p>
              </table:table-cell>
              <table:table-cell office:value-type="float" office:value="17793">
                <text:p>17793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184">
                <text:p>8184</text:p>
              </table:table-cell>
              <table:table-cell office:value-type="float" office:value="12822">
                <text:p>12822</text:p>
              </table:table-cell>
              <table:table-cell office:value-type="float" office:value="18540">
                <text:p>18540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3718">
                <text:p>13718</text:p>
              </table:table-cell>
              <table:table-cell office:value-type="float" office:value="19040">
                <text:p>1904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061">
                <text:p>8061</text:p>
              </table:table-cell>
              <table:table-cell office:value-type="float" office:value="13711">
                <text:p>13711</text:p>
              </table:table-cell>
              <table:table-cell office:value-type="float" office:value="20667">
                <text:p>20667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448">
                <text:p>8448</text:p>
              </table:table-cell>
              <table:table-cell office:value-type="float" office:value="13748">
                <text:p>13748</text:p>
              </table:table-cell>
              <table:table-cell office:value-type="float" office:value="23398">
                <text:p>2339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0009">
                <text:p>10009</text:p>
              </table:table-cell>
              <table:table-cell office:value-type="float" office:value="15117">
                <text:p>15117</text:p>
              </table:table-cell>
              <table:table-cell office:value-type="float" office:value="25351">
                <text:p>25351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1041">
                <text:p>11041</text:p>
              </table:table-cell>
              <table:table-cell office:value-type="float" office:value="14838">
                <text:p>14838</text:p>
              </table:table-cell>
              <table:table-cell office:value-type="float" office:value="24953">
                <text:p>24953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765">
                <text:p>10765</text:p>
              </table:table-cell>
              <table:table-cell office:value-type="float" office:value="15313">
                <text:p>15313</text:p>
              </table:table-cell>
              <table:table-cell office:value-type="float" office:value="24483">
                <text:p>24483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0300">
                <text:p>10300</text:p>
              </table:table-cell>
              <table:table-cell office:value-type="float" office:value="17038">
                <text:p>17038</text:p>
              </table:table-cell>
              <table:table-cell office:value-type="float" office:value="24637">
                <text:p>24637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660">
                <text:p>10660</text:p>
              </table:table-cell>
              <table:table-cell office:value-type="float" office:value="18000">
                <text:p>18000</text:p>
              </table:table-cell>
              <table:table-cell office:value-type="float" office:value="26595">
                <text:p>2659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966">
                <text:p>10966</text:p>
              </table:table-cell>
              <table:table-cell office:value-type="float" office:value="18480">
                <text:p>18480</text:p>
              </table:table-cell>
              <table:table-cell office:value-type="float" office:value="27426">
                <text:p>2742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995">
                <text:p>11995</text:p>
              </table:table-cell>
              <table:table-cell office:value-type="float" office:value="17918">
                <text:p>17918</text:p>
              </table:table-cell>
              <table:table-cell office:value-type="float" office:value="28177">
                <text:p>28177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3600">
                <text:p>13600</text:p>
              </table:table-cell>
              <table:table-cell office:value-type="float" office:value="18200">
                <text:p>18200</text:p>
              </table:table-cell>
              <table:table-cell office:value-type="float" office:value="30204">
                <text:p>3020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4285">
                <text:p>14285</text:p>
              </table:table-cell>
              <table:table-cell office:value-type="float" office:value="19593">
                <text:p>19593</text:p>
              </table:table-cell>
              <table:table-cell office:value-type="float" office:value="31126">
                <text:p>31126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3820">
                <text:p>13820</text:p>
              </table:table-cell>
              <table:table-cell office:value-type="float" office:value="20062">
                <text:p>20062</text:p>
              </table:table-cell>
              <table:table-cell office:value-type="float" office:value="28912">
                <text:p>2891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448">
                <text:p>13448</text:p>
              </table:table-cell>
              <table:table-cell office:value-type="float" office:value="20082">
                <text:p>20082</text:p>
              </table:table-cell>
              <table:table-cell office:value-type="float" office:value="28282">
                <text:p>28282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026">
                <text:p>14026</text:p>
              </table:table-cell>
              <table:table-cell office:value-type="float" office:value="22118">
                <text:p>22118</text:p>
              </table:table-cell>
              <table:table-cell office:value-type="float" office:value="31263">
                <text:p>31263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345">
                <text:p>14345</text:p>
              </table:table-cell>
              <table:table-cell office:value-type="float" office:value="21910">
                <text:p>21910</text:p>
              </table:table-cell>
              <table:table-cell office:value-type="float" office:value="32435">
                <text:p>32435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5110">
                <text:p>15110</text:p>
              </table:table-cell>
              <table:table-cell office:value-type="float" office:value="20811">
                <text:p>20811</text:p>
              </table:table-cell>
              <table:table-cell office:value-type="float" office:value="34740">
                <text:p>34740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5570">
                <text:p>15570</text:p>
              </table:table-cell>
              <table:table-cell office:value-type="float" office:value="22176">
                <text:p>22176</text:p>
              </table:table-cell>
              <table:table-cell office:value-type="float" office:value="38712">
                <text:p>38712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6648">
                <text:p>16648</text:p>
              </table:table-cell>
              <table:table-cell office:value-type="float" office:value="23458">
                <text:p>23458</text:p>
              </table:table-cell>
              <table:table-cell office:value-type="float" office:value="39928">
                <text:p>3992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6755">
                <text:p>16755</text:p>
              </table:table-cell>
              <table:table-cell office:value-type="float" office:value="23300">
                <text:p>23300</text:p>
              </table:table-cell>
              <table:table-cell office:value-type="float" office:value="39497">
                <text:p>39497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896">
                <text:p>15896</text:p>
              </table:table-cell>
              <table:table-cell office:value-type="float" office:value="24574">
                <text:p>24574</text:p>
              </table:table-cell>
              <table:table-cell office:value-type="float" office:value="41804">
                <text:p>4180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4952">
                <text:p>14952</text:p>
              </table:table-cell>
              <table:table-cell office:value-type="float" office:value="26206">
                <text:p>26206</text:p>
              </table:table-cell>
              <table:table-cell office:value-type="float" office:value="43906">
                <text:p>43906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364">
                <text:p>16364</text:p>
              </table:table-cell>
              <table:table-cell office:value-type="float" office:value="28106">
                <text:p>28106</text:p>
              </table:table-cell>
              <table:table-cell office:value-type="float" office:value="45344">
                <text:p>45344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7390">
                <text:p>17390</text:p>
              </table:table-cell>
              <table:table-cell office:value-type="float" office:value="28856">
                <text:p>28856</text:p>
              </table:table-cell>
              <table:table-cell office:value-type="float" office:value="48957">
                <text:p>4895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8663">
                <text:p>18663</text:p>
              </table:table-cell>
              <table:table-cell office:value-type="float" office:value="30329">
                <text:p>30329</text:p>
              </table:table-cell>
              <table:table-cell office:value-type="float" office:value="51356">
                <text:p>5135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0377">
                <text:p>20377</text:p>
              </table:table-cell>
              <table:table-cell office:value-type="float" office:value="30646">
                <text:p>30646</text:p>
              </table:table-cell>
              <table:table-cell office:value-type="float" office:value="50248">
                <text:p>5024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1612">
                <text:p>21612</text:p>
              </table:table-cell>
              <table:table-cell office:value-type="float" office:value="32461">
                <text:p>32461</text:p>
              </table:table-cell>
              <table:table-cell office:value-type="float" office:value="48048">
                <text:p>4804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21505">
                <text:p>21505</text:p>
              </table:table-cell>
              <table:table-cell office:value-type="float" office:value="34062">
                <text:p>34062</text:p>
              </table:table-cell>
              <table:table-cell office:value-type="float" office:value="48315">
                <text:p>48315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22429">
                <text:p>22429</text:p>
              </table:table-cell>
              <table:table-cell office:value-type="float" office:value="35340">
                <text:p>35340</text:p>
              </table:table-cell>
              <table:table-cell office:value-type="float" office:value="49784">
                <text:p>49784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3014">
                <text:p>23014</text:p>
              </table:table-cell>
              <table:table-cell office:value-type="float" office:value="34778">
                <text:p>34778</text:p>
              </table:table-cell>
              <table:table-cell office:value-type="float" office:value="49767">
                <text:p>49767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4232">
                <text:p>24232</text:p>
              </table:table-cell>
              <table:table-cell office:value-type="float" office:value="34040">
                <text:p>34040</text:p>
              </table:table-cell>
              <table:table-cell office:value-type="float" office:value="51212">
                <text:p>5121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5224">
                <text:p>25224</text:p>
              </table:table-cell>
              <table:table-cell office:value-type="float" office:value="34132">
                <text:p>34132</text:p>
              </table:table-cell>
              <table:table-cell office:value-type="float" office:value="53433">
                <text:p>53433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6752">
                <text:p>26752</text:p>
              </table:table-cell>
              <table:table-cell office:value-type="float" office:value="35442">
                <text:p>35442</text:p>
              </table:table-cell>
              <table:table-cell office:value-type="float" office:value="51101">
                <text:p>51101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6610">
                <text:p>26610</text:p>
              </table:table-cell>
              <table:table-cell office:value-type="float" office:value="34696">
                <text:p>34696</text:p>
              </table:table-cell>
              <table:table-cell office:value-type="float" office:value="48068">
                <text:p>48068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4980">
                <text:p>24980</text:p>
              </table:table-cell>
              <table:table-cell office:value-type="float" office:value="32860">
                <text:p>32860</text:p>
              </table:table-cell>
              <table:table-cell office:value-type="float" office:value="50262">
                <text:p>5026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5232">
                <text:p>25232</text:p>
              </table:table-cell>
              <table:table-cell office:value-type="float" office:value="33636">
                <text:p>33636</text:p>
              </table:table-cell>
              <table:table-cell office:value-type="float" office:value="51838">
                <text:p>51838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5822">
                <text:p>25822</text:p>
              </table:table-cell>
              <table:table-cell office:value-type="float" office:value="34540">
                <text:p>34540</text:p>
              </table:table-cell>
              <table:table-cell office:value-type="float" office:value="50433">
                <text:p>50433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5938">
                <text:p>25938</text:p>
              </table:table-cell>
              <table:table-cell office:value-type="float" office:value="34248">
                <text:p>34248</text:p>
              </table:table-cell>
              <table:table-cell office:value-type="float" office:value="51090">
                <text:p>51090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23880">
                <text:p>23880</text:p>
              </table:table-cell>
              <table:table-cell office:value-type="float" office:value="35025">
                <text:p>35025</text:p>
              </table:table-cell>
              <table:table-cell office:value-type="float" office:value="52546">
                <text:p>5254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24730">
                <text:p>24730</text:p>
              </table:table-cell>
              <table:table-cell office:value-type="float" office:value="35943">
                <text:p>35943</text:p>
              </table:table-cell>
              <table:table-cell office:value-type="float" office:value="51168">
                <text:p>5116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3387">
                <text:p>23387</text:p>
              </table:table-cell>
              <table:table-cell office:value-type="float" office:value="33535">
                <text:p>33535</text:p>
              </table:table-cell>
              <table:table-cell office:value-type="float" office:value="48822">
                <text:p>4882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0640">
                <text:p>20640</text:p>
              </table:table-cell>
              <table:table-cell office:value-type="float" office:value="32926">
                <text:p>32926</text:p>
              </table:table-cell>
              <table:table-cell office:value-type="float" office:value="50005">
                <text:p>50005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9067">
                <text:p>19067</text:p>
              </table:table-cell>
              <table:table-cell office:value-type="float" office:value="30530">
                <text:p>30530</text:p>
              </table:table-cell>
              <table:table-cell office:value-type="float" office:value="50929">
                <text:p>50929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9900">
                <text:p>19900</text:p>
              </table:table-cell>
              <table:table-cell office:value-type="float" office:value="31642">
                <text:p>31642</text:p>
              </table:table-cell>
              <table:table-cell office:value-type="float" office:value="48998">
                <text:p>4899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7600">
                <text:p>17600</text:p>
              </table:table-cell>
              <table:table-cell office:value-type="float" office:value="30283">
                <text:p>30283</text:p>
              </table:table-cell>
              <table:table-cell office:value-type="float" office:value="45369">
                <text:p>45369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5640">
                <text:p>15640</text:p>
              </table:table-cell>
              <table:table-cell office:value-type="float" office:value="28470">
                <text:p>28470</text:p>
              </table:table-cell>
              <table:table-cell office:value-type="float" office:value="47526">
                <text:p>4752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8180">
                <text:p>18180</text:p>
              </table:table-cell>
              <table:table-cell office:value-type="float" office:value="29810">
                <text:p>29810</text:p>
              </table:table-cell>
              <table:table-cell office:value-type="float" office:value="49252">
                <text:p>49252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9760">
                <text:p>19760</text:p>
              </table:table-cell>
              <table:table-cell office:value-type="float" office:value="30426">
                <text:p>30426</text:p>
              </table:table-cell>
              <table:table-cell office:value-type="float" office:value="47438">
                <text:p>4743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7600">
                <text:p>17600</text:p>
              </table:table-cell>
              <table:table-cell office:value-type="float" office:value="28364">
                <text:p>28364</text:p>
              </table:table-cell>
              <table:table-cell office:value-type="float" office:value="47880">
                <text:p>478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5640">
                <text:p>15640</text:p>
              </table:table-cell>
              <table:table-cell office:value-type="float" office:value="25522">
                <text:p>25522</text:p>
              </table:table-cell>
              <table:table-cell office:value-type="float" office:value="47136">
                <text:p>4713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6321">
                <text:p>16321</text:p>
              </table:table-cell>
              <table:table-cell office:value-type="float" office:value="26039">
                <text:p>26039</text:p>
              </table:table-cell>
              <table:table-cell office:value-type="float" office:value="48072">
                <text:p>4807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3300">
                <text:p>13300</text:p>
              </table:table-cell>
              <table:table-cell office:value-type="float" office:value="25540">
                <text:p>25540</text:p>
              </table:table-cell>
              <table:table-cell office:value-type="float" office:value="45768">
                <text:p>45768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3186">
                <text:p>13186</text:p>
              </table:table-cell>
              <table:table-cell office:value-type="float" office:value="24724">
                <text:p>24724</text:p>
              </table:table-cell>
              <table:table-cell office:value-type="float" office:value="43752">
                <text:p>4375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4972">
                <text:p>14972</text:p>
              </table:table-cell>
              <table:table-cell office:value-type="float" office:value="25532">
                <text:p>25532</text:p>
              </table:table-cell>
              <table:table-cell office:value-type="float" office:value="47136">
                <text:p>4713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6929">
                <text:p>16929</text:p>
              </table:table-cell>
              <table:table-cell office:value-type="float" office:value="25688">
                <text:p>25688</text:p>
              </table:table-cell>
              <table:table-cell office:value-type="float" office:value="49320">
                <text:p>49320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4000">
                <text:p>14000</text:p>
              </table:table-cell>
              <table:table-cell office:value-type="float" office:value="25922">
                <text:p>25922</text:p>
              </table:table-cell>
              <table:table-cell office:value-type="float" office:value="48624">
                <text:p>48624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3880">
                <text:p>13880</text:p>
              </table:table-cell>
              <table:table-cell office:value-type="float" office:value="25090">
                <text:p>25090</text:p>
              </table:table-cell>
              <table:table-cell office:value-type="float" office:value="47952">
                <text:p>4795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5760">
                <text:p>15760</text:p>
              </table:table-cell>
              <table:table-cell office:value-type="float" office:value="24377">
                <text:p>24377</text:p>
              </table:table-cell>
              <table:table-cell office:value-type="float" office:value="46632">
                <text:p>46632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3927">
                <text:p>13927</text:p>
              </table:table-cell>
              <table:table-cell office:value-type="float" office:value="23454">
                <text:p>23454</text:p>
              </table:table-cell>
              <table:table-cell office:value-type="float" office:value="42720">
                <text:p>42720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3880">
                <text:p>13880</text:p>
              </table:table-cell>
              <table:table-cell office:value-type="float" office:value="25290">
                <text:p>25290</text:p>
              </table:table-cell>
              <table:table-cell office:value-type="float" office:value="42882">
                <text:p>42882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3015">
                <text:p>13015</text:p>
              </table:table-cell>
              <table:table-cell office:value-type="float" office:value="24660">
                <text:p>24660</text:p>
              </table:table-cell>
              <table:table-cell office:value-type="float" office:value="44448">
                <text:p>44448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5351">
                <text:p>15351</text:p>
              </table:table-cell>
              <table:table-cell office:value-type="float" office:value="24757">
                <text:p>24757</text:p>
              </table:table-cell>
              <table:table-cell office:value-type="float" office:value="46704">
                <text:p>46704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3461">
                <text:p>13461</text:p>
              </table:table-cell>
              <table:table-cell office:value-type="float" office:value="23928">
                <text:p>23928</text:p>
              </table:table-cell>
              <table:table-cell office:value-type="float" office:value="49008">
                <text:p>4900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3214">
                <text:p>13214</text:p>
              </table:table-cell>
              <table:table-cell office:value-type="float" office:value="23673">
                <text:p>23673</text:p>
              </table:table-cell>
              <table:table-cell office:value-type="float" office:value="48024">
                <text:p>48024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1504">
                <text:p>11504</text:p>
              </table:table-cell>
              <table:table-cell office:value-type="float" office:value="21285">
                <text:p>21285</text:p>
              </table:table-cell>
              <table:table-cell office:value-type="float" office:value="45480">
                <text:p>45480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3092">
                <text:p>13092</text:p>
              </table:table-cell>
              <table:table-cell office:value-type="float" office:value="21508">
                <text:p>21508</text:p>
              </table:table-cell>
              <table:table-cell office:value-type="float" office:value="41952">
                <text:p>41952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3004">
                <text:p>13004</text:p>
              </table:table-cell>
              <table:table-cell office:value-type="float" office:value="22395">
                <text:p>22395</text:p>
              </table:table-cell>
              <table:table-cell office:value-type="float" office:value="43704">
                <text:p>43704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13121">
                <text:p>13121</text:p>
              </table:table-cell>
              <table:table-cell office:value-type="float" office:value="21461">
                <text:p>21461</text:p>
              </table:table-cell>
              <table:table-cell office:value-type="float" office:value="40392">
                <text:p>40392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2143">
                <text:p>12143</text:p>
              </table:table-cell>
              <table:table-cell office:value-type="float" office:value="22385">
                <text:p>22385</text:p>
              </table:table-cell>
              <table:table-cell office:value-type="float" office:value="52559">
                <text:p>52559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10954">
                <text:p>10954</text:p>
              </table:table-cell>
              <table:table-cell office:value-type="float" office:value="20745">
                <text:p>20745</text:p>
              </table:table-cell>
              <table:table-cell office:value-type="float" office:value="47412">
                <text:p>47412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9000">
                <text:p>9000</text:p>
              </table:table-cell>
              <table:table-cell office:value-type="float" office:value="18986">
                <text:p>18986</text:p>
              </table:table-cell>
              <table:table-cell office:value-type="float" office:value="47946">
                <text:p>47946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8363">
                <text:p>8363</text:p>
              </table:table-cell>
              <table:table-cell office:value-type="float" office:value="18503">
                <text:p>18503</text:p>
              </table:table-cell>
              <table:table-cell office:value-type="float" office:value="48487">
                <text:p>48487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7771">
                <text:p>7771</text:p>
              </table:table-cell>
              <table:table-cell office:value-type="float" office:value="17578">
                <text:p>17578</text:p>
              </table:table-cell>
              <table:table-cell office:value-type="float" office:value="49033">
                <text:p>49033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7220">
                <text:p>7220</text:p>
              </table:table-cell>
              <table:table-cell office:value-type="float" office:value="16935">
                <text:p>16935</text:p>
              </table:table-cell>
              <table:table-cell office:value-type="float" office:value="49585">
                <text:p>49585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6709">
                <text:p>6709</text:p>
              </table:table-cell>
              <table:table-cell office:value-type="float" office:value="16522">
                <text:p>16522</text:p>
              </table:table-cell>
              <table:table-cell office:value-type="float" office:value="50144">
                <text:p>50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1cm" svg:y="1.38cm" svg:width="31.187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929.6">
                <text:p>10929.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37.8">
                <text:p>11237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473.2">
                <text:p>11473.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1707.4">
                <text:p>11707.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808">
                <text:p>1180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794.4">
                <text:p>11794.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891.6">
                <text:p>11891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2050.2">
                <text:p>12050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2154.8">
                <text:p>12154.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2211.4">
                <text:p>12211.4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2199.8">
                <text:p>12199.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2018.2">
                <text:p>12018.2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1821.8">
                <text:p>11821.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11713.8">
                <text:p>11713.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1702.8">
                <text:p>11702.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11793.8">
                <text:p>11793.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1849.8">
                <text:p>11849.8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1808.2">
                <text:p>11808.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1631.2">
                <text:p>11631.2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1537.25">
                <text:p>11537.25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1315.6666666667">
                <text:p>11315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6cm" svg:y="1.404cm" svg:width="30.913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6.658">
                <text:p>26.65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7.006">
                <text:p>27.00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6.052">
                <text:p>26.05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25.432">
                <text:p>25.43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24.984">
                <text:p>24.984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23.484">
                <text:p>23.48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21.628">
                <text:p>21.62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22.928">
                <text:p>22.92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22.786">
                <text:p>22.78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1.568">
                <text:p>21.56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0.208">
                <text:p>20.20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8.694">
                <text:p>18.69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7.952">
                <text:p>17.95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8.254">
                <text:p>18.254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8.5975">
                <text:p>18.5975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9.5166666666667">
                <text:p>19.5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4cm" svg:y="1.352cm" svg:width="31.372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4844506623226">
                <text:p>0.97484450662322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50789924185">
                <text:p>1.035078992418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235103988628">
                <text:p>1.0223510398862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78851122228231">
                <text:p>0.97885112222823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8640693317411">
                <text:p>1.0864069331741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4358097265625">
                <text:p>1.043580972656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73688893696319">
                <text:p>0.973688893696319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8506021768766">
                <text:p>1.0850602176876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0929816874487">
                <text:p>1.0092981687448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6807409822271">
                <text:p>0.9680740982227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3103487690821">
                <text:p>0.983103487690821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423460494964">
                <text:p>1.042346049496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2267237148466">
                <text:p>1.1226723714846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2751248202017">
                <text:p>1.12751248202017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6223623792604">
                <text:p>1.0622362379260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6051188506934">
                <text:p>1.0605118850693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1712891284337">
                <text:p>1.11712891284337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11039611839375">
                <text:p>1.1103961183937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1672256538813">
                <text:p>1.0167225653881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4662184773318">
                <text:p>1.0466218477331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109929700393">
                <text:p>1.109929700393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2244801503252">
                <text:p>1.1224480150325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15731675025918">
                <text:p>1.15731675025918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3382719413418">
                <text:p>1.1338271941341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4070456416938">
                <text:p>1.14070456416938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15980686921288">
                <text:p>1.1598068692128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3204494410543">
                <text:p>1.13204494410543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374488636402">
                <text:p>1.137448863640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20848058365934">
                <text:p>1.20848058365934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1909003422004">
                <text:p>1.11909003422004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1894238214822">
                <text:p>1.1189423821482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2595035539941">
                <text:p>1.12595035539941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7323042023251">
                <text:p>1.07323042023251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4139940273603">
                <text:p>1.04139940273603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03712285567947">
                <text:p>1.0371228556794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08032551811965">
                <text:p>1.08032551811965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7279348671519">
                <text:p>1.07279348671519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09713811093484">
                <text:p>1.0971381109348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7791306676943">
                <text:p>1.17791306676943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4760977228947">
                <text:p>1.14760977228947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3210893205921">
                <text:p>1.13210893205921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7415934677553">
                <text:p>1.17415934677553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5050610457214">
                <text:p>1.1505061045721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5974999949316">
                <text:p>1.15974999949316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17685292745277">
                <text:p>1.1768529274527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06744316433117">
                <text:p>1.06744316433117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1528824351418">
                <text:p>1.1152882435141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647298982394">
                <text:p>1.0647298982394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04579933968963">
                <text:p>1.04579933968963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0.996238825297722">
                <text:p>0.99623882529772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05419016755197">
                <text:p>1.05419016755197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5894760487765">
                <text:p>1.05894760487765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6355647858629">
                <text:p>1.06355647858629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06016566580001">
                <text:p>1.06016566580001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0.984378215635965">
                <text:p>0.984378215635965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5249157843184">
                <text:p>1.0524915784318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0.970742668035175">
                <text:p>0.970742668035175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0.988431668447838">
                <text:p>0.98843166844783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.01295450253079">
                <text:p>1.01295450253079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964948986431126">
                <text:p>0.96494898643112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0.917330992921724">
                <text:p>0.917330992921724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0.984786356870551">
                <text:p>0.984786356870551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.00987478249393">
                <text:p>1.00987478249393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.00790589733748">
                <text:p>1.00790589733748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0.967156603866016">
                <text:p>0.967156603866016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0.958498435384423">
                <text:p>0.958498435384423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0.894979489345479">
                <text:p>0.894979489345479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.04684034258793">
                <text:p>1.04684034258793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.05263222516834">
                <text:p>1.0526322251683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0.969700405251231">
                <text:p>0.969700405251231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.00072005002364">
                <text:p>1.00072005002364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0.836515458436986">
                <text:p>0.83651545843698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.00171346871553">
                <text:p>1.00171346871553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0.993812762404305">
                <text:p>0.993812762404305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0.995325548162495">
                <text:p>0.995325548162495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0.872100213313814">
                <text:p>0.872100213313814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.0508713483731">
                <text:p>1.0508713483731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0.995922352949072">
                <text:p>0.99592235294907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0.994548800216756">
                <text:p>0.99454880021675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0.949710976396638">
                <text:p>0.94971097639663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.02689410088525">
                <text:p>1.02689410088525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0.778811046782265">
                <text:p>0.778811046782265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0.949710976396638">
                <text:p>0.949710976396638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.0508713483731">
                <text:p>1.0508713483731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0.927852805021759">
                <text:p>0.927852805021759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0.955330366931742">
                <text:p>0.955330366931742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0.992584256908288">
                <text:p>0.99258425690828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0.915008366547548">
                <text:p>0.91500836654754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0.865620218492286">
                <text:p>0.86562021849228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0.749433098869939">
                <text:p>0.749433098869939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0.874682460363299">
                <text:p>0.874682460363299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5cm" svg:y="1.405cm" svg:width="31.268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4379.2">
                <text:p>34379.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3122.8">
                <text:p>33122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32111">
                <text:p>3211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31973.8">
                <text:p>31973.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34171.6">
                <text:p>34171.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36176">
                <text:p>3617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38008.6">
                <text:p>38008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34616.2">
                <text:p>34616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33108.4">
                <text:p>33108.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32686.6">
                <text:p>32686.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34825">
                <text:p>3482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33648.8">
                <text:p>33648.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35376.6">
                <text:p>35376.6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32607.4">
                <text:p>32607.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6757.4">
                <text:p>26757.4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1199">
                <text:p>21199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9884">
                <text:p>1988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21605.8">
                <text:p>21605.8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25146.6">
                <text:p>25146.6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28634.75">
                <text:p>28634.75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34112.6666666667">
                <text:p>34112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